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1" svg:font-family="'Arial CE'"/>
    <style:font-face style:name="Times New Roman" svg:font-family="'Times New Roman'" style:font-family-generic="roman"/>
    <style:font-face style:name="Arial1" svg:font-family="Arial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9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17.11mm"/>
    </style:style>
    <style:style style:name="co4" style:family="table-column">
      <style:table-column-properties fo:break-before="auto" style:column-width="20.48mm"/>
    </style:style>
    <style:style style:name="co5" style:family="table-column">
      <style:table-column-properties fo:break-before="auto" style:column-width="86.24mm"/>
    </style:style>
    <style:style style:name="co6" style:family="table-column">
      <style:table-column-properties fo:break-before="auto" style:column-width="19.81mm"/>
    </style:style>
    <style:style style:name="co7" style:family="table-column">
      <style:table-column-properties fo:break-before="auto" style:column-width="22mm"/>
    </style:style>
    <style:style style:name="co8" style:family="table-column">
      <style:table-column-properties fo:break-before="auto" style:column-width="47.47mm"/>
    </style:style>
    <style:style style:name="co9" style:family="table-column">
      <style:table-column-properties fo:break-before="auto" style:column-width="14.38mm"/>
    </style:style>
    <style:style style:name="co10" style:family="table-column">
      <style:table-column-properties fo:break-before="auto" style:column-width="24.82mm"/>
    </style:style>
    <style:style style:name="co11" style:family="table-column">
      <style:table-column-properties fo:break-before="auto" style:column-width="44.41mm"/>
    </style:style>
    <style:style style:name="co12" style:family="table-column">
      <style:table-column-properties fo:break-before="auto" style:column-width="42.46mm"/>
    </style:style>
    <style:style style:name="co13" style:family="table-column">
      <style:table-column-properties fo:break-before="auto" style:column-width="22.21mm"/>
    </style:style>
    <style:style style:name="co14" style:family="table-column">
      <style:table-column-properties fo:break-before="auto" style:column-width="19.39mm"/>
    </style:style>
    <style:style style:name="co15" style:family="table-column">
      <style:table-column-properties fo:break-before="auto" style:column-width="23.51mm"/>
    </style:style>
    <style:style style:name="co16" style:family="table-column">
      <style:table-column-properties fo:break-before="auto" style:column-width="18.94mm"/>
    </style:style>
    <style:style style:name="co17" style:family="table-column">
      <style:table-column-properties fo:break-before="auto" style:column-width="17.85mm"/>
    </style:style>
    <style:style style:name="co18" style:family="table-column">
      <style:table-column-properties fo:break-before="auto" style:column-width="52.92mm"/>
    </style:style>
    <style:style style:name="co19" style:family="table-column">
      <style:table-column-properties fo:break-before="auto" style:column-width="16.77mm"/>
    </style:style>
    <style:style style:name="ro1" style:family="table-row">
      <style:table-row-properties style:row-height="5.93mm" fo:break-before="auto" style:use-optimal-row-height="true"/>
    </style:style>
    <style:style style:name="ro2" style:family="table-row">
      <style:table-row-properties style:row-height="5.5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35mm" fo:break-before="auto" style:use-optimal-row-height="true"/>
    </style:style>
    <style:style style:name="ro9" style:family="table-row">
      <style:table-row-properties style:row-height="6.56mm" fo:break-before="auto" style:use-optimal-row-height="true"/>
    </style:style>
    <style:style style:name="ro10" style:family="table-row">
      <style:table-row-properties style:row-height="7.41mm" fo:break-before="auto" style:use-optimal-row-height="true"/>
    </style:style>
    <style:style style:name="ro11" style:family="table-row">
      <style:table-row-properties style:row-height="7.62mm" fo:break-before="auto" style:use-optimal-row-height="true"/>
    </style:style>
    <style:style style:name="ro12" style:family="table-row">
      <style:table-row-properties style:row-height="9.53mm" fo:break-before="auto" style:use-optimal-row-height="false"/>
    </style:style>
    <style:style style:name="ro13" style:family="table-row">
      <style:table-row-properties style:row-height="4.66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ta1" style:family="table" style:master-page-name="PageStyle_5f_Sumář">
      <style:table-properties table:display="true" style:writing-mode="lr-tb"/>
    </style:style>
    <style:style style:name="ta2" style:family="table" style:master-page-name="PageStyle_5f_Hlavní">
      <style:table-properties table:display="true" style:writing-mode="lr-tb"/>
    </style:style>
    <style:style style:name="ta3" style:family="table" style:master-page-name="PageStyle_5f_Doplňková">
      <style:table-properties table:display="true" style:writing-mode="lr-tb"/>
    </style:style>
    <style:style style:name="ta4" style:family="table" style:master-page-name="PageStyle_5f_Fondy">
      <style:table-properties table:display="true" style:writing-mode="lr-tb"/>
    </style:style>
    <style:style style:name="ta5" style:family="table" style:master-page-name="PageStyle_5f_Zaměstnanci">
      <style:table-properties table:display="true" style:writing-mode="lr-tb"/>
    </style:style>
    <style:style style:name="ta6" style:family="table" style:master-page-name="PageStyle_5f_Mzdy">
      <style:table-properties table:display="true" style:writing-mode="lr-tb"/>
    </style:style>
    <style:style style:name="ta7" style:family="table" style:master-page-name="PageStyle_5f_Komentář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0.74pt dash-dot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0.74pt dash-dot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able-cell-properties fo:border-bottom="0.74pt dash-dot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fo:border-left="0.74pt solid #000000" fo:border-right="none" style:rotation-align="none" fo:border-top="0.06pt solid #000000"/>
    </style:style>
    <style:style style:name="ce17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 style:data-style-name="N112">
      <style:table-cell-properties fo:border-bottom="0.74pt dash-dot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112">
      <style:table-cell-properties fo:border-bottom="0.74pt solid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12">
      <style:table-cell-properties fo:border-bottom="0.74pt dash-dot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12">
      <style:table-cell-properties fo:border-bottom="0.06pt solid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12">
      <style:table-cell-properties fo:border-bottom="0.74pt dash-dot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" style:family="table-cell" style:parent-style-name="Default" style:data-style-name="N112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 style:data-style-name="N112">
      <style:table-cell-properties fo:border-bottom="0.06pt solid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 style:data-style-name="N112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 style:data-style-name="N112">
      <style:table-cell-properties fo:border-bottom="0.74pt dash-dot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ash-dot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 style:data-style-name="N112">
      <style:table-cell-properties fo:background-color="#0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12">
      <style:table-cell-properties fo:border-bottom="0.74pt dash-dot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5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 style:data-style-name="N112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7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8" style:family="table-cell" style:parent-style-name="Default" style:data-style-name="N112">
      <style:table-cell-properties fo:border-bottom="0.74pt dash-dot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9" style:family="table-cell" style:parent-style-name="Default" style:data-style-name="N112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 style:data-style-name="N112">
      <style:table-cell-properties fo:border-bottom="0.06pt solid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1" style:family="table-cell" style:parent-style-name="Default" style:data-style-name="N112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5" style:family="table-cell" style:parent-style-name="Default">
      <style:table-cell-properties fo:background-color="#0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57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8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fo:border-bottom="0.74pt dash-dot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13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 style:data-style-name="N113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113">
      <style:table-cell-properties fo:border-bottom="0.74pt dash-dot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4" style:family="table-cell" style:parent-style-name="Default" style:data-style-name="N113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 style:data-style-name="N113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 style:data-style-name="N113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8" style:family="table-cell" style:parent-style-name="Default" style:data-style-name="N113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9" style:family="table-cell" style:parent-style-name="Default" style:data-style-name="N113">
      <style:table-cell-properties fo:border-bottom="0.06pt solid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113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0110">
      <style:table-cell-properties style:rotation-align="none"/>
    </style:style>
    <style:style style:name="ce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5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fo:border-bottom="0.74pt dash-dot #000000" fo:background-color="#00808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 style:data-style-name="N11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1">
      <style:table-cell-properties fo:border-bottom="0.74pt dash-dot #000000" fo:background-color="#ccffcc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1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 style:data-style-name="N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 style:data-style-name="N11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7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8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9" style:family="table-cell" style:parent-style-name="Default" style:data-style-name="N11">
      <style:table-cell-properties fo:border-bottom="0.06pt solid #000000" fo:background-color="#00808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1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9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5" style:family="table-cell" style:parent-style-name="Default" style:data-style-name="N112">
      <style:table-cell-properties fo:border-bottom="0.74pt solid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9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98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border-right="0.74pt solid #000000" style:rotation-align="none" fo:border-top="none"/>
    </style:style>
    <style:style style:name="ce99" style:family="table-cell" style:parent-style-name="Default" style:data-style-name="N112">
      <style:table-cell-properties fo:border-bottom="0.06pt solid #00000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0" style:family="table-cell" style:parent-style-name="Default" style:data-style-name="N112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105" style:family="table-cell" style:parent-style-name="Default" style:data-style-name="N112">
      <style:table-cell-properties fo:border-bottom="0.74pt solid #00000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 style:data-style-name="N112">
      <style:table-cell-properties fo:border-bottom="0.74pt dash-dot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0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14" style:family="table-cell" style:parent-style-name="Default">
      <style:table-cell-properties fo:border-bottom="0.74pt dash-dot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fo:border-bottom="0.74pt dash-dot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fo:border-bottom="0.74pt dash-dot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fo:border-bottom="0.06pt solid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8" style:family="table-cell" style:parent-style-name="Default" style:data-style-name="N112">
      <style:table-cell-properties fo:border-bottom="0.74pt dash-dot #00000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2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3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4" style:family="table-cell" style:parent-style-name="Default" style:data-style-name="N113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 style:data-style-name="N11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rotation-align="none"/>
    </style:style>
    <style:style style:name="ce141" style:family="table-cell" style:parent-style-name="Default" style:data-style-name="N114">
      <style:table-cell-properties fo:background-color="#ffffff" style:rotation-align="none"/>
    </style:style>
    <style:style style:name="ce142" style:family="table-cell" style:parent-style-name="Default" style:data-style-name="N11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 style:data-style-name="N112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0" style:family="table-cell" style:parent-style-name="Default" style:data-style-name="N112">
      <style:table-cell-properties fo:border-bottom="0.74pt dash-dot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1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2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 style:data-style-name="N112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5" style:family="table-cell" style:parent-style-name="Default" style:data-style-name="N113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 style:data-style-name="N11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9" style:family="table-cell" style:parent-style-name="Default">
      <style:table-cell-properties fo:background-color="#99ccff" style:diagonal-bl-tr="none" style:diagonal-tl-br="none" style:text-align-source="fix" style:repeat-content="false" fo:wrap-option="no-wrap" fo:border="2.49pt double-thin #000000" style:border-line-width="0.18mm 0.53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2.49pt double-thin #000000" style:border-line-width="0.18mm 0.53mm 0.18mm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2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 style:data-style-name="N100">
      <style:table-cell-properties fo:border-bottom="0.74pt dash-dot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6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65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6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67" style:family="table-cell" style:parent-style-name="Default" style:data-style-name="N100">
      <style:table-cell-properties fo:border-bottom="2.49pt double-thin #000000" style:border-line-width-bottom="0.18mm 0.53mm 0.18mm" fo:background-color="#cce5ff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68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6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3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4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 style:data-style-name="N100">
      <style:table-cell-properties fo:border-bottom="0.74pt dash-dot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7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77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78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79" style:family="table-cell" style:parent-style-name="Default" style:data-style-name="N100">
      <style:table-cell-properties fo:border-bottom="2.49pt double-thin #000000" style:border-line-width-bottom="0.18mm 0.53mm 0.18mm" fo:background-color="#cce5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8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82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4" style:family="table-cell" style:parent-style-name="Default" style:data-style-name="N100">
      <style:table-cell-properties style:rotation-align="none"/>
    </style:style>
    <style:style style:name="ce185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6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 style:data-style-name="N100">
      <style:table-cell-properties fo:border-bottom="0.74pt dash-dot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88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9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91" style:family="table-cell" style:parent-style-name="Default" style:data-style-name="N100">
      <style:table-cell-properties fo:border-bottom="2.49pt double-thin #000000" style:border-line-width-bottom="0.18mm 0.53mm 0.18mm" fo:background-color="#cce5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92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9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9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9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6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1.76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4">
      <style:table-cell-properties fo:border-bottom="none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 style:data-style-name="N4">
      <style:table-cell-properties fo:border-bottom="0.74pt dash-dot #000000" fo:background-color="#e5f2ff" style:diagonal-bl-tr="none" style:diagonal-tl-br="none" style:text-align-source="fix" style:repeat-content="false" fo:wrap-option="no-wrap" fo:border-left="2.49pt double-thin #000000" style:border-line-width-left="0.18mm 0.53mm 0.18mm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9" style:family="table-cell" style:parent-style-name="Default" style:data-style-name="N4">
      <style:table-cell-properties fo:border-bottom="0.06pt solid #000000" fo:background-color="#e5f2ff" style:diagonal-bl-tr="none" style:diagonal-tl-br="none" style:text-align-source="fix" style:repeat-content="false" fo:wrap-option="no-wrap" fo:border-left="2.49pt double-thin #000000" style:border-line-width-left="0.18mm 0.53mm 0.18mm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00" style:family="table-cell" style:parent-style-name="Default" style:data-style-name="N4">
      <style:table-cell-properties fo:border-bottom="0.06pt solid #000000" fo:background-color="#e5f2ff" style:diagonal-bl-tr="none" style:diagonal-tl-br="none" style:text-align-source="fix" style:repeat-content="false" fo:wrap-option="no-wrap" fo:border-left="2.49pt double-thin #000000" style:border-line-width-left="0.18mm 0.53mm 0.18mm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01" style:family="table-cell" style:parent-style-name="Default" style:data-style-name="N4">
      <style:table-cell-properties fo:border-bottom="2.49pt double-thin #000000" style:border-line-width-bottom="0.18mm 0.53mm 0.18mm" fo:background-color="#cce5ff" style:diagonal-bl-tr="none" style:diagonal-tl-br="none" style:text-align-source="fix" style:repeat-content="false" fo:wrap-option="no-wrap" fo:border-left="2.49pt double-thin #000000" style:border-line-width-left="0.18mm 0.53mm 0.18mm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2" style:family="table-cell" style:parent-style-name="Default" style:data-style-name="N4">
      <style:table-cell-properties fo:border-bottom="none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3" style:family="table-cell" style:parent-style-name="Default">
      <style:table-cell-properties fo:background-color="transparent" style:rotation-align="none"/>
    </style:style>
    <style:style style:name="ce204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 style:data-style-name="N4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 style:data-style-name="N4">
      <style:table-cell-properties fo:border-bottom="0.74pt dash-dot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7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08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09" style:family="table-cell" style:parent-style-name="Default" style:data-style-name="N4">
      <style:table-cell-properties fo:border-bottom="2.49pt double-thin #000000" style:border-line-width-bottom="0.18mm 0.53mm 0.18mm" fo:background-color="#cce5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0" style:family="table-cell" style:parent-style-name="Default" style:data-style-name="N4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1" style:family="table-cell" style:parent-style-name="Default" style:data-style-name="N100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3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 style:data-style-name="N4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 style:data-style-name="N4">
      <style:table-cell-properties fo:border-bottom="0.74pt dash-dot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6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17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18" style:family="table-cell" style:parent-style-name="Default" style:data-style-name="N4">
      <style:table-cell-properties fo:border-bottom="2.49pt double-thin #000000" style:border-line-width-bottom="0.18mm 0.53mm 0.18mm" fo:background-color="#cce5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Default" style:data-style-name="N4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0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1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 style:data-style-name="N4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 style:data-style-name="N4">
      <style:table-cell-properties fo:border-bottom="0.74pt dash-dot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4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25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26" style:family="table-cell" style:parent-style-name="Default" style:data-style-name="N4">
      <style:table-cell-properties fo:border-bottom="2.49pt double-thin #000000" style:border-line-width-bottom="0.18mm 0.53mm 0.18mm" fo:background-color="#cce5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7" style:family="table-cell" style:parent-style-name="Default" style:data-style-name="N4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8" style:family="table-cell" style:parent-style-name="Default" style:data-style-name="N4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9" style:family="table-cell" style:parent-style-name="Default">
      <style:table-cell-properties fo:border-bottom="0.74pt dash-dot #000000" style:diagonal-bl-tr="none" style:diagonal-tl-br="none" fo:border-left="0.74pt solid #000000" fo:border-right="2.49pt double-thin #000000" style:border-line-width-right="0.18mm 0.53mm 0.18mm" style:rotation-align="none" fo:border-top="0.74pt solid #000000"/>
    </style:style>
    <style:style style:name="ce230" style:family="table-cell" style:parent-style-name="Default" style:data-style-name="N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16pt" fo:font-style="normal" fo:text-shadow="none" style:text-underline-style="none" fo:font-weight="bold" style:font-size-asian="16pt" style:font-style-asian="normal" style:font-weight-asian="bold" style:font-name-complex="Arial CE" style:font-size-complex="16pt" style:font-style-complex="normal" style:font-weight-complex="bold"/>
    </style:style>
    <style:style style:name="ce232" style:family="table-cell" style:parent-style-name="Default" style:data-style-name="N100">
      <style:table-cell-properties fo:border-bottom="none" fo:background-color="#ffcc99" style:diagonal-bl-tr="none" style:diagonal-tl-br="none" fo:border-left="1.76pt solid #000000" fo:border-right="1.76pt solid #000000" style:rotation-align="none" fo:border-top="1.76pt solid #000000"/>
    </style:style>
    <style:style style:name="ce233" style:family="table-cell" style:parent-style-name="Default" style:data-style-name="N100">
      <style:table-cell-properties fo:border-bottom="none" fo:background-color="#ffcc99" style:diagonal-bl-tr="none" style:diagonal-tl-br="none" fo:border-left="1.76pt solid #000000" fo:border-right="1.76pt solid #000000" style:rotation-align="none" fo:border-top="none"/>
    </style:style>
    <style:style style:name="ce234" style:family="table-cell" style:parent-style-name="Default" style:data-style-name="N100">
      <style:table-cell-properties fo:border-bottom="1.76pt solid #000000" fo:background-color="#ffcc99" style:diagonal-bl-tr="none" style:diagonal-tl-br="none" fo:border-left="1.76pt solid #000000" fo:border-right="1.76pt solid #000000" style:rotation-align="none" fo:border-top="none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36" style:family="table-cell" style:parent-style-name="Default" style:data-style-name="N100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7" style:family="table-cell" style:parent-style-name="Default" style:data-style-name="N100">
      <style:table-cell-properties fo:border-bottom="0.06pt solid #000000" fo:background-color="#ffcc99" style:diagonal-bl-tr="none" style:diagonal-tl-br="none" fo:border-left="1.76pt solid #000000" fo:border-right="1.76pt solid #000000" style:rotation-align="none" fo:border-top="0.06pt solid #000000"/>
    </style:style>
    <style:style style:name="ce238" style:family="table-cell" style:parent-style-name="Default" style:data-style-name="N100">
      <style:table-cell-properties fo:border-bottom="0.74pt solid #000000" fo:background-color="#ffcc99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9" style:family="table-cell" style:parent-style-name="Default" style:data-style-name="N100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0" style:family="table-cell" style:parent-style-name="Default" style:data-style-name="N100">
      <style:table-cell-properties fo:border-bottom="none" fo:background-color="#ffcc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41" style:family="table-cell" style:parent-style-name="Default" style:data-style-name="N100">
      <style:table-cell-properties fo:border-bottom="none" fo:background-color="#ffcc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42" style:family="table-cell" style:parent-style-name="Default" style:data-style-name="N100">
      <style:table-cell-properties fo:border-bottom="1.76pt solid #000000" fo:background-color="#ffcc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43" style:family="table-cell" style:parent-style-name="Default" style:data-style-name="N106">
      <style:table-cell-properties fo:border-bottom="0.06pt solid #000000" fo:background-color="#ffcc99" style:diagonal-bl-tr="none" style:diagonal-tl-br="none" fo:border-left="1.76pt solid #000000" fo:border-right="1.76pt solid #000000" style:rotation-align="none" fo:border-top="0.06pt solid #000000"/>
    </style:style>
    <style:style style:name="ce244" style:family="table-cell" style:parent-style-name="Default" style:data-style-name="N106">
      <style:table-cell-properties fo:border-bottom="0.74pt solid #000000" fo:background-color="#ffcc99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45" style:family="table-cell" style:parent-style-name="Default" style:data-style-name="N100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46" style:family="table-cell" style:parent-style-name="Default" style:data-style-name="N100">
      <style:table-cell-properties fo:border-bottom="1.76pt solid #000000" fo:background-color="#ffcc99" style:diagonal-bl-tr="none" style:diagonal-tl-br="none" fo:border-left="none" fo:border-right="none" style:rotation-align="none" fo:border-top="1.76pt solid #000000"/>
    </style:style>
    <style:style style:name="ce247" style:family="table-cell" style:parent-style-name="Default" style:data-style-name="N107">
      <style:table-cell-properties fo:border-bottom="0.06pt solid #000000" fo:background-color="#ffcc99" style:diagonal-bl-tr="none" style:diagonal-tl-br="none" fo:border-left="1.76pt solid #000000" fo:border-right="1.76pt solid #000000" style:rotation-align="none" fo:border-top="0.06pt solid #000000"/>
    </style:style>
    <style:style style:name="ce248" style:family="table-cell" style:parent-style-name="Default" style:data-style-name="N107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49" style:family="table-cell" style:parent-style-name="Default" style:data-style-name="N107">
      <style:table-cell-properties fo:border-bottom="0.74pt solid #000000" fo:background-color="#ffcc99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50" style:family="table-cell" style:parent-style-name="Default" style:data-style-name="N107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51" style:family="table-cell" style:parent-style-name="Default" style:data-style-name="N100">
      <style:table-cell-properties fo:border-bottom="1.76pt solid #000000" fo:background-color="#ffcc99" style:diagonal-bl-tr="none" style:diagonal-tl-br="none" fo:border-left="none" fo:border-right="1.76pt solid #000000" style:rotation-align="none" fo:border-top="1.76pt solid #000000"/>
    </style:style>
    <style:style style:name="ce252" style:family="table-cell" style:parent-style-name="Default" style:data-style-name="N100">
      <style:table-cell-properties fo:border-bottom="none" fo:background-color="#ffcc99" style:diagonal-bl-tr="none" style:diagonal-tl-br="none" fo:border-left="none" fo:border-right="1.76pt solid #000000" style:rotation-align="none" fo:border-top="1.76pt solid #000000"/>
    </style:style>
    <style:style style:name="ce253" style:family="table-cell" style:parent-style-name="Default" style:data-style-name="N100">
      <style:table-cell-properties fo:border-bottom="none" fo:background-color="#ffcc99" style:diagonal-bl-tr="none" style:diagonal-tl-br="none" fo:border-left="none" fo:border-right="1.76pt solid #000000" style:rotation-align="none" fo:border-top="none"/>
    </style:style>
    <style:style style:name="ce254" style:family="table-cell" style:parent-style-name="Default" style:data-style-name="N100">
      <style:table-cell-properties fo:border-bottom="1.76pt solid #000000" fo:background-color="#ffcc99" style:diagonal-bl-tr="none" style:diagonal-tl-br="none" fo:border-left="none" fo:border-right="1.76pt solid #000000" style:rotation-align="none" fo:border-top="none"/>
    </style:style>
    <style:style style:name="ce255" style:family="table-cell" style:parent-style-name="Default" style:data-style-name="N100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56" style:family="table-cell" style:parent-style-name="Default" style:data-style-name="N100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diagonal-bl-tr="none" style:diagonal-tl-br="none" fo:border="1.76pt solid #000000" style:rotation-align="none"/>
    </style:style>
    <style:style style:name="ce258" style:family="table-cell" style:parent-style-name="Default" style:data-style-name="N100">
      <style:table-cell-properties fo:border-bottom="1.76pt solid #000000" fo:background-color="#ffcc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9" style:family="table-cell" style:parent-style-name="Default" style:data-style-name="N100">
      <style:table-cell-properties fo:border-bottom="none" fo:background-color="#ffcc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260" style:family="table-cell" style:parent-style-name="Default" style:data-style-name="N100">
      <style:table-cell-properties fo:border-bottom="none" fo:background-color="#ffcc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61" style:family="table-cell" style:parent-style-name="Default" style:data-style-name="N114">
      <style:table-cell-properties fo:border-bottom="0.06pt solid #000000" fo:background-color="#ffcc99" style:diagonal-bl-tr="none" style:diagonal-tl-br="none" fo:border-left="1.76pt solid #000000" fo:border-right="1.76pt solid #000000" style:rotation-align="none" fo:border-top="0.06pt solid #000000"/>
    </style:style>
    <style:style style:name="ce262" style:family="table-cell" style:parent-style-name="Default" style:data-style-name="N114">
      <style:table-cell-properties fo:border-bottom="0.74pt solid #000000" fo:background-color="#ffcc99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 style:data-style-name="N100">
      <style:table-cell-properties fo:border-bottom="1.76pt solid #000000" fo:background-color="#ffcc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4" style:family="table-cell" style:parent-style-name="Default" style:data-style-name="N100">
      <style:table-cell-properties fo:border-bottom="1.76pt solid #000000" fo:background-color="#ffcc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 style:data-style-name="N10110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ář" table:style-name="ta1" table:print-ranges="Sumář.A1:Sumář.F56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OZBORY <text:s/>HOSPODAŘENÍ <text:s/>ZA rok 2015</text:p>
          </table:table-cell>
          <table:covered-table-cell table:number-columns-repeated="2" table:style-name="ce21"/>
          <table:table-cell table:style-name="ce52" office:value-type="string" calcext:value-type="string" table:number-columns-spanned="3" table:number-rows-spanned="1">
            <text:p>S U M Á Ř</text:p>
          </table:table-cell>
          <table:covered-table-cell table:number-columns-repeated="2" table:style-name="ce56"/>
          <table:table-cell table:number-columns-repeated="1018"/>
        </table:table-row>
        <table:table-row table:style-name="ro2">
          <table:table-cell table:number-columns-repeated="3"/>
          <table:table-cell table:style-name="ce53"/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5" table:number-rows-spanned="1">
            <text:p>Příspěvková organizace: ŽIŽKOVSKÉ DIVADLO JÁRY CIMRMANA </text:p>
          </table:table-cell>
          <table:covered-table-cell table:number-columns-repeated="4" table:style-name="ce22"/>
          <table:table-cell table:style-name="ce72"/>
          <table:table-cell table:number-columns-repeated="1018"/>
        </table:table-row>
        <table:table-row table:style-name="ro4">
          <table:table-cell table:number-columns-repeated="5"/>
          <table:table-cell table:style-name="ce73" office:value-type="string" calcext:value-type="string">
            <text:p>v tis. Kč</text:p>
          </table:table-cell>
          <table:table-cell/>
          <table:table-cell table:style-name="ce91"/>
          <table:table-cell table:style-name="ce101" office:value-type="string" calcext:value-type="string">
            <text:p>kontrola</text:p>
          </table:table-cell>
          <table:table-cell table:style-name="ce109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" table:number-rows-spanned="3">
            <text:p>Položka</text:p>
          </table:table-cell>
          <table:table-cell table:style-name="ce23" office:value-type="string" calcext:value-type="string">
            <text:p>Schválený</text:p>
          </table:table-cell>
          <table:table-cell table:style-name="ce37" office:value-type="string" calcext:value-type="string">
            <text:p>Upravený</text:p>
          </table:table-cell>
          <table:table-cell table:style-name="ce54" office:value-type="string" calcext:value-type="string" table:number-columns-spanned="1" table:number-rows-spanned="2">
            <text:p>Skutečnost</text:p>
          </table:table-cell>
          <table:table-cell table:style-name="ce57" office:value-type="string" calcext:value-type="string" table:number-columns-spanned="1" table:number-rows-spanned="3">
            <text:p>% <text:s text:c="24"/>Skut./SR</text:p>
          </table:table-cell>
          <table:table-cell table:style-name="ce74" office:value-type="string" calcext:value-type="string" table:number-columns-spanned="1" table:number-rows-spanned="3">
            <text:p>% <text:s text:c="25"/>Skut./UR</text:p>
          </table:table-cell>
          <table:table-cell/>
          <table:table-cell table:style-name="ce92"/>
          <table:table-cell table:style-name="ce102"/>
          <table:table-cell table:style-name="ce110"/>
          <table:table-cell table:number-columns-repeated="1014"/>
        </table:table-row>
        <table:table-row table:style-name="ro6">
          <table:covered-table-cell table:style-name="ce4"/>
          <table:table-cell table:style-name="ce24" office:value-type="string" calcext:value-type="string">
            <text:p>rozpočet</text:p>
          </table:table-cell>
          <table:table-cell table:style-name="ce38" office:value-type="string" calcext:value-type="string">
            <text:p>rozpočet</text:p>
          </table:table-cell>
          <table:covered-table-cell table:style-name="ce55"/>
          <table:covered-table-cell table:style-name="ce58"/>
          <table:covered-table-cell table:style-name="ce75"/>
          <table:table-cell/>
          <table:table-cell table:style-name="ce93" office:value-type="string" calcext:value-type="string">
            <text:p>Schvál.R </text:p>
          </table:table-cell>
          <table:table-cell table:style-name="ce103" office:value-type="string" calcext:value-type="string">
            <text:p>Uprav.R</text:p>
          </table:table-cell>
          <table:table-cell table:style-name="ce111" office:value-type="string" calcext:value-type="string">
            <text:p>Skutečnost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float" office:value="2015" calcext:value-type="float">
            <text:p>2015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string" calcext:value-type="string">
            <text:p>k 31.12.2015</text:p>
          </table:table-cell>
          <table:covered-table-cell table:style-name="ce59"/>
          <table:covered-table-cell table:style-name="ce76"/>
          <table:table-cell/>
          <table:table-cell table:style-name="ce94"/>
          <table:table-cell table:style-name="ce104"/>
          <table:table-cell table:style-name="ce112"/>
          <table:table-cell table:number-columns-repeated="1014"/>
        </table:table-row>
        <table:table-row table:style-name="ro7">
          <table:table-cell table:style-name="ce6" office:value-type="string" calcext:value-type="string">
            <text:p>VÝNOSY CELKEM</text:p>
          </table:table-cell>
          <table:table-cell table:style-name="ce26" table:formula="of:=SUM([.B9:.B15])" office:value-type="float" office:value="18396" calcext:value-type="float">
            <text:p>18 396,0</text:p>
          </table:table-cell>
          <table:table-cell table:style-name="ce40" table:formula="of:=SUM([.C9:.C15])" office:value-type="float" office:value="18396" calcext:value-type="float">
            <text:p>18 396,0</text:p>
          </table:table-cell>
          <table:table-cell table:style-name="ce40" table:formula="of:=SUM([.D9:.D15])" office:value-type="float" office:value="18199.2" calcext:value-type="float">
            <text:p>18 199,2</text:p>
          </table:table-cell>
          <table:table-cell table:style-name="ce60" table:formula="of:=+[.D8]/[.B8]" office:value-type="percentage" office:value="0.989302022178734" calcext:value-type="percentage">
            <text:p>98,93%</text:p>
          </table:table-cell>
          <table:table-cell table:style-name="ce77" table:formula="of:=+[.D8]/[.C8]" office:value-type="percentage" office:value="0.989302022178734" calcext:value-type="percentage">
            <text:p>98,93%</text:p>
          </table:table-cell>
          <table:table-cell/>
          <table:table-cell table:style-name="ce95" table:formula="of:=+[$Hlavní.B8]+[$Doplňková.B8]" office:value-type="float" office:value="18396" calcext:value-type="float">
            <text:p>18 396,0</text:p>
          </table:table-cell>
          <table:table-cell table:style-name="ce105" table:formula="of:=+[$Hlavní.C8]+[$Doplňková.C8]" office:value-type="float" office:value="18396" calcext:value-type="float">
            <text:p>18 396,0</text:p>
          </table:table-cell>
          <table:table-cell table:style-name="ce105" table:formula="of:=+[$Hlavní.D8]+[$Doplňková.D8]" office:value-type="float" office:value="18199.2" calcext:value-type="float">
            <text:p>18 199,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Nájemné</text:p>
          </table:table-cell>
          <table:table-cell table:style-name="ce27" table:formula="of:=+[$Hlavní.B9]+[$Doplňková.B9]" office:value-type="float" office:value="300" calcext:value-type="float">
            <text:p>300,0</text:p>
          </table:table-cell>
          <table:table-cell table:style-name="ce41" table:formula="of:=+[$Hlavní.C9]+[$Doplňková.C9]" office:value-type="float" office:value="300" calcext:value-type="float">
            <text:p>300,0</text:p>
          </table:table-cell>
          <table:table-cell table:style-name="ce42" table:formula="of:=+[$Hlavní.D9]+[$Doplňková.D9]" office:value-type="float" office:value="437" calcext:value-type="float">
            <text:p>437,0</text:p>
          </table:table-cell>
          <table:table-cell table:style-name="ce61" table:formula="of:=+[.D9]/[.B9]" office:value-type="percentage" office:value="1.45666666666667" calcext:value-type="percentage">
            <text:p>145,7%</text:p>
          </table:table-cell>
          <table:table-cell table:style-name="ce78" table:formula="of:=+[.D9]/[.C9]" office:value-type="percentage" office:value="1.45666666666667" calcext:value-type="percentage">
            <text:p>145,67%</text:p>
          </table:table-cell>
          <table:table-cell/>
          <table:table-cell table:style-name="ce96"/>
          <table:table-cell/>
          <table:table-cell table:style-name="ce113"/>
          <table:table-cell table:number-columns-repeated="1014"/>
        </table:table-row>
        <table:table-row table:style-name="ro7">
          <table:table-cell table:style-name="ce7" office:value-type="string" calcext:value-type="string">
            <text:p>Reklamy</text:p>
          </table:table-cell>
          <table:table-cell table:style-name="ce27" table:formula="of:=+[$Hlavní.B10]+[$Doplňková.B10]" office:value-type="float" office:value="800" calcext:value-type="float">
            <text:p>800,0</text:p>
          </table:table-cell>
          <table:table-cell table:style-name="ce42" table:formula="of:=+[$Hlavní.C10]+[$Doplňková.C10]" office:value-type="float" office:value="800" calcext:value-type="float">
            <text:p>800,0</text:p>
          </table:table-cell>
          <table:table-cell table:style-name="ce42" table:formula="of:=+[$Hlavní.D10]+[$Doplňková.D10]" office:value-type="float" office:value="968.2" calcext:value-type="float">
            <text:p>968,2</text:p>
          </table:table-cell>
          <table:table-cell table:style-name="ce61" table:formula="of:=+[.D10]/[.B10]" office:value-type="percentage" office:value="1.21025" calcext:value-type="percentage">
            <text:p>121,0%</text:p>
          </table:table-cell>
          <table:table-cell table:style-name="ce78" table:formula="of:=+[.D10]/[.C10]" office:value-type="percentage" office:value="1.21025" calcext:value-type="percentage">
            <text:p>121,03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Vstupné</text:p>
          </table:table-cell>
          <table:table-cell table:style-name="ce27" table:formula="of:=+[$Hlavní.B11]+[$Doplňková.B11]" office:value-type="float" office:value="15000" calcext:value-type="float">
            <text:p>15 000,0</text:p>
          </table:table-cell>
          <table:table-cell table:style-name="ce42" table:formula="of:=+[$Hlavní.C11]+[$Doplňková.C11]" office:value-type="float" office:value="15000" calcext:value-type="float">
            <text:p>15 000,0</text:p>
          </table:table-cell>
          <table:table-cell table:style-name="ce42" table:formula="of:=+[$Hlavní.D11]+[$Doplňková.D11]" office:value-type="float" office:value="15377.7" calcext:value-type="float">
            <text:p>15 377,7</text:p>
          </table:table-cell>
          <table:table-cell table:style-name="ce61" table:formula="of:=+[.D11]/[.B11]" office:value-type="percentage" office:value="1.02518" calcext:value-type="percentage">
            <text:p>102,5%</text:p>
          </table:table-cell>
          <table:table-cell table:style-name="ce78" table:formula="of:=+[.D11]/[.C11]" office:value-type="percentage" office:value="1.02518" calcext:value-type="percentage">
            <text:p>102,52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Prodané zboží</text:p>
          </table:table-cell>
          <table:table-cell table:style-name="ce27" table:formula="of:=+[$Hlavní.B12]+[$Doplňková.B12]" office:value-type="float" office:value="0" calcext:value-type="float">
            <text:p>0,0</text:p>
          </table:table-cell>
          <table:table-cell table:style-name="ce42" table:formula="of:=+[$Hlavní.C12]+[$Doplňková.C12]" office:value-type="float" office:value="0" calcext:value-type="float">
            <text:p>0,0</text:p>
          </table:table-cell>
          <table:table-cell table:style-name="ce42" table:formula="of:=+[$Hlavní.D12]+[$Doplňková.D12]" office:value-type="float" office:value="0" calcext:value-type="float">
            <text:p>0,0</text:p>
          </table:table-cell>
          <table:table-cell table:style-name="ce61" table:formula="of:=+[.D12]/[.B12]" office:value-type="string" office:string-value="" calcext:value-type="error">
            <text:p>#DIV/0!</text:p>
          </table:table-cell>
          <table:table-cell table:style-name="ce78" table:formula="of:=+[.D12]/[.C12]" office:value-type="string" office:string-value="" calcext:value-type="error">
            <text:p>#DIV/0!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Dary</text:p>
          </table:table-cell>
          <table:table-cell table:style-name="ce27" table:formula="of:=+[$Hlavní.B13]+[$Doplňková.B13]" office:value-type="float" office:value="0" calcext:value-type="float">
            <text:p>0,0</text:p>
          </table:table-cell>
          <table:table-cell table:style-name="ce42" table:formula="of:=+[$Hlavní.C13]+[$Doplňková.C13]" office:value-type="float" office:value="0" calcext:value-type="float">
            <text:p>0,0</text:p>
          </table:table-cell>
          <table:table-cell table:style-name="ce42" table:formula="of:=+[$Hlavní.D13]+[$Doplňková.D13]" office:value-type="float" office:value="0" calcext:value-type="float">
            <text:p>0,0</text:p>
          </table:table-cell>
          <table:table-cell table:style-name="ce61" table:formula="of:=+[.D13]/[.B13]" office:value-type="string" office:string-value="" calcext:value-type="error">
            <text:p>#DIV/0!</text:p>
          </table:table-cell>
          <table:table-cell table:style-name="ce78" table:formula="of:=+[.D13]/[.C13]" office:value-type="string" office:string-value="" calcext:value-type="error">
            <text:p>#DIV/0!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Převody z fondů</text:p>
          </table:table-cell>
          <table:table-cell table:style-name="ce27" table:formula="of:=+[$Hlavní.B14]+[$Doplňková.B14]" office:value-type="float" office:value="1996" calcext:value-type="float">
            <text:p>1 996,0</text:p>
          </table:table-cell>
          <table:table-cell table:style-name="ce42" table:formula="of:=+[$Hlavní.C14]+[$Doplňková.C14]" office:value-type="float" office:value="1996" calcext:value-type="float">
            <text:p>1 996,0</text:p>
          </table:table-cell>
          <table:table-cell table:style-name="ce42" table:formula="of:=+[$Hlavní.D14]+[$Doplňková.D14]" office:value-type="float" office:value="1324" calcext:value-type="float">
            <text:p>1 324,0</text:p>
          </table:table-cell>
          <table:table-cell table:style-name="ce61" table:formula="of:=+[.D14]/[.B14]" office:value-type="percentage" office:value="0.663326653306613" calcext:value-type="percentage">
            <text:p>66,3%</text:p>
          </table:table-cell>
          <table:table-cell table:style-name="ce78" table:formula="of:=+[.D14]/[.C14]" office:value-type="percentage" office:value="0.663326653306613" calcext:value-type="percentage">
            <text:p>66,33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8" office:value-type="string" calcext:value-type="string">
            <text:p>Ostatní</text:p>
          </table:table-cell>
          <table:table-cell table:style-name="ce27" table:formula="of:=+[$Hlavní.B15]+[$Doplňková.B15]" office:value-type="float" office:value="300" calcext:value-type="float">
            <text:p>300,0</text:p>
          </table:table-cell>
          <table:table-cell table:style-name="ce42" table:formula="of:=+[$Hlavní.C15]+[$Doplňková.C15]" office:value-type="float" office:value="300" calcext:value-type="float">
            <text:p>300,0</text:p>
          </table:table-cell>
          <table:table-cell table:style-name="ce42" table:formula="of:=+[$Hlavní.D15]+[$Doplňková.D15]" office:value-type="float" office:value="92.3" calcext:value-type="float">
            <text:p>92,3</text:p>
          </table:table-cell>
          <table:table-cell table:style-name="ce61" table:formula="of:=+[.D15]/[.B15]" office:value-type="percentage" office:value="0.307666666666667" calcext:value-type="percentage">
            <text:p>30,8%</text:p>
          </table:table-cell>
          <table:table-cell table:style-name="ce78" table:formula="of:=+[.D15]/[.C15]" office:value-type="percentage" office:value="0.307666666666667" calcext:value-type="percentage">
            <text:p>30,77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9" office:value-type="string" calcext:value-type="string">
            <text:p>NÁKLADY CELKEM</text:p>
          </table:table-cell>
          <table:table-cell table:style-name="ce28" table:formula="of:=SUM([.B17];[.B24];[.B36];[.B42];[.B47];[.B48])" office:value-type="float" office:value="21615.2" calcext:value-type="float">
            <text:p>21 615,2</text:p>
          </table:table-cell>
          <table:table-cell table:style-name="ce43" table:formula="of:=SUM([.C17];[.C24];[.C36];[.C42];[.C47];[.C48])" office:value-type="float" office:value="21557" calcext:value-type="float">
            <text:p>21 557,0</text:p>
          </table:table-cell>
          <table:table-cell table:style-name="ce43" table:formula="of:=SUM([.D17];[.D24];[.D36];[.D42];[.D47];[.D48])" office:value-type="float" office:value="21058.7" calcext:value-type="float">
            <text:p>21 058,7</text:p>
          </table:table-cell>
          <table:table-cell table:style-name="ce62" table:formula="of:=+[.D16]/[.B16]" office:value-type="percentage" office:value="0.974254228505866" calcext:value-type="percentage">
            <text:p>97,4%</text:p>
          </table:table-cell>
          <table:table-cell table:style-name="ce79" table:formula="of:=+[.D16]/[.C16]" office:value-type="percentage" office:value="0.976884538664935" calcext:value-type="percentage">
            <text:p>97,69%</text:p>
          </table:table-cell>
          <table:table-cell/>
          <table:table-cell table:style-name="ce43" table:formula="of:=+[$Hlavní.B16]+[$Doplňková.B16]" office:value-type="float" office:value="21615.2" calcext:value-type="float">
            <text:p>21 615,2</text:p>
          </table:table-cell>
          <table:table-cell table:style-name="ce105" table:formula="of:=+[$Hlavní.C16]+[$Doplňková.C16]" office:value-type="float" office:value="21615" calcext:value-type="float">
            <text:p>21 615,0</text:p>
          </table:table-cell>
          <table:table-cell table:style-name="ce43" table:formula="of:=+[$Hlavní.D16]+[$Doplňková.D16]" office:value-type="float" office:value="21058.7" calcext:value-type="float">
            <text:p>21 058,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Spotřební nákupy celkem</text:p>
          </table:table-cell>
          <table:table-cell table:style-name="ce29" table:formula="of:=SUM([.B18:.B23])" office:value-type="float" office:value="984.5" calcext:value-type="float">
            <text:p>984,5</text:p>
          </table:table-cell>
          <table:table-cell table:style-name="ce44" table:formula="of:=SUM([.C18:.C23])" office:value-type="float" office:value="984.5" calcext:value-type="float">
            <text:p>984,5</text:p>
          </table:table-cell>
          <table:table-cell table:style-name="ce44" table:formula="of:=SUM([.D18:.D23])" office:value-type="float" office:value="542.4" calcext:value-type="float">
            <text:p>542,4</text:p>
          </table:table-cell>
          <table:table-cell table:style-name="ce63" table:formula="of:=+[.D17]/[.B17]" office:value-type="percentage" office:value="0.550939563230066" calcext:value-type="percentage">
            <text:p>55,1%</text:p>
          </table:table-cell>
          <table:table-cell table:style-name="ce80" table:formula="of:=+[.D17]/[.C17]" office:value-type="percentage" office:value="0.550939563230066" calcext:value-type="percentage">
            <text:p>55,09%</text:p>
          </table:table-cell>
          <table:table-cell/>
          <table:table-cell table:style-name="ce44" table:formula="of:=+[$Hlavní.B17]+[$Doplňková.B17]" office:value-type="float" office:value="984.5" calcext:value-type="float">
            <text:p>984,5</text:p>
          </table:table-cell>
          <table:table-cell table:style-name="ce106" table:formula="of:=+[$Hlavní.C17]+[$Doplňková.C17]" office:value-type="float" office:value="984.5" calcext:value-type="float">
            <text:p>984,5</text:p>
          </table:table-cell>
          <table:table-cell table:style-name="ce44" table:formula="of:=+[$Hlavní.D17]+[$Doplňková.D17]" office:value-type="float" office:value="542.4" calcext:value-type="float">
            <text:p>542,4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Spotřební materiál</text:p>
          </table:table-cell>
          <table:table-cell table:style-name="ce27" table:formula="of:=+[$Hlavní.B18]+[$Doplňková.B18]" office:value-type="float" office:value="283" calcext:value-type="float">
            <text:p>283,0</text:p>
          </table:table-cell>
          <table:table-cell table:style-name="ce42" table:formula="of:=+[$Hlavní.C18]+[$Doplňková.C18]" office:value-type="float" office:value="283" calcext:value-type="float">
            <text:p>283,0</text:p>
          </table:table-cell>
          <table:table-cell table:style-name="ce42" table:formula="of:=+[$Hlavní.D18]+[$Doplňková.D18]" office:value-type="float" office:value="206.1" calcext:value-type="float">
            <text:p>206,1</text:p>
          </table:table-cell>
          <table:table-cell table:style-name="ce64" table:formula="of:=+[.D18]/[.B18]" office:value-type="percentage" office:value="0.728268551236749" calcext:value-type="percentage">
            <text:p>72,8%</text:p>
          </table:table-cell>
          <table:table-cell table:style-name="ce81" table:formula="of:=+[.D18]/[.C18]" office:value-type="percentage" office:value="0.728268551236749" calcext:value-type="percentage">
            <text:p>72,83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Potraviny</text:p>
          </table:table-cell>
          <table:table-cell table:style-name="ce27" table:formula="of:=+[$Hlavní.B19]+[$Doplňková.B19]" office:value-type="float" office:value="0" calcext:value-type="float">
            <text:p>0,0</text:p>
          </table:table-cell>
          <table:table-cell table:style-name="ce42" table:formula="of:=+[$Hlavní.C19]+[$Doplňková.C19]" office:value-type="float" office:value="0" calcext:value-type="float">
            <text:p>0,0</text:p>
          </table:table-cell>
          <table:table-cell table:style-name="ce42" table:formula="of:=+[$Hlavní.D19]+[$Doplňková.D19]" office:value-type="float" office:value="0" calcext:value-type="float">
            <text:p>0,0</text:p>
          </table:table-cell>
          <table:table-cell table:style-name="ce61" table:formula="of:=+[.D19]/[.B19]" office:value-type="string" office:string-value="" calcext:value-type="error">
            <text:p>#DIV/0!</text:p>
          </table:table-cell>
          <table:table-cell table:style-name="ce78" table:formula="of:=+[.D19]/[.C19]" office:value-type="string" office:string-value="" calcext:value-type="error">
            <text:p>#DIV/0!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DDHM</text:p>
          </table:table-cell>
          <table:table-cell table:style-name="ce27" table:formula="of:=+[$Hlavní.B20]+[$Doplňková.B20]" office:value-type="float" office:value="301.5" calcext:value-type="float">
            <text:p>301,5</text:p>
          </table:table-cell>
          <table:table-cell table:style-name="ce42" table:formula="of:=+[$Hlavní.C20]+[$Doplňková.C20]" office:value-type="float" office:value="301.5" calcext:value-type="float">
            <text:p>301,5</text:p>
          </table:table-cell>
          <table:table-cell table:style-name="ce42" table:formula="of:=+[$Hlavní.D20]+[$Doplňková.D20]" office:value-type="float" office:value="57.3" calcext:value-type="float">
            <text:p>57,3</text:p>
          </table:table-cell>
          <table:table-cell table:style-name="ce61" table:formula="of:=+[.D20]/[.B20]" office:value-type="percentage" office:value="0.190049751243781" calcext:value-type="percentage">
            <text:p>19,0%</text:p>
          </table:table-cell>
          <table:table-cell table:style-name="ce78" table:formula="of:=+[.D20]/[.C20]" office:value-type="percentage" office:value="0.190049751243781" calcext:value-type="percentage">
            <text:p>19,00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Spotřeba energií</text:p>
          </table:table-cell>
          <table:table-cell table:style-name="ce27" table:formula="of:=+[$Hlavní.B21]+[$Doplňková.B21]" office:value-type="float" office:value="400" calcext:value-type="float">
            <text:p>400,0</text:p>
          </table:table-cell>
          <table:table-cell table:style-name="ce42" table:formula="of:=+[$Hlavní.C21]+[$Doplňková.C21]" office:value-type="float" office:value="400" calcext:value-type="float">
            <text:p>400,0</text:p>
          </table:table-cell>
          <table:table-cell table:style-name="ce42" table:formula="of:=+[$Hlavní.D21]+[$Doplňková.D21]" office:value-type="float" office:value="279" calcext:value-type="float">
            <text:p>279,0</text:p>
          </table:table-cell>
          <table:table-cell table:style-name="ce61" table:formula="of:=+[.D21]/[.B21]" office:value-type="percentage" office:value="0.6975" calcext:value-type="percentage">
            <text:p>69,8%</text:p>
          </table:table-cell>
          <table:table-cell table:style-name="ce78" table:formula="of:=+[.D21]/[.C21]" office:value-type="percentage" office:value="0.6975" calcext:value-type="percentage">
            <text:p>69,75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Prodané zboží</text:p>
          </table:table-cell>
          <table:table-cell table:style-name="ce27" table:formula="of:=+[$Hlavní.B22]+[$Doplňková.B22]" office:value-type="float" office:value="0" calcext:value-type="float">
            <text:p>0,0</text:p>
          </table:table-cell>
          <table:table-cell table:style-name="ce42" table:formula="of:=+[$Hlavní.C22]+[$Doplňková.C22]" office:value-type="float" office:value="0" calcext:value-type="float">
            <text:p>0,0</text:p>
          </table:table-cell>
          <table:table-cell table:style-name="ce42" table:formula="of:=+[$Hlavní.D22]+[$Doplňková.D22]" office:value-type="float" office:value="0" calcext:value-type="float">
            <text:p>0,0</text:p>
          </table:table-cell>
          <table:table-cell table:style-name="ce61" table:formula="of:=+[.D22]/[.B22]" office:value-type="string" office:string-value="" calcext:value-type="error">
            <text:p>#DIV/0!</text:p>
          </table:table-cell>
          <table:table-cell table:style-name="ce78" table:formula="of:=+[.D22]/[.C22]" office:value-type="string" office:string-value="" calcext:value-type="error">
            <text:p>#DIV/0!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style-name="ce30" table:formula="of:=+[$Hlavní.B23]+[$Doplňková.B23]" office:value-type="float" office:value="0" calcext:value-type="float">
            <text:p>0,0</text:p>
          </table:table-cell>
          <table:table-cell table:style-name="ce45" table:formula="of:=+[$Hlavní.C23]+[$Doplňková.C23]" office:value-type="float" office:value="0" calcext:value-type="float">
            <text:p>0,0</text:p>
          </table:table-cell>
          <table:table-cell table:style-name="ce45" table:formula="of:=+[$Hlavní.D23]+[$Doplňková.D23]" office:value-type="float" office:value="0" calcext:value-type="float">
            <text:p>0,0</text:p>
          </table:table-cell>
          <table:table-cell table:style-name="ce61" table:formula="of:=+[.D23]/[.B23]" office:value-type="string" office:string-value="" calcext:value-type="error">
            <text:p>#DIV/0!</text:p>
          </table:table-cell>
          <table:table-cell table:style-name="ce78" table:formula="of:=+[.D23]/[.C23]" office:value-type="string" office:string-value="" calcext:value-type="error">
            <text:p>#DIV/0!</text:p>
          </table:table-cell>
          <table:table-cell/>
          <table:table-cell table:style-name="ce97"/>
          <table:table-cell table:style-name="ce107"/>
          <table:table-cell table:style-name="ce97"/>
          <table:table-cell table:number-columns-repeated="1014"/>
        </table:table-row>
        <table:table-row table:style-name="ro7">
          <table:table-cell table:style-name="ce10" office:value-type="string" calcext:value-type="string">
            <text:p>Služby celkem</text:p>
          </table:table-cell>
          <table:table-cell table:style-name="ce29" table:formula="of:=SUM([.B25:.B35])" office:value-type="float" office:value="16537.7" calcext:value-type="float">
            <text:p>16 537,7</text:p>
          </table:table-cell>
          <table:table-cell table:style-name="ce44" table:formula="of:=SUM([.C25:.C35])" office:value-type="float" office:value="16462.5" calcext:value-type="float">
            <text:p>16 462,5</text:p>
          </table:table-cell>
          <table:table-cell table:style-name="ce44" table:formula="of:=SUM([.D25:.D35])" office:value-type="float" office:value="16417.4" calcext:value-type="float">
            <text:p>16 417,4</text:p>
          </table:table-cell>
          <table:table-cell table:style-name="ce63" table:formula="of:=+[.D24]/[.B24]" office:value-type="percentage" office:value="0.99272571155602" calcext:value-type="percentage">
            <text:p>99,3%</text:p>
          </table:table-cell>
          <table:table-cell table:style-name="ce80" table:formula="of:=+[.D24]/[.C24]" office:value-type="percentage" office:value="0.997260440394837" calcext:value-type="percentage">
            <text:p>99,73%</text:p>
          </table:table-cell>
          <table:table-cell/>
          <table:table-cell table:style-name="ce44" table:formula="of:=+[$Hlavní.B24]+[$Doplňková.B24]" office:value-type="float" office:value="16537.7" calcext:value-type="float">
            <text:p>16 537,7</text:p>
          </table:table-cell>
          <table:table-cell table:style-name="ce106" table:formula="of:=+[$Hlavní.C24]+[$Doplňková.C24]" office:value-type="float" office:value="16471.5" calcext:value-type="float">
            <text:p>16 471,5</text:p>
          </table:table-cell>
          <table:table-cell table:style-name="ce44" table:formula="of:=+[$Hlavní.D24]+[$Doplňková.D24]" office:value-type="float" office:value="16417.4" calcext:value-type="float">
            <text:p>16 417,4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Opravy a údržba</text:p>
          </table:table-cell>
          <table:table-cell table:style-name="ce27" table:formula="of:=+[$Hlavní.B25]+[$Doplňková.B25]" office:value-type="float" office:value="303.5" calcext:value-type="float">
            <text:p>303,5</text:p>
          </table:table-cell>
          <table:table-cell table:style-name="ce42" table:formula="of:=+[$Hlavní.C25]+[$Doplňková.C25]" office:value-type="float" office:value="303.5" calcext:value-type="float">
            <text:p>303,5</text:p>
          </table:table-cell>
          <table:table-cell table:style-name="ce42" table:formula="of:=+[$Hlavní.D25]+[$Doplňková.D25]" office:value-type="float" office:value="196.7" calcext:value-type="float">
            <text:p>196,7</text:p>
          </table:table-cell>
          <table:table-cell table:style-name="ce64" table:formula="of:=+[.D25]/[.B25]" office:value-type="percentage" office:value="0.648105436573311" calcext:value-type="percentage">
            <text:p>64,8%</text:p>
          </table:table-cell>
          <table:table-cell table:style-name="ce81" table:formula="of:=+[.D25]/[.C25]" office:value-type="percentage" office:value="0.648105436573311" calcext:value-type="percentage">
            <text:p>64,81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Cestovné</text:p>
          </table:table-cell>
          <table:table-cell table:style-name="ce27" table:formula="of:=+[$Hlavní.B26]+[$Doplňková.B26]" office:value-type="float" office:value="300" calcext:value-type="float">
            <text:p>300,0</text:p>
          </table:table-cell>
          <table:table-cell table:style-name="ce42" table:formula="of:=+[$Hlavní.C26]+[$Doplňková.C26]" office:value-type="float" office:value="234" calcext:value-type="float">
            <text:p>234,0</text:p>
          </table:table-cell>
          <table:table-cell table:style-name="ce42" table:formula="of:=+[$Hlavní.D26]+[$Doplňková.D26]" office:value-type="float" office:value="101.5" calcext:value-type="float">
            <text:p>101,5</text:p>
          </table:table-cell>
          <table:table-cell table:style-name="ce61" table:formula="of:=+[.D26]/[.B26]" office:value-type="percentage" office:value="0.338333333333333" calcext:value-type="percentage">
            <text:p>33,8%</text:p>
          </table:table-cell>
          <table:table-cell table:style-name="ce78" table:formula="of:=+[.D26]/[.C26]" office:value-type="percentage" office:value="0.433760683760684" calcext:value-type="percentage">
            <text:p>43,38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Náklady na reprezentaci</text:p>
          </table:table-cell>
          <table:table-cell table:style-name="ce27" table:formula="of:=+[$Hlavní.B27]+[$Doplňková.B27]" office:value-type="float" office:value="150" calcext:value-type="float">
            <text:p>150,0</text:p>
          </table:table-cell>
          <table:table-cell table:style-name="ce42" table:formula="of:=+[$Hlavní.C27]+[$Doplňková.C27]" office:value-type="float" office:value="150" calcext:value-type="float">
            <text:p>150,0</text:p>
          </table:table-cell>
          <table:table-cell table:style-name="ce42" table:formula="of:=+[$Hlavní.D27]+[$Doplňková.D27]" office:value-type="float" office:value="103.3" calcext:value-type="float">
            <text:p>103,3</text:p>
          </table:table-cell>
          <table:table-cell table:style-name="ce61" table:formula="of:=+[.D27]/[.B27]" office:value-type="percentage" office:value="0.688666666666667" calcext:value-type="percentage">
            <text:p>68,9%</text:p>
          </table:table-cell>
          <table:table-cell table:style-name="ce78" table:formula="of:=+[.D27]/[.C27]" office:value-type="percentage" office:value="0.688666666666667" calcext:value-type="percentage">
            <text:p>68,87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Honoráře</text:p>
          </table:table-cell>
          <table:table-cell table:style-name="ce27" table:formula="of:=+[$Hlavní.B28]+[$Doplňková.B28]" office:value-type="float" office:value="12000" calcext:value-type="float">
            <text:p>12 000,0</text:p>
          </table:table-cell>
          <table:table-cell table:style-name="ce42" table:formula="of:=+[$Hlavní.C28]+[$Doplňková.C28]" office:value-type="float" office:value="12000" calcext:value-type="float">
            <text:p>12 000,0</text:p>
          </table:table-cell>
          <table:table-cell table:style-name="ce42" table:formula="of:=+[$Hlavní.D28]+[$Doplňková.D28]" office:value-type="float" office:value="12067.9" calcext:value-type="float">
            <text:p>12 067,9</text:p>
          </table:table-cell>
          <table:table-cell table:style-name="ce61" table:formula="of:=+[.D28]/[.B28]" office:value-type="percentage" office:value="1.00565833333333" calcext:value-type="percentage">
            <text:p>100,6%</text:p>
          </table:table-cell>
          <table:table-cell table:style-name="ce78" table:formula="of:=+[.D28]/[.C28]" office:value-type="percentage" office:value="1.00565833333333" calcext:value-type="percentage">
            <text:p>100,57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Propagace</text:p>
          </table:table-cell>
          <table:table-cell table:style-name="ce27" table:formula="of:=+[$Hlavní.B29]+[$Doplňková.B29]" office:value-type="float" office:value="2100" calcext:value-type="float">
            <text:p>2 100,0</text:p>
          </table:table-cell>
          <table:table-cell table:style-name="ce42" table:formula="of:=+[$Hlavní.C29]+[$Doplňková.C29]" office:value-type="float" office:value="2100" calcext:value-type="float">
            <text:p>2 100,0</text:p>
          </table:table-cell>
          <table:table-cell table:style-name="ce42" table:formula="of:=+[$Hlavní.D29]+[$Doplňková.D29]" office:value-type="float" office:value="2370.4" calcext:value-type="float">
            <text:p>2 370,4</text:p>
          </table:table-cell>
          <table:table-cell table:style-name="ce61" table:formula="of:=+[.D29]/[.B29]" office:value-type="percentage" office:value="1.1287619047619" calcext:value-type="percentage">
            <text:p>112,9%</text:p>
          </table:table-cell>
          <table:table-cell table:style-name="ce78" table:formula="of:=+[.D29]/[.C29]" office:value-type="percentage" office:value="1.1287619047619" calcext:value-type="percentage">
            <text:p>112,88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Výkony spojů</text:p>
          </table:table-cell>
          <table:table-cell table:style-name="ce27" table:formula="of:=+[$Hlavní.B30]+[$Doplňková.B30]" office:value-type="float" office:value="133" calcext:value-type="float">
            <text:p>133,0</text:p>
          </table:table-cell>
          <table:table-cell table:style-name="ce42" table:formula="of:=+[$Hlavní.C30]+[$Doplňková.C30]" office:value-type="float" office:value="133" calcext:value-type="float">
            <text:p>133,0</text:p>
          </table:table-cell>
          <table:table-cell table:style-name="ce42" table:formula="of:=+[$Hlavní.D30]+[$Doplňková.D30]" office:value-type="float" office:value="120.3" calcext:value-type="float">
            <text:p>120,3</text:p>
          </table:table-cell>
          <table:table-cell table:style-name="ce61" table:formula="of:=+[.D30]/[.B30]" office:value-type="percentage" office:value="0.904511278195489" calcext:value-type="percentage">
            <text:p>90,5%</text:p>
          </table:table-cell>
          <table:table-cell table:style-name="ce78" table:formula="of:=+[.D30]/[.C30]" office:value-type="percentage" office:value="0.904511278195489" calcext:value-type="percentage">
            <text:p>90,45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Odvoz odpadů, úklid</text:p>
          </table:table-cell>
          <table:table-cell table:style-name="ce27" table:formula="of:=+[$Hlavní.B31]+[$Doplňková.B31]" office:value-type="float" office:value="9.2" calcext:value-type="float">
            <text:p>9,2</text:p>
          </table:table-cell>
          <table:table-cell table:style-name="ce42" office:value-type="float" office:value="0" calcext:value-type="float">
            <text:p>0,0</text:p>
          </table:table-cell>
          <table:table-cell table:style-name="ce42" table:formula="of:=+[$Hlavní.D31]+[$Doplňková.D31]" office:value-type="float" office:value="8.9" calcext:value-type="float">
            <text:p>8,9</text:p>
          </table:table-cell>
          <table:table-cell table:style-name="ce61" table:formula="of:=+[.D31]/[.B31]" office:value-type="percentage" office:value="0.967391304347826" calcext:value-type="percentage">
            <text:p>96,7%</text:p>
          </table:table-cell>
          <table:table-cell table:style-name="ce78" table:formula="of:=+[.D31]/[.C31]" office:value-type="string" office:string-value="" calcext:value-type="error">
            <text:p>#DIV/0!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Nájemné</text:p>
          </table:table-cell>
          <table:table-cell table:style-name="ce27" table:formula="of:=+[$Hlavní.B32]+[$Doplňková.B32]" office:value-type="float" office:value="0" calcext:value-type="float">
            <text:p>0,0</text:p>
          </table:table-cell>
          <table:table-cell table:style-name="ce42" table:formula="of:=+[$Hlavní.C32]+[$Doplňková.C32]" office:value-type="float" office:value="0" calcext:value-type="float">
            <text:p>0,0</text:p>
          </table:table-cell>
          <table:table-cell table:style-name="ce42" table:formula="of:=+[$Hlavní.D32]+[$Doplňková.D32]" office:value-type="float" office:value="0" calcext:value-type="float">
            <text:p>0,0</text:p>
          </table:table-cell>
          <table:table-cell table:style-name="ce61" table:formula="of:=+[.D32]/[.B32]" office:value-type="string" office:string-value="" calcext:value-type="error">
            <text:p>#DIV/0!</text:p>
          </table:table-cell>
          <table:table-cell table:style-name="ce78" table:formula="of:=+[.D32]/[.C32]" office:value-type="string" office:string-value="" calcext:value-type="error">
            <text:p>#DIV/0!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8" office:value-type="string" calcext:value-type="string">
            <text:p>Služby zvukaře a osvětlovače</text:p>
          </table:table-cell>
          <table:table-cell table:style-name="ce27" table:formula="of:=+[$Hlavní.B33]+[$Doplňková.B33]" office:value-type="float" office:value="900" calcext:value-type="float">
            <text:p>900,0</text:p>
          </table:table-cell>
          <table:table-cell table:style-name="ce42" table:formula="of:=+[$Hlavní.C33]+[$Doplňková.C33]" office:value-type="float" office:value="900" calcext:value-type="float">
            <text:p>900,0</text:p>
          </table:table-cell>
          <table:table-cell table:style-name="ce42" table:formula="of:=+[$Hlavní.D33]+[$Doplňková.D33]" office:value-type="float" office:value="847" calcext:value-type="float">
            <text:p>847,0</text:p>
          </table:table-cell>
          <table:table-cell table:style-name="ce61" table:formula="of:=+[.D33]/[.B33]" office:value-type="percentage" office:value="0.941111111111111" calcext:value-type="percentage">
            <text:p>94,1%</text:p>
          </table:table-cell>
          <table:table-cell table:style-name="ce78" table:formula="of:=+[.D33]/[.C33]" office:value-type="percentage" office:value="0.941111111111111" calcext:value-type="percentage">
            <text:p>94,11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8" office:value-type="string" calcext:value-type="string">
            <text:p>Účetnictví</text:p>
          </table:table-cell>
          <table:table-cell table:style-name="ce27" table:formula="of:=+[$Hlavní.B34]+[$Doplňková.B34]" office:value-type="float" office:value="137.5" calcext:value-type="float">
            <text:p>137,5</text:p>
          </table:table-cell>
          <table:table-cell table:style-name="ce42" table:formula="of:=+[$Hlavní.C34]+[$Doplňková.C34]" office:value-type="float" office:value="137.5" calcext:value-type="float">
            <text:p>137,5</text:p>
          </table:table-cell>
          <table:table-cell table:style-name="ce42" table:formula="of:=+[$Hlavní.D34]+[$Doplňková.D34]" office:value-type="float" office:value="128" calcext:value-type="float">
            <text:p>128,0</text:p>
          </table:table-cell>
          <table:table-cell table:style-name="ce61" table:formula="of:=+[.D34]/[.B34]" office:value-type="percentage" office:value="0.930909090909091" calcext:value-type="percentage">
            <text:p>93,1%</text:p>
          </table:table-cell>
          <table:table-cell table:style-name="ce78" table:formula="of:=+[.D34]/[.C34]" office:value-type="percentage" office:value="0.930909090909091" calcext:value-type="percentage">
            <text:p>93,09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style-name="ce30" table:formula="of:=+[$Hlavní.B35]+[$Doplňková.B35]" office:value-type="float" office:value="504.5" calcext:value-type="float">
            <text:p>504,5</text:p>
          </table:table-cell>
          <table:table-cell table:style-name="ce45" table:formula="of:=+[$Hlavní.C35]+[$Doplňková.C35]" office:value-type="float" office:value="504.5" calcext:value-type="float">
            <text:p>504,5</text:p>
          </table:table-cell>
          <table:table-cell table:style-name="ce45" table:formula="of:=+[$Hlavní.D35]+[$Doplňková.D35]" office:value-type="float" office:value="473.4" calcext:value-type="float">
            <text:p>473,4</text:p>
          </table:table-cell>
          <table:table-cell table:style-name="ce65" table:formula="of:=+[.D35]/[.B35]" office:value-type="percentage" office:value="0.938354806739346" calcext:value-type="percentage">
            <text:p>93,8%</text:p>
          </table:table-cell>
          <table:table-cell table:style-name="ce82" table:formula="of:=+[.D35]/[.C35]" office:value-type="percentage" office:value="0.938354806739346" calcext:value-type="percentage">
            <text:p>93,84%</text:p>
          </table:table-cell>
          <table:table-cell/>
          <table:table-cell table:style-name="ce97"/>
          <table:table-cell table:style-name="ce107"/>
          <table:table-cell table:style-name="ce97"/>
          <table:table-cell table:number-columns-repeated="1014"/>
        </table:table-row>
        <table:table-row table:style-name="ro7">
          <table:table-cell table:style-name="ce10" office:value-type="string" calcext:value-type="string">
            <text:p>Osobní náklady celkem</text:p>
          </table:table-cell>
          <table:table-cell table:style-name="ce29" table:formula="of:=SUM([.B37:.B41])" office:value-type="float" office:value="3450" calcext:value-type="float">
            <text:p>3 450,0</text:p>
          </table:table-cell>
          <table:table-cell table:style-name="ce44" table:formula="of:=SUM([.C37:.C41])" office:value-type="float" office:value="3516" calcext:value-type="float">
            <text:p>3 516,0</text:p>
          </table:table-cell>
          <table:table-cell table:style-name="ce44" table:formula="of:=SUM([.D37:.D41])" office:value-type="float" office:value="3580.9" calcext:value-type="float">
            <text:p>3 580,9</text:p>
          </table:table-cell>
          <table:table-cell table:style-name="ce63" table:formula="of:=+[.D36]/[.B36]" office:value-type="percentage" office:value="1.03794202898551" calcext:value-type="percentage">
            <text:p>103,8%</text:p>
          </table:table-cell>
          <table:table-cell table:style-name="ce80" table:formula="of:=+[.D36]/[.C36]" office:value-type="percentage" office:value="1.01845847554039" calcext:value-type="percentage">
            <text:p>101,85%</text:p>
          </table:table-cell>
          <table:table-cell/>
          <table:table-cell table:style-name="ce44" table:formula="of:=+[$Hlavní.B36]+[$Doplňková.B36]" office:value-type="float" office:value="3450" calcext:value-type="float">
            <text:p>3 450,0</text:p>
          </table:table-cell>
          <table:table-cell table:style-name="ce106" table:formula="of:=+[$Hlavní.C36]+[$Doplňková.C36]" office:value-type="float" office:value="3516" calcext:value-type="float">
            <text:p>3 516,0</text:p>
          </table:table-cell>
          <table:table-cell table:style-name="ce44" table:formula="of:=+[$Hlavní.D36]+[$Doplňková.D36]" office:value-type="float" office:value="3580.9" calcext:value-type="float">
            <text:p>3 580,9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Mzdové náklady</text:p>
          </table:table-cell>
          <table:table-cell table:style-name="ce27" table:formula="of:=+[$Hlavní.B37]+[$Doplňková.B37]" office:value-type="float" office:value="2200" calcext:value-type="float">
            <text:p>2 200,0</text:p>
          </table:table-cell>
          <table:table-cell table:style-name="ce42" table:formula="of:=+[$Hlavní.C37]+[$Doplňková.C37]" office:value-type="float" office:value="2266" calcext:value-type="float">
            <text:p>2 266,0</text:p>
          </table:table-cell>
          <table:table-cell table:style-name="ce42" table:formula="of:=+[$Hlavní.D37]+[$Doplňková.D37]" office:value-type="float" office:value="2261.7" calcext:value-type="float">
            <text:p>2 261,7</text:p>
          </table:table-cell>
          <table:table-cell table:style-name="ce61" table:formula="of:=+[.D37]/[.B37]" office:value-type="percentage" office:value="1.02804545454545" calcext:value-type="percentage">
            <text:p>102,8%</text:p>
          </table:table-cell>
          <table:table-cell table:style-name="ce81" table:formula="of:=+[.D37]/[.C37]" office:value-type="percentage" office:value="0.998102383053839" calcext:value-type="percentage">
            <text:p>99,81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OON</text:p>
          </table:table-cell>
          <table:table-cell table:style-name="ce27" table:formula="of:=+[$Hlavní.B38]+[$Doplňková.B38]" office:value-type="float" office:value="300" calcext:value-type="float">
            <text:p>300,0</text:p>
          </table:table-cell>
          <table:table-cell table:style-name="ce42" table:formula="of:=+[$Hlavní.C38]+[$Doplňková.C38]" office:value-type="float" office:value="300" calcext:value-type="float">
            <text:p>300,0</text:p>
          </table:table-cell>
          <table:table-cell table:style-name="ce42" table:formula="of:=+[$Hlavní.D38]+[$Doplňková.D38]" office:value-type="float" office:value="349.8" calcext:value-type="float">
            <text:p>349,8</text:p>
          </table:table-cell>
          <table:table-cell table:style-name="ce61" table:formula="of:=+[.D38]/[.B38]" office:value-type="percentage" office:value="1.166" calcext:value-type="percentage">
            <text:p>116,6%</text:p>
          </table:table-cell>
          <table:table-cell table:style-name="ce78" table:formula="of:=+[.D38]/[.C38]" office:value-type="percentage" office:value="1.166" calcext:value-type="percentage">
            <text:p>116,60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Zákonné pojištění</text:p>
          </table:table-cell>
          <table:table-cell table:style-name="ce27" table:formula="of:=+[$Hlavní.B39]+[$Doplňková.B39]" office:value-type="float" office:value="820" calcext:value-type="float">
            <text:p>820,0</text:p>
          </table:table-cell>
          <table:table-cell table:style-name="ce42" table:formula="of:=+[$Hlavní.C39]+[$Doplňková.C39]" office:value-type="float" office:value="820" calcext:value-type="float">
            <text:p>820,0</text:p>
          </table:table-cell>
          <table:table-cell table:style-name="ce42" table:formula="of:=+[$Hlavní.D39]+[$Doplňková.D39]" office:value-type="float" office:value="849.3" calcext:value-type="float">
            <text:p>849,3</text:p>
          </table:table-cell>
          <table:table-cell table:style-name="ce61" table:formula="of:=+[.D39]/[.B39]" office:value-type="percentage" office:value="1.03573170731707" calcext:value-type="percentage">
            <text:p>103,6%</text:p>
          </table:table-cell>
          <table:table-cell table:style-name="ce83" table:formula="of:=+[.D39]/[.C39]" office:value-type="percentage" office:value="1.03573170731707" calcext:value-type="percentage">
            <text:p>103,57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Zaměstnanecký fond</text:p>
          </table:table-cell>
          <table:table-cell table:style-name="ce27" table:formula="of:=+[$Hlavní.B40]+[$Doplňková.B40]" office:value-type="float" office:value="30" calcext:value-type="float">
            <text:p>30,0</text:p>
          </table:table-cell>
          <table:table-cell table:style-name="ce42" table:formula="of:=+[$Hlavní.C40]+[$Doplňková.C40]" office:value-type="float" office:value="30" calcext:value-type="float">
            <text:p>30,0</text:p>
          </table:table-cell>
          <table:table-cell table:style-name="ce42" table:formula="of:=+[$Hlavní.D40]+[$Doplňková.D40]" office:value-type="float" office:value="22.6" calcext:value-type="float">
            <text:p>22,6</text:p>
          </table:table-cell>
          <table:table-cell table:style-name="ce61" table:formula="of:=+[.D40]/[.B40]" office:value-type="percentage" office:value="0.753333333333333" calcext:value-type="percentage">
            <text:p>75,3%</text:p>
          </table:table-cell>
          <table:table-cell table:style-name="ce78" table:formula="of:=+[.D40]/[.C40]" office:value-type="percentage" office:value="0.753333333333333" calcext:value-type="percentage">
            <text:p>75,33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style-name="ce30" table:formula="of:=+[$Hlavní.B41]+[$Doplňková.B41]" office:value-type="float" office:value="100" calcext:value-type="float">
            <text:p>100,0</text:p>
          </table:table-cell>
          <table:table-cell table:style-name="ce45" table:formula="of:=+[$Hlavní.C41]+[$Doplňková.C41]" office:value-type="float" office:value="100" calcext:value-type="float">
            <text:p>100,0</text:p>
          </table:table-cell>
          <table:table-cell table:style-name="ce45" table:formula="of:=+[$Hlavní.D41]+[$Doplňková.D41]" office:value-type="float" office:value="97.5" calcext:value-type="float">
            <text:p>97,5</text:p>
          </table:table-cell>
          <table:table-cell table:style-name="ce61" table:formula="of:=+[.D41]/[.B41]" office:value-type="percentage" office:value="0.975" calcext:value-type="percentage">
            <text:p>97,5%</text:p>
          </table:table-cell>
          <table:table-cell table:style-name="ce78" table:formula="of:=+[.D41]/[.C41]" office:value-type="percentage" office:value="0.975" calcext:value-type="percentage">
            <text:p>97,50%</text:p>
          </table:table-cell>
          <table:table-cell/>
          <table:table-cell table:style-name="ce97"/>
          <table:table-cell table:style-name="ce107"/>
          <table:table-cell table:style-name="ce97"/>
          <table:table-cell table:number-columns-repeated="1014"/>
        </table:table-row>
        <table:table-row table:style-name="ro7">
          <table:table-cell table:style-name="ce10" office:value-type="string" calcext:value-type="string">
            <text:p>Daně a poplatky</text:p>
          </table:table-cell>
          <table:table-cell table:style-name="ce29" table:formula="of:=SUM([.B43:.B46])" office:value-type="float" office:value="543" calcext:value-type="float">
            <text:p>543,0</text:p>
          </table:table-cell>
          <table:table-cell table:style-name="ce44" table:formula="of:=SUM([.C43:.C46])" office:value-type="float" office:value="494" calcext:value-type="float">
            <text:p>494,0</text:p>
          </table:table-cell>
          <table:table-cell table:style-name="ce44" table:formula="of:=SUM([.D43:.D46])" office:value-type="float" office:value="407.9" calcext:value-type="float">
            <text:p>407,9</text:p>
          </table:table-cell>
          <table:table-cell table:style-name="ce63" table:formula="of:=+[.D42]/[.B42]" office:value-type="percentage" office:value="0.751197053406998" calcext:value-type="percentage">
            <text:p>75,1%</text:p>
          </table:table-cell>
          <table:table-cell table:style-name="ce80" table:formula="of:=+[.D42]/[.C42]" office:value-type="percentage" office:value="0.825708502024292" calcext:value-type="percentage">
            <text:p>82,57%</text:p>
          </table:table-cell>
          <table:table-cell/>
          <table:table-cell table:style-name="ce44" table:formula="of:=+[$Hlavní.B42]+[$Doplňková.B42]" office:value-type="float" office:value="543" calcext:value-type="float">
            <text:p>543,0</text:p>
          </table:table-cell>
          <table:table-cell table:style-name="ce106" table:formula="of:=+[$Hlavní.C42]+[$Doplňková.C42]" office:value-type="float" office:value="543" calcext:value-type="float">
            <text:p>543,0</text:p>
          </table:table-cell>
          <table:table-cell table:style-name="ce44" table:formula="of:=+[$Hlavní.D42]+[$Doplňková.D42]" office:value-type="float" office:value="407.9" calcext:value-type="float">
            <text:p>407,9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Daně a poplatky</text:p>
          </table:table-cell>
          <table:table-cell table:style-name="ce27" table:formula="of:=+[$Hlavní.B43]+[$Doplňková.B43]" office:value-type="float" office:value="330" calcext:value-type="float">
            <text:p>330,0</text:p>
          </table:table-cell>
          <table:table-cell table:style-name="ce42" table:formula="of:=+[$Hlavní.C43]+[$Doplňková.C43]" office:value-type="float" office:value="330" calcext:value-type="float">
            <text:p>330,0</text:p>
          </table:table-cell>
          <table:table-cell table:style-name="ce42" table:formula="of:=+[$Hlavní.D43]+[$Doplňková.D43]" office:value-type="float" office:value="175.6" calcext:value-type="float">
            <text:p>175,6</text:p>
          </table:table-cell>
          <table:table-cell table:style-name="ce61" table:formula="of:=+[.D43]/[.B43]" office:value-type="percentage" office:value="0.532121212121212" calcext:value-type="percentage">
            <text:p>53,2%</text:p>
          </table:table-cell>
          <table:table-cell table:style-name="ce78" table:formula="of:=+[.D43]/[.C43]" office:value-type="percentage" office:value="0.532121212121212" calcext:value-type="percentage">
            <text:p>53,21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Pojistné</text:p>
          </table:table-cell>
          <table:table-cell table:style-name="ce27" table:formula="of:=+[$Hlavní.B44]+[$Doplňková.B44]" office:value-type="float" office:value="49" calcext:value-type="float">
            <text:p>49,0</text:p>
          </table:table-cell>
          <table:table-cell table:style-name="ce42" office:value-type="float" office:value="0" calcext:value-type="float">
            <text:p>0,0</text:p>
          </table:table-cell>
          <table:table-cell table:style-name="ce42" table:formula="of:=+[$Hlavní.D44]+[$Doplňková.D44]" office:value-type="float" office:value="48.4" calcext:value-type="float">
            <text:p>48,4</text:p>
          </table:table-cell>
          <table:table-cell table:style-name="ce61" table:formula="of:=+[.D44]/[.B44]" office:value-type="percentage" office:value="0.987755102040816" calcext:value-type="percentage">
            <text:p>98,8%</text:p>
          </table:table-cell>
          <table:table-cell table:style-name="ce78" table:formula="of:=+[.D44]/[.C44]" office:value-type="string" office:string-value="" calcext:value-type="error">
            <text:p>#DIV/0!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8" office:value-type="string" calcext:value-type="string">
            <text:p>Ostatní finanční náklady</text:p>
          </table:table-cell>
          <table:table-cell table:style-name="ce27" table:formula="of:=+[$Hlavní.B45]+[$Doplňková.B45]" office:value-type="float" office:value="150" calcext:value-type="float">
            <text:p>150,0</text:p>
          </table:table-cell>
          <table:table-cell table:style-name="ce42" table:formula="of:=+[$Hlavní.C45]+[$Doplňková.C45]" office:value-type="float" office:value="150" calcext:value-type="float">
            <text:p>150,0</text:p>
          </table:table-cell>
          <table:table-cell table:style-name="ce42" table:formula="of:=+[$Hlavní.D45]+[$Doplňková.D45]" office:value-type="float" office:value="169.6" calcext:value-type="float">
            <text:p>169,6</text:p>
          </table:table-cell>
          <table:table-cell table:style-name="ce61" table:formula="of:=+[.D45]/[.B45]" office:value-type="percentage" office:value="1.13066666666667" calcext:value-type="percentage">
            <text:p>113,1%</text:p>
          </table:table-cell>
          <table:table-cell table:style-name="ce78" table:formula="of:=+[.D45]/[.C45]" office:value-type="percentage" office:value="1.13066666666667" calcext:value-type="percentage">
            <text:p>113,07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12" office:value-type="string" calcext:value-type="string">
            <text:p>Zákonné pojištění</text:p>
          </table:table-cell>
          <table:table-cell table:style-name="ce30" table:formula="of:=+[$Hlavní.B46]+[$Doplňková.B46]" office:value-type="float" office:value="14" calcext:value-type="float">
            <text:p>14,0</text:p>
          </table:table-cell>
          <table:table-cell table:style-name="ce45" table:formula="of:=+[$Hlavní.C46]+[$Doplňková.C46]" office:value-type="float" office:value="14" calcext:value-type="float">
            <text:p>14,0</text:p>
          </table:table-cell>
          <table:table-cell table:style-name="ce45" table:formula="of:=+[$Hlavní.D46]+[$Doplňková.D46]" office:value-type="float" office:value="14.3" calcext:value-type="float">
            <text:p>14,3</text:p>
          </table:table-cell>
          <table:table-cell table:style-name="ce61" table:formula="of:=+[.D46]/[.B46]" office:value-type="percentage" office:value="1.02142857142857" calcext:value-type="percentage">
            <text:p>102,1%</text:p>
          </table:table-cell>
          <table:table-cell table:style-name="ce84" table:formula="of:=+[.D46]/[.C46]" office:value-type="percentage" office:value="1.02142857142857" calcext:value-type="percentage">
            <text:p>102,14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13" office:value-type="string" calcext:value-type="string">
            <text:p>Odpisy zařízení</text:p>
          </table:table-cell>
          <table:table-cell table:style-name="ce31" table:formula="of:=+[$Hlavní.B47]+[$Doplňková.B47]" office:value-type="float" office:value="100" calcext:value-type="float">
            <text:p>100,0</text:p>
          </table:table-cell>
          <table:table-cell table:style-name="ce46" table:formula="of:=+[$Hlavní.C47]+[$Doplňková.C47]" office:value-type="float" office:value="100" calcext:value-type="float">
            <text:p>100,0</text:p>
          </table:table-cell>
          <table:table-cell table:style-name="ce46" table:formula="of:=+[$Hlavní.D47]+[$Doplňková.D47]" office:value-type="float" office:value="110.1" calcext:value-type="float">
            <text:p>110,1</text:p>
          </table:table-cell>
          <table:table-cell table:style-name="ce66" table:formula="of:=+[.D47]/[.B47]" office:value-type="percentage" office:value="1.101" calcext:value-type="percentage">
            <text:p>110,1%</text:p>
          </table:table-cell>
          <table:table-cell table:style-name="ce85" table:formula="of:=+[.D47]/[.C47]" office:value-type="percentage" office:value="1.101" calcext:value-type="percentage">
            <text:p>110,10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14" office:value-type="string" calcext:value-type="string">
            <text:p>Odpisy nemovitého majetku</text:p>
          </table:table-cell>
          <table:table-cell table:style-name="ce32" table:formula="of:=+[$Hlavní.B48]+[$Doplňková.B48]" office:value-type="float" office:value="0" calcext:value-type="float">
            <text:p>0,0</text:p>
          </table:table-cell>
          <table:table-cell table:style-name="ce47" table:formula="of:=+[$Hlavní.C48]+[$Doplňková.C48]" office:value-type="float" office:value="0" calcext:value-type="float">
            <text:p>0,0</text:p>
          </table:table-cell>
          <table:table-cell table:style-name="ce47" table:formula="of:=+[$Hlavní.D48]+[$Doplňková.D48]" office:value-type="float" office:value="0" calcext:value-type="float">
            <text:p>0,0</text:p>
          </table:table-cell>
          <table:table-cell table:style-name="ce65" table:formula="of:=+[.D48]/[.B48]" office:value-type="string" office:string-value="" calcext:value-type="error">
            <text:p>#DIV/0!</text:p>
          </table:table-cell>
          <table:table-cell table:style-name="ce82" table:formula="of:=+[.D48]/[.C48]" office:value-type="string" office:string-value="" calcext:value-type="error">
            <text:p>#DIV/0!</text:p>
          </table:table-cell>
          <table:table-cell/>
          <table:table-cell table:style-name="ce97"/>
          <table:table-cell table:style-name="ce107"/>
          <table:table-cell table:style-name="ce97"/>
          <table:table-cell table:number-columns-repeated="1014"/>
        </table:table-row>
        <table:table-row table:style-name="ro7">
          <table:table-cell table:style-name="ce15" office:value-type="string" calcext:value-type="string">
            <text:p>Neinv. přísp. + přísp. na odpisy + ost. příspěvky</text:p>
          </table:table-cell>
          <table:table-cell table:style-name="ce33" table:formula="of:=SUM([.B50:.B53])" office:value-type="float" office:value="4000" calcext:value-type="float">
            <text:p>4 000,0</text:p>
          </table:table-cell>
          <table:table-cell table:style-name="ce48" table:formula="of:=SUM([.C50:.C53])" office:value-type="float" office:value="4000" calcext:value-type="float">
            <text:p>4 000,0</text:p>
          </table:table-cell>
          <table:table-cell table:style-name="ce48" table:formula="of:=SUM([.D50:.D53])" office:value-type="float" office:value="4000" calcext:value-type="float">
            <text:p>4 000,0</text:p>
          </table:table-cell>
          <table:table-cell table:style-name="ce63" table:formula="of:=+[.D49]/[.B49]" office:value-type="percentage" office:value="1" calcext:value-type="percentage">
            <text:p>100,0%</text:p>
          </table:table-cell>
          <table:table-cell table:style-name="ce80" table:formula="of:=+[.D49]/[.C49]" office:value-type="percentage" office:value="1" calcext:value-type="percentage">
            <text:p>100,00%</text:p>
          </table:table-cell>
          <table:table-cell/>
          <table:table-cell table:style-name="ce44" table:formula="of:=+[$Hlavní.B49]+[$Doplňková.B49]" office:value-type="float" office:value="4000" calcext:value-type="float">
            <text:p>4 000,0</text:p>
          </table:table-cell>
          <table:table-cell table:style-name="ce106" table:formula="of:=+[$Hlavní.C49]+[$Doplňková.C49]" office:value-type="float" office:value="4000" calcext:value-type="float">
            <text:p>4 000,0</text:p>
          </table:table-cell>
          <table:table-cell table:style-name="ce44" table:formula="of:=+[$Hlavní.D49]+[$Doplňková.D49]" office:value-type="float" office:value="4000" calcext:value-type="float">
            <text:p>4 000,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einvestiční příspěvek</text:p>
          </table:table-cell>
          <table:table-cell table:style-name="ce32" table:formula="of:=+[$Hlavní.B50]+[$Doplňková.B50]" office:value-type="float" office:value="4000" calcext:value-type="float">
            <text:p>4 000,0</text:p>
          </table:table-cell>
          <table:table-cell table:style-name="ce47" table:formula="of:=+[$Hlavní.C50]+[$Doplňková.C50]" office:value-type="float" office:value="4000" calcext:value-type="float">
            <text:p>4 000,0</text:p>
          </table:table-cell>
          <table:table-cell table:style-name="ce47" table:formula="of:=+[$Hlavní.D50]+[$Doplňková.D50]" office:value-type="float" office:value="4000" calcext:value-type="float">
            <text:p>4 000,0</text:p>
          </table:table-cell>
          <table:table-cell table:style-name="ce67" table:formula="of:=+[.D50]/[.B50]" office:value-type="percentage" office:value="1" calcext:value-type="percentage">
            <text:p>100,0%</text:p>
          </table:table-cell>
          <table:table-cell table:style-name="ce86" table:formula="of:=+[.D50]/[.C50]" office:value-type="percentage" office:value="1" calcext:value-type="percentage">
            <text:p>100,00%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7" office:value-type="string" calcext:value-type="string">
            <text:p>Příspěvek na odpisy nemov. majetku</text:p>
          </table:table-cell>
          <table:table-cell table:style-name="ce32" table:formula="of:=+[$Hlavní.B51]+[$Doplňková.B51]" office:value-type="float" office:value="0" calcext:value-type="float">
            <text:p>0,0</text:p>
          </table:table-cell>
          <table:table-cell table:style-name="ce47" table:formula="of:=+[$Hlavní.C51]+[$Doplňková.C51]" office:value-type="float" office:value="0" calcext:value-type="float">
            <text:p>0,0</text:p>
          </table:table-cell>
          <table:table-cell table:style-name="ce47" table:formula="of:=+[$Hlavní.D51]+[$Doplňková.D51]" office:value-type="float" office:value="0" calcext:value-type="float">
            <text:p>0,0</text:p>
          </table:table-cell>
          <table:table-cell table:style-name="ce68" table:formula="of:=+[.D51]/[.B51]" office:value-type="string" office:string-value="" calcext:value-type="error">
            <text:p>#DIV/0!</text:p>
          </table:table-cell>
          <table:table-cell table:style-name="ce87" table:formula="of:=+[.D51]/[.C51]" office:value-type="string" office:string-value="" calcext:value-type="error">
            <text:p>#DIV/0!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16" office:value-type="string" calcext:value-type="string">
            <text:p><text:s text:c="3"/>Účelová dotace (UZ 091, 081…)</text:p>
          </table:table-cell>
          <table:table-cell table:style-name="ce32" table:formula="of:=+[$Hlavní.B52]+[$Doplňková.B52]" office:value-type="float" office:value="0" calcext:value-type="float">
            <text:p>0,0</text:p>
          </table:table-cell>
          <table:table-cell table:style-name="ce47" table:formula="of:=+[$Hlavní.C52]+[$Doplňková.C52]" office:value-type="float" office:value="0" calcext:value-type="float">
            <text:p>0,0</text:p>
          </table:table-cell>
          <table:table-cell table:style-name="ce47" table:formula="of:=+[$Hlavní.D52]+[$Doplňková.D52]" office:value-type="float" office:value="0" calcext:value-type="float">
            <text:p>0,0</text:p>
          </table:table-cell>
          <table:table-cell table:style-name="ce68" table:formula="of:=+[.D52]/[.B52]" office:value-type="string" office:string-value="" calcext:value-type="error">
            <text:p>#DIV/0!</text:p>
          </table:table-cell>
          <table:table-cell table:style-name="ce87" table:formula="of:=+[.D52]/[.C52]" office:value-type="string" office:string-value="" calcext:value-type="error">
            <text:p>#DIV/0!</text:p>
          </table:table-cell>
          <table:table-cell/>
          <table:table-cell table:style-name="ce96"/>
          <table:table-cell/>
          <table:table-cell table:style-name="ce96"/>
          <table:table-cell table:number-columns-repeated="1014"/>
        </table:table-row>
        <table:table-row table:style-name="ro7">
          <table:table-cell table:style-name="ce17" office:value-type="string" calcext:value-type="string">
            <text:p>Ostatní příspěvky (např.dotace z účel.fondů MČ Pha 3)</text:p>
          </table:table-cell>
          <table:table-cell table:style-name="ce34" table:formula="of:=+[$Hlavní.B53]+[$Doplňková.B53]" office:value-type="float" office:value="0" calcext:value-type="float">
            <text:p>0,0</text:p>
          </table:table-cell>
          <table:table-cell table:style-name="ce49" table:formula="of:=+[$Hlavní.C53]+[$Doplňková.C53]" office:value-type="float" office:value="0" calcext:value-type="float">
            <text:p>0,0</text:p>
          </table:table-cell>
          <table:table-cell table:style-name="ce49" table:formula="of:=+[$Hlavní.D53]+[$Doplňková.D53]" office:value-type="float" office:value="0" calcext:value-type="float">
            <text:p>0,0</text:p>
          </table:table-cell>
          <table:table-cell table:style-name="ce68" table:formula="of:=+[.D53]/[.B53]" office:value-type="string" office:string-value="" calcext:value-type="error">
            <text:p>#DIV/0!</text:p>
          </table:table-cell>
          <table:table-cell table:style-name="ce88" table:formula="of:=+[.D53]/[.C53]" office:value-type="string" office:string-value="" calcext:value-type="error">
            <text:p>#DIV/0!</text:p>
          </table:table-cell>
          <table:table-cell/>
          <table:table-cell table:style-name="ce98"/>
          <table:table-cell table:style-name="ce108"/>
          <table:table-cell table:style-name="ce98"/>
          <table:table-cell table:number-columns-repeated="1014"/>
        </table:table-row>
        <table:table-row table:style-name="ro7">
          <table:table-cell table:style-name="ce18" office:value-type="string" calcext:value-type="string">
            <text:p>ZISK - ZTRÁTA vč. příspěvku</text:p>
          </table:table-cell>
          <table:table-cell table:style-name="ce35" table:formula="of:=+[.B8]-[.B16]+[.B49]" office:value-type="float" office:value="780.799999999999" calcext:value-type="float">
            <text:p>780,8</text:p>
          </table:table-cell>
          <table:table-cell table:style-name="ce50" table:formula="of:=+[.C8]-[.C16]+[.C49]" office:value-type="float" office:value="839" calcext:value-type="float">
            <text:p>839,0</text:p>
          </table:table-cell>
          <table:table-cell table:style-name="ce50" table:formula="of:=+[.D8]-[.D16]+[.D49]" office:value-type="float" office:value="1140.5" calcext:value-type="float">
            <text:p>1 140,5</text:p>
          </table:table-cell>
          <table:table-cell table:style-name="ce69" table:formula="of:=+[.D54]/[.B54]" office:value-type="percentage" office:value="1.46068135245902" calcext:value-type="percentage">
            <text:p>146,1%</text:p>
          </table:table-cell>
          <table:table-cell table:style-name="ce89" table:formula="of:=+[.D54]/[.C54]" office:value-type="percentage" office:value="1.35935637663886" calcext:value-type="percentage">
            <text:p>135,94%</text:p>
          </table:table-cell>
          <table:table-cell/>
          <table:table-cell table:style-name="ce99" table:formula="of:=+[$Hlavní.B54]+[$Doplňková.B54]" office:value-type="float" office:value="0" calcext:value-type="float">
            <text:p>0,0</text:p>
          </table:table-cell>
          <table:table-cell table:style-name="ce50" table:formula="of:=+[$Hlavní.C54]+[$Doplňková.C54]" office:value-type="float" office:value="0" calcext:value-type="float">
            <text:p>0,0</text:p>
          </table:table-cell>
          <table:table-cell table:style-name="ce99" table:formula="of:=+[$Hlavní.D54]+[$Doplňková.D54]" office:value-type="float" office:value="3.90000000000146" calcext:value-type="float">
            <text:p>3,9</text:p>
          </table:table-cell>
          <table:table-cell table:number-columns-repeated="1014"/>
        </table:table-row>
        <table:table-row table:style-name="ro7">
          <table:table-cell table:style-name="ce19" office:value-type="string" calcext:value-type="string">
            <text:p>ZISK - ZTRÁTA bez příspěvku</text:p>
          </table:table-cell>
          <table:table-cell table:style-name="ce36" table:formula="of:=+[.B8]-[.B16]" office:value-type="float" office:value="-3219.2" calcext:value-type="float">
            <text:p>-3 219,2</text:p>
          </table:table-cell>
          <table:table-cell table:style-name="ce51" table:formula="of:=+[.C8]-[.C16]" office:value-type="float" office:value="-3161" calcext:value-type="float">
            <text:p>-3 161,0</text:p>
          </table:table-cell>
          <table:table-cell table:style-name="ce51" table:formula="of:=+[.D8]-[.D16]" office:value-type="float" office:value="-2859.5" calcext:value-type="float">
            <text:p>-2 859,5</text:p>
          </table:table-cell>
          <table:table-cell table:style-name="ce70" table:formula="of:=+[.D55]/[.B55]" office:value-type="percentage" office:value="0.88826416500994" calcext:value-type="percentage">
            <text:p>88,8%</text:p>
          </table:table-cell>
          <table:table-cell table:style-name="ce90" table:formula="of:=+[.D55]/[.C55]" office:value-type="percentage" office:value="0.90461879152167" calcext:value-type="percentage">
            <text:p>90,46%</text:p>
          </table:table-cell>
          <table:table-cell/>
          <table:table-cell table:style-name="ce100" table:formula="of:=+[$Hlavní.B55]+[$Doplňková.B55]" office:value-type="float" office:value="-3127.5" calcext:value-type="float">
            <text:p>-3 127,5</text:p>
          </table:table-cell>
          <table:table-cell table:style-name="ce51" table:formula="of:=+[$Hlavní.C55]+[$Doplňková.C55]" office:value-type="float" office:value="-3219" calcext:value-type="float">
            <text:p>-3 219,0</text:p>
          </table:table-cell>
          <table:table-cell table:style-name="ce100" table:formula="of:=+[$Hlavní.D55]+[$Doplňková.D55]" office:value-type="float" office:value="-2859.5" calcext:value-type="float">
            <text:p>-2 859,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ypracovala: Ing.Jana Potočková</text:p>
          </table:table-cell>
          <table:table-cell office:value-type="string" calcext:value-type="string">
            <text:p>Schválil: Mgr.Jana Rumlenová</text:p>
          </table:table-cell>
          <table:table-cell table:number-columns-repeated="2"/>
          <table:table-cell table:style-name="ce71" office:value-type="date" office:date-value="2016-02-04" calcext:value-type="date">
            <text:p>4.2.2016</text:p>
          </table:table-cell>
          <table:table-cell table:number-columns-repeated="1019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20"/>
          <table:table-cell table:number-columns-repeated="1023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Sumář.$A$1:.$F$56" table:range-usable-as="print-range"/>
        </table:named-expressions>
      </table:table>
      <table:table table:name="Hlavní" table:style-name="ta2" table:print-ranges="Hlavní.A1:Hlavní.F56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OZBORY <text:s/>HOSPODAŘENÍ <text:s/>ZA <text:s/>rok 2015</text:p>
          </table:table-cell>
          <table:covered-table-cell table:number-columns-repeated="2" table:style-name="ce21"/>
          <table:table-cell table:style-name="ce52" office:value-type="string" calcext:value-type="string" table:number-columns-spanned="3" table:number-rows-spanned="1">
            <text:p>Hlavní činnost</text:p>
          </table:table-cell>
          <table:covered-table-cell table:number-columns-repeated="2"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3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5" table:number-rows-spanned="1">
            <text:p>Příspěvková organizace: ŽIŽKOVSKÉ DIVADLO JÁRY CIMRMANA </text:p>
          </table:table-cell>
          <table:covered-table-cell table:number-columns-repeated="4" table:style-name="ce127"/>
          <table:table-cell table:number-columns-repeated="2"/>
          <table:table-cell table:style-name="ce140"/>
          <table:table-cell table:style-name="ce143"/>
          <table:table-cell table:number-columns-repeated="1015"/>
        </table:table-row>
        <table:table-row table:style-name="ro4">
          <table:table-cell table:number-columns-repeated="5"/>
          <table:table-cell table:style-name="ce73" office:value-type="string" calcext:value-type="string">
            <text:p>v tis. Kč</text:p>
          </table:table-cell>
          <table:table-cell/>
          <table:table-cell table:style-name="ce140" table:number-columns-repeated="2"/>
          <table:table-cell table:number-columns-repeated="1015"/>
        </table:table-row>
        <table:table-row table:style-name="ro5">
          <table:table-cell table:style-name="ce3" office:value-type="string" calcext:value-type="string" table:number-columns-spanned="1" table:number-rows-spanned="3">
            <text:p>Položka</text:p>
          </table:table-cell>
          <table:table-cell table:style-name="ce23" office:value-type="string" calcext:value-type="string">
            <text:p>Schválený</text:p>
          </table:table-cell>
          <table:table-cell table:style-name="ce37" office:value-type="string" calcext:value-type="string">
            <text:p>Upravený</text:p>
          </table:table-cell>
          <table:table-cell table:style-name="ce54" office:value-type="string" calcext:value-type="string" table:number-columns-spanned="1" table:number-rows-spanned="2">
            <text:p>Skutečnost</text:p>
          </table:table-cell>
          <table:table-cell table:style-name="ce57" office:value-type="string" calcext:value-type="string" table:number-columns-spanned="1" table:number-rows-spanned="3">
            <text:p>% <text:s text:c="24"/>Skut./SR</text:p>
          </table:table-cell>
          <table:table-cell table:style-name="ce74" office:value-type="string" calcext:value-type="string" table:number-columns-spanned="1" table:number-rows-spanned="3">
            <text:p>% <text:s text:c="25"/>Skut./UR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6">
          <table:covered-table-cell table:style-name="ce4"/>
          <table:table-cell table:style-name="ce24" office:value-type="string" calcext:value-type="string">
            <text:p>rozpočet</text:p>
          </table:table-cell>
          <table:table-cell table:style-name="ce38" office:value-type="string" calcext:value-type="string">
            <text:p>rozpočet</text:p>
          </table:table-cell>
          <table:covered-table-cell table:style-name="ce55"/>
          <table:covered-table-cell table:style-name="ce58"/>
          <table:covered-table-cell table:style-name="ce75"/>
          <table:table-cell/>
          <table:table-cell table:style-name="ce141" table:number-columns-repeated="2"/>
          <table:table-cell table:number-columns-repeated="1015"/>
        </table:table-row>
        <table:table-row table:style-name="ro4">
          <table:covered-table-cell table:style-name="ce5"/>
          <table:table-cell table:style-name="ce25" office:value-type="float" office:value="2015" calcext:value-type="float">
            <text:p>2015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string" calcext:value-type="string">
            <text:p>k 31.12.2015</text:p>
          </table:table-cell>
          <table:covered-table-cell table:style-name="ce59"/>
          <table:covered-table-cell table:style-name="ce76"/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4" office:value-type="string" calcext:value-type="string">
            <text:p>VÝNOSY CELKEM</text:p>
          </table:table-cell>
          <table:table-cell table:style-name="ce128" table:formula="of:=SUM([.B9:.B15])" office:value-type="float" office:value="17296" calcext:value-type="float">
            <text:p>17 296,0</text:p>
          </table:table-cell>
          <table:table-cell table:style-name="ce40" table:formula="of:=SUM([.C9:.C15])" office:value-type="float" office:value="17296" calcext:value-type="float">
            <text:p>17 296,0</text:p>
          </table:table-cell>
          <table:table-cell table:style-name="ce40" table:formula="of:=SUM([.D9:.D15])" office:value-type="float" office:value="16793.1" calcext:value-type="float">
            <text:p>16 793,1</text:p>
          </table:table-cell>
          <table:table-cell table:style-name="ce60" table:formula="of:=+[.D8]/[.B8]" office:value-type="percentage" office:value="0.970923913043479" calcext:value-type="percentage">
            <text:p>97,09%</text:p>
          </table:table-cell>
          <table:table-cell table:style-name="ce77" table:formula="of:=+[.D8]/[.C8]" office:value-type="percentage" office:value="0.970923913043479" calcext:value-type="percentage">
            <text:p>97,09%</text:p>
          </table:table-cell>
          <table:table-cell table:style-name="ce138"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Nájemné</text:p>
          </table:table-cell>
          <table:table-cell table:number-columns-repeated="2" table:style-name="ce41" office:value-type="float" office:value="0" calcext:value-type="float">
            <text:p>0,0</text:p>
          </table:table-cell>
          <table:table-cell table:style-name="ce129" office:value-type="float" office:value="0" calcext:value-type="float">
            <text:p>0,0</text:p>
          </table:table-cell>
          <table:table-cell table:style-name="ce61" table:formula="of:=+[.D9]/[.B9]" office:value-type="string" office:string-value="" calcext:value-type="error">
            <text:p>#DIV/0!</text:p>
          </table:table-cell>
          <table:table-cell table:style-name="ce78" table:formula="of:=+[.D9]/[.C9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Reklamy</text:p>
          </table:table-cell>
          <table:table-cell table:number-columns-repeated="3" table:style-name="ce129" office:value-type="float" office:value="0" calcext:value-type="float">
            <text:p>0,0</text:p>
          </table:table-cell>
          <table:table-cell table:style-name="ce61" table:formula="of:=+[.D10]/[.B10]" office:value-type="string" office:string-value="" calcext:value-type="error">
            <text:p>#DIV/0!</text:p>
          </table:table-cell>
          <table:table-cell table:style-name="ce78" table:formula="of:=+[.D10]/[.C10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Vstupné</text:p>
          </table:table-cell>
          <table:table-cell table:number-columns-repeated="2" table:style-name="ce129" office:value-type="float" office:value="15000" calcext:value-type="float">
            <text:p>15 000,0</text:p>
          </table:table-cell>
          <table:table-cell table:style-name="ce129" office:value-type="float" office:value="15377.7" calcext:value-type="float">
            <text:p>15 377,7</text:p>
          </table:table-cell>
          <table:table-cell table:style-name="ce61" table:formula="of:=+[.D11]/[.B11]" office:value-type="percentage" office:value="1.02518" calcext:value-type="percentage">
            <text:p>102,5%</text:p>
          </table:table-cell>
          <table:table-cell table:style-name="ce78" table:formula="of:=+[.D11]/[.C11]" office:value-type="percentage" office:value="1.02518" calcext:value-type="percentage">
            <text:p>102,52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Prodané zboží</text:p>
          </table:table-cell>
          <table:table-cell table:number-columns-repeated="3" table:style-name="ce129" office:value-type="float" office:value="0" calcext:value-type="float">
            <text:p>0,0</text:p>
          </table:table-cell>
          <table:table-cell table:style-name="ce61" table:formula="of:=+[.D12]/[.B12]" office:value-type="string" office:string-value="" calcext:value-type="error">
            <text:p>#DIV/0!</text:p>
          </table:table-cell>
          <table:table-cell table:style-name="ce78" table:formula="of:=+[.D12]/[.C12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Dary</text:p>
          </table:table-cell>
          <table:table-cell table:number-columns-repeated="3" table:style-name="ce129" office:value-type="float" office:value="0" calcext:value-type="float">
            <text:p>0,0</text:p>
          </table:table-cell>
          <table:table-cell table:style-name="ce61" table:formula="of:=+[.D13]/[.B13]" office:value-type="string" office:string-value="" calcext:value-type="error">
            <text:p>#DIV/0!</text:p>
          </table:table-cell>
          <table:table-cell table:style-name="ce78" table:formula="of:=+[.D13]/[.C13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Převody z fondů</text:p>
          </table:table-cell>
          <table:table-cell table:number-columns-repeated="2" table:style-name="ce129" office:value-type="float" office:value="1996" calcext:value-type="float">
            <text:p>1 996,0</text:p>
          </table:table-cell>
          <table:table-cell table:style-name="ce129" office:value-type="float" office:value="1324" calcext:value-type="float">
            <text:p>1 324,0</text:p>
          </table:table-cell>
          <table:table-cell table:style-name="ce61" table:formula="of:=+[.D14]/[.B14]" office:value-type="percentage" office:value="0.663326653306613" calcext:value-type="percentage">
            <text:p>66,3%</text:p>
          </table:table-cell>
          <table:table-cell table:style-name="ce78" table:formula="of:=+[.D14]/[.C14]" office:value-type="percentage" office:value="0.663326653306613" calcext:value-type="percentage">
            <text:p>66,33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6" office:value-type="string" calcext:value-type="string">
            <text:p>Ostatní</text:p>
          </table:table-cell>
          <table:table-cell table:number-columns-repeated="2" table:style-name="ce130" office:value-type="float" office:value="300" calcext:value-type="float">
            <text:p>300,0</text:p>
          </table:table-cell>
          <table:table-cell table:style-name="ce130" office:value-type="float" office:value="91.4" calcext:value-type="float">
            <text:p>91,4</text:p>
          </table:table-cell>
          <table:table-cell table:style-name="ce61" table:formula="of:=+[.D15]/[.B15]" office:value-type="percentage" office:value="0.304666666666667" calcext:value-type="percentage">
            <text:p>30,5%</text:p>
          </table:table-cell>
          <table:table-cell table:style-name="ce78" table:formula="of:=+[.D15]/[.C15]" office:value-type="percentage" office:value="0.304666666666667" calcext:value-type="percentage">
            <text:p>30,47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7" office:value-type="string" calcext:value-type="string">
            <text:p>NÁKLADY CELKEM</text:p>
          </table:table-cell>
          <table:table-cell table:style-name="ce43" table:formula="of:=SUM([.B17];[.B24];[.B36];[.B42];[.B47];[.B48])" office:value-type="float" office:value="21296" calcext:value-type="float">
            <text:p>21 296,0</text:p>
          </table:table-cell>
          <table:table-cell table:style-name="ce43" table:formula="of:=SUM([.C17];[.C24];[.C36];[.C42];[.C47];[.C48])" office:value-type="float" office:value="21296" calcext:value-type="float">
            <text:p>21 296,0</text:p>
          </table:table-cell>
          <table:table-cell table:style-name="ce43" table:formula="of:=SUM([.D17];[.D24];[.D36];[.D42];[.D47];[.D48])" office:value-type="float" office:value="20789.2" calcext:value-type="float">
            <text:p>20 789,2</text:p>
          </table:table-cell>
          <table:table-cell table:style-name="ce62" table:formula="of:=+[.D16]/[.B16]" office:value-type="percentage" office:value="0.976202103681442" calcext:value-type="percentage">
            <text:p>97,6%</text:p>
          </table:table-cell>
          <table:table-cell table:style-name="ce79" table:formula="of:=+[.D16]/[.C16]" office:value-type="percentage" office:value="0.976202103681442" calcext:value-type="percentage">
            <text:p>97,62%</text:p>
          </table:table-cell>
          <table:table-cell table:style-name="ce138"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8" office:value-type="string" calcext:value-type="string">
            <text:p>Spotřební nákupy celkem</text:p>
          </table:table-cell>
          <table:table-cell table:style-name="ce44" table:formula="of:=SUM([.B18:.B23])" office:value-type="float" office:value="950" calcext:value-type="float">
            <text:p>950,0</text:p>
          </table:table-cell>
          <table:table-cell table:style-name="ce44" table:formula="of:=SUM([.C18:.C23])" office:value-type="float" office:value="950" calcext:value-type="float">
            <text:p>950,0</text:p>
          </table:table-cell>
          <table:table-cell table:style-name="ce44" table:formula="of:=SUM([.D18:.D23])" office:value-type="float" office:value="459.5" calcext:value-type="float">
            <text:p>459,5</text:p>
          </table:table-cell>
          <table:table-cell table:style-name="ce63" table:formula="of:=+[.D17]/[.B17]" office:value-type="percentage" office:value="0.483684210526316" calcext:value-type="percentage">
            <text:p>48,4%</text:p>
          </table:table-cell>
          <table:table-cell table:style-name="ce80" table:formula="of:=+[.D17]/[.C17]" office:value-type="percentage" office:value="0.483684210526316" calcext:value-type="percentage">
            <text:p>48,37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9" office:value-type="string" calcext:value-type="string">
            <text:p>Spotřební materiál</text:p>
          </table:table-cell>
          <table:table-cell table:number-columns-repeated="2" table:style-name="ce42" office:value-type="float" office:value="280" calcext:value-type="float">
            <text:p>280,0</text:p>
          </table:table-cell>
          <table:table-cell table:style-name="ce42" office:value-type="float" office:value="203.1" calcext:value-type="float">
            <text:p>203,1</text:p>
          </table:table-cell>
          <table:table-cell table:style-name="ce64" table:formula="of:=+[.D18]/[.B18]" office:value-type="percentage" office:value="0.725357142857143" calcext:value-type="percentage">
            <text:p>72,5%</text:p>
          </table:table-cell>
          <table:table-cell table:style-name="ce81" table:formula="of:=+[.D18]/[.C18]" office:value-type="percentage" office:value="0.725357142857143" calcext:value-type="percentage">
            <text:p>72,54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Potraviny</text:p>
          </table:table-cell>
          <table:table-cell table:number-columns-repeated="3" table:style-name="ce129" office:value-type="float" office:value="0" calcext:value-type="float">
            <text:p>0,0</text:p>
          </table:table-cell>
          <table:table-cell table:style-name="ce61" table:formula="of:=+[.D19]/[.B19]" office:value-type="string" office:string-value="" calcext:value-type="error">
            <text:p>#DIV/0!</text:p>
          </table:table-cell>
          <table:table-cell table:style-name="ce78" table:formula="of:=+[.D19]/[.C19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DDHM</text:p>
          </table:table-cell>
          <table:table-cell table:number-columns-repeated="2" table:style-name="ce129" office:value-type="float" office:value="300" calcext:value-type="float">
            <text:p>300,0</text:p>
          </table:table-cell>
          <table:table-cell table:style-name="ce129" office:value-type="float" office:value="56.9" calcext:value-type="float">
            <text:p>56,9</text:p>
          </table:table-cell>
          <table:table-cell table:style-name="ce61" table:formula="of:=+[.D20]/[.B20]" office:value-type="percentage" office:value="0.189666666666667" calcext:value-type="percentage">
            <text:p>19,0%</text:p>
          </table:table-cell>
          <table:table-cell table:style-name="ce78" table:formula="of:=+[.D20]/[.C20]" office:value-type="percentage" office:value="0.189666666666667" calcext:value-type="percentage">
            <text:p>18,97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Spotřeba energií</text:p>
          </table:table-cell>
          <table:table-cell table:number-columns-repeated="2" table:style-name="ce129" office:value-type="float" office:value="370" calcext:value-type="float">
            <text:p>370,0</text:p>
          </table:table-cell>
          <table:table-cell table:style-name="ce129" office:value-type="float" office:value="199.5" calcext:value-type="float">
            <text:p>199,5</text:p>
          </table:table-cell>
          <table:table-cell table:style-name="ce61" table:formula="of:=+[.D21]/[.B21]" office:value-type="percentage" office:value="0.539189189189189" calcext:value-type="percentage">
            <text:p>53,9%</text:p>
          </table:table-cell>
          <table:table-cell table:style-name="ce78" table:formula="of:=+[.D21]/[.C21]" office:value-type="percentage" office:value="0.539189189189189" calcext:value-type="percentage">
            <text:p>53,92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Prodané zboží</text:p>
          </table:table-cell>
          <table:table-cell table:number-columns-repeated="3" table:style-name="ce129" office:value-type="float" office:value="0" calcext:value-type="float">
            <text:p>0,0</text:p>
          </table:table-cell>
          <table:table-cell table:style-name="ce61" table:formula="of:=+[.D22]/[.B22]" office:value-type="string" office:string-value="" calcext:value-type="error">
            <text:p>#DIV/0!</text:p>
          </table:table-cell>
          <table:table-cell table:style-name="ce78" table:formula="of:=+[.D22]/[.C22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0" office:value-type="string" calcext:value-type="string">
            <text:p>Ostatní</text:p>
          </table:table-cell>
          <table:table-cell table:number-columns-repeated="3" table:style-name="ce45" office:value-type="float" office:value="0" calcext:value-type="float">
            <text:p>0,0</text:p>
          </table:table-cell>
          <table:table-cell table:style-name="ce61" table:formula="of:=+[.D23]/[.B23]" office:value-type="string" office:string-value="" calcext:value-type="error">
            <text:p>#DIV/0!</text:p>
          </table:table-cell>
          <table:table-cell table:style-name="ce78" table:formula="of:=+[.D23]/[.C23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8" office:value-type="string" calcext:value-type="string">
            <text:p>Služby celkem</text:p>
          </table:table-cell>
          <table:table-cell table:style-name="ce44" table:formula="of:=SUM([.B25:.B35])" office:value-type="float" office:value="16524" calcext:value-type="float">
            <text:p>16 524,0</text:p>
          </table:table-cell>
          <table:table-cell table:style-name="ce44" table:formula="of:=SUM([.C25:.C35])" office:value-type="float" office:value="16458" calcext:value-type="float">
            <text:p>16 458,0</text:p>
          </table:table-cell>
          <table:table-cell table:style-name="ce44" table:formula="of:=SUM([.D25:.D35])" office:value-type="float" office:value="16406.3" calcext:value-type="float">
            <text:p>16 406,3</text:p>
          </table:table-cell>
          <table:table-cell table:style-name="ce63" table:formula="of:=+[.D24]/[.B24]" office:value-type="percentage" office:value="0.992877027354152" calcext:value-type="percentage">
            <text:p>99,3%</text:p>
          </table:table-cell>
          <table:table-cell table:style-name="ce80" table:formula="of:=+[.D24]/[.C24]" office:value-type="percentage" office:value="0.996858670555353" calcext:value-type="percentage">
            <text:p>99,69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9" office:value-type="string" calcext:value-type="string">
            <text:p>Opravy a údržba</text:p>
          </table:table-cell>
          <table:table-cell table:number-columns-repeated="2" table:style-name="ce42" office:value-type="float" office:value="300" calcext:value-type="float">
            <text:p>300,0</text:p>
          </table:table-cell>
          <table:table-cell table:style-name="ce42" office:value-type="float" office:value="194.8" calcext:value-type="float">
            <text:p>194,8</text:p>
          </table:table-cell>
          <table:table-cell table:style-name="ce64" table:formula="of:=+[.D25]/[.B25]" office:value-type="percentage" office:value="0.649333333333333" calcext:value-type="percentage">
            <text:p>64,9%</text:p>
          </table:table-cell>
          <table:table-cell table:style-name="ce81" table:formula="of:=+[.D25]/[.C25]" office:value-type="percentage" office:value="0.649333333333333" calcext:value-type="percentage">
            <text:p>64,93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Cestovné</text:p>
          </table:table-cell>
          <table:table-cell table:style-name="ce129" office:value-type="float" office:value="300" calcext:value-type="float">
            <text:p>300,0</text:p>
          </table:table-cell>
          <table:table-cell table:style-name="ce129" office:value-type="float" office:value="234" calcext:value-type="float">
            <text:p>234,0</text:p>
          </table:table-cell>
          <table:table-cell table:style-name="ce129" office:value-type="float" office:value="101.5" calcext:value-type="float">
            <text:p>101,5</text:p>
          </table:table-cell>
          <table:table-cell table:style-name="ce61" table:formula="of:=+[.D26]/[.B26]" office:value-type="percentage" office:value="0.338333333333333" calcext:value-type="percentage">
            <text:p>33,8%</text:p>
          </table:table-cell>
          <table:table-cell table:style-name="ce78" table:formula="of:=+[.D26]/[.C26]" office:value-type="percentage" office:value="0.433760683760684" calcext:value-type="percentage">
            <text:p>43,38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Náklady na reprezentaci</text:p>
          </table:table-cell>
          <table:table-cell table:number-columns-repeated="2" table:style-name="ce129" office:value-type="float" office:value="150" calcext:value-type="float">
            <text:p>150,0</text:p>
          </table:table-cell>
          <table:table-cell table:style-name="ce129" office:value-type="float" office:value="103.3" calcext:value-type="float">
            <text:p>103,3</text:p>
          </table:table-cell>
          <table:table-cell table:style-name="ce61" table:formula="of:=+[.D27]/[.B27]" office:value-type="percentage" office:value="0.688666666666667" calcext:value-type="percentage">
            <text:p>68,9%</text:p>
          </table:table-cell>
          <table:table-cell table:style-name="ce78" table:formula="of:=+[.D27]/[.C27]" office:value-type="percentage" office:value="0.688666666666667" calcext:value-type="percentage">
            <text:p>68,87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Honoráře</text:p>
          </table:table-cell>
          <table:table-cell table:number-columns-repeated="2" table:style-name="ce129" office:value-type="float" office:value="12000" calcext:value-type="float">
            <text:p>12 000,0</text:p>
          </table:table-cell>
          <table:table-cell table:style-name="ce129" office:value-type="float" office:value="12067.9" calcext:value-type="float">
            <text:p>12 067,9</text:p>
          </table:table-cell>
          <table:table-cell table:style-name="ce61" table:formula="of:=+[.D28]/[.B28]" office:value-type="percentage" office:value="1.00565833333333" calcext:value-type="percentage">
            <text:p>100,6%</text:p>
          </table:table-cell>
          <table:table-cell table:style-name="ce78" table:formula="of:=+[.D28]/[.C28]" office:value-type="percentage" office:value="1.00565833333333" calcext:value-type="percentage">
            <text:p>100,57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Propagace</text:p>
          </table:table-cell>
          <table:table-cell table:number-columns-repeated="2" table:style-name="ce129" office:value-type="float" office:value="2100" calcext:value-type="float">
            <text:p>2 100,0</text:p>
          </table:table-cell>
          <table:table-cell table:style-name="ce129" office:value-type="float" office:value="2370.4" calcext:value-type="float">
            <text:p>2 370,4</text:p>
          </table:table-cell>
          <table:table-cell table:style-name="ce61" table:formula="of:=+[.D29]/[.B29]" office:value-type="percentage" office:value="1.1287619047619" calcext:value-type="percentage">
            <text:p>112,9%</text:p>
          </table:table-cell>
          <table:table-cell table:style-name="ce78" table:formula="of:=+[.D29]/[.C29]" office:value-type="percentage" office:value="1.1287619047619" calcext:value-type="percentage">
            <text:p>112,88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Výkony spojů</text:p>
          </table:table-cell>
          <table:table-cell table:number-columns-repeated="2" table:style-name="ce129" office:value-type="float" office:value="130" calcext:value-type="float">
            <text:p>130,0</text:p>
          </table:table-cell>
          <table:table-cell table:style-name="ce129" office:value-type="float" office:value="118" calcext:value-type="float">
            <text:p>118,0</text:p>
          </table:table-cell>
          <table:table-cell table:style-name="ce61" table:formula="of:=+[.D30]/[.B30]" office:value-type="percentage" office:value="0.907692307692308" calcext:value-type="percentage">
            <text:p>90,8%</text:p>
          </table:table-cell>
          <table:table-cell table:style-name="ce78" table:formula="of:=+[.D30]/[.C30]" office:value-type="percentage" office:value="0.907692307692308" calcext:value-type="percentage">
            <text:p>90,77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Odvoz odpadů, úklid</text:p>
          </table:table-cell>
          <table:table-cell table:number-columns-repeated="2" table:style-name="ce129" office:value-type="float" office:value="9" calcext:value-type="float">
            <text:p>9,0</text:p>
          </table:table-cell>
          <table:table-cell table:style-name="ce129" office:value-type="float" office:value="8.7" calcext:value-type="float">
            <text:p>8,7</text:p>
          </table:table-cell>
          <table:table-cell table:style-name="ce61" table:formula="of:=+[.D31]/[.B31]" office:value-type="percentage" office:value="0.966666666666666" calcext:value-type="percentage">
            <text:p>96,7%</text:p>
          </table:table-cell>
          <table:table-cell table:style-name="ce78" table:formula="of:=+[.D31]/[.C31]" office:value-type="percentage" office:value="0.966666666666666" calcext:value-type="percentage">
            <text:p>96,67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Nájemné</text:p>
          </table:table-cell>
          <table:table-cell table:number-columns-repeated="3" table:style-name="ce129" office:value-type="float" office:value="0" calcext:value-type="float">
            <text:p>0,0</text:p>
          </table:table-cell>
          <table:table-cell table:style-name="ce61" table:formula="of:=+[.D32]/[.B32]" office:value-type="string" office:string-value="" calcext:value-type="error">
            <text:p>#DIV/0!</text:p>
          </table:table-cell>
          <table:table-cell table:style-name="ce78" table:formula="of:=+[.D32]/[.C32]" office:value-type="string" office:string-value="" calcext:value-type="error">
            <text:p>#DIV/0!</text:p>
          </table:table-cell>
          <table:table-cell/>
          <table:table-cell table:style-name="ce142"/>
          <table:table-cell table:style-name="ce141"/>
          <table:table-cell table:number-columns-repeated="1015"/>
        </table:table-row>
        <table:table-row table:style-name="ro7">
          <table:table-cell table:style-name="ce116" office:value-type="string" calcext:value-type="string">
            <text:p>Služby zvukaře a osvětlovače</text:p>
          </table:table-cell>
          <table:table-cell table:number-columns-repeated="2" table:style-name="ce130" office:value-type="float" office:value="900" calcext:value-type="float">
            <text:p>900,0</text:p>
          </table:table-cell>
          <table:table-cell table:style-name="ce130" office:value-type="float" office:value="847" calcext:value-type="float">
            <text:p>847,0</text:p>
          </table:table-cell>
          <table:table-cell table:style-name="ce64" table:formula="of:=+[.D33]/[.B33]" office:value-type="percentage" office:value="0.941111111111111" calcext:value-type="percentage">
            <text:p>94,1%</text:p>
          </table:table-cell>
          <table:table-cell table:style-name="ce81" table:formula="of:=+[.D33]/[.C33]" office:value-type="percentage" office:value="0.941111111111111" calcext:value-type="percentage">
            <text:p>94,11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6" office:value-type="string" calcext:value-type="string">
            <text:p>Účetnictví</text:p>
          </table:table-cell>
          <table:table-cell table:number-columns-repeated="2" table:style-name="ce130" office:value-type="float" office:value="135" calcext:value-type="float">
            <text:p>135,0</text:p>
          </table:table-cell>
          <table:table-cell table:style-name="ce130" office:value-type="float" office:value="125.4" calcext:value-type="float">
            <text:p>125,4</text:p>
          </table:table-cell>
          <table:table-cell table:style-name="ce64" table:formula="of:=+[.D34]/[.B34]" office:value-type="percentage" office:value="0.928888888888889" calcext:value-type="percentage">
            <text:p>92,9%</text:p>
          </table:table-cell>
          <table:table-cell table:style-name="ce81" table:formula="of:=+[.D34]/[.C34]" office:value-type="percentage" office:value="0.928888888888889" calcext:value-type="percentage">
            <text:p>92,89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0" office:value-type="string" calcext:value-type="string">
            <text:p>Ostatní</text:p>
          </table:table-cell>
          <table:table-cell table:number-columns-repeated="2" table:style-name="ce45" office:value-type="float" office:value="500" calcext:value-type="float">
            <text:p>500,0</text:p>
          </table:table-cell>
          <table:table-cell table:style-name="ce45" office:value-type="float" office:value="469.3" calcext:value-type="float">
            <text:p>469,3</text:p>
          </table:table-cell>
          <table:table-cell table:style-name="ce65" table:formula="of:=+[.D35]/[.B35]" office:value-type="percentage" office:value="0.9386" calcext:value-type="percentage">
            <text:p>93,9%</text:p>
          </table:table-cell>
          <table:table-cell table:style-name="ce82" table:formula="of:=+[.D35]/[.C35]" office:value-type="percentage" office:value="0.9386" calcext:value-type="percentage">
            <text:p>93,86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8" office:value-type="string" calcext:value-type="string">
            <text:p>Osobní náklady celkem</text:p>
          </table:table-cell>
          <table:table-cell table:style-name="ce44" table:formula="of:=SUM([.B37:.B41])" office:value-type="float" office:value="3450" calcext:value-type="float">
            <text:p>3 450,0</text:p>
          </table:table-cell>
          <table:table-cell table:style-name="ce44" table:formula="of:=SUM([.C37:.C41])" office:value-type="float" office:value="3516" calcext:value-type="float">
            <text:p>3 516,0</text:p>
          </table:table-cell>
          <table:table-cell table:style-name="ce44" table:formula="of:=SUM([.D37:.D41])" office:value-type="float" office:value="3580.9" calcext:value-type="float">
            <text:p>3 580,9</text:p>
          </table:table-cell>
          <table:table-cell table:style-name="ce63" table:formula="of:=+[.D36]/[.B36]" office:value-type="percentage" office:value="1.03794202898551" calcext:value-type="percentage">
            <text:p>103,8%</text:p>
          </table:table-cell>
          <table:table-cell table:style-name="ce80" table:formula="of:=+[.D36]/[.C36]" office:value-type="percentage" office:value="1.01845847554039" calcext:value-type="percentage">
            <text:p>101,85%</text:p>
          </table:table-cell>
          <table:table-cell table:style-name="ce138"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9" office:value-type="string" calcext:value-type="string">
            <text:p>Mzdové náklady</text:p>
          </table:table-cell>
          <table:table-cell table:style-name="ce42" office:value-type="float" office:value="2200" calcext:value-type="float">
            <text:p>2 200,0</text:p>
          </table:table-cell>
          <table:table-cell table:style-name="ce42" office:value-type="float" office:value="2266" calcext:value-type="float">
            <text:p>2 266,0</text:p>
          </table:table-cell>
          <table:table-cell table:style-name="ce42" office:value-type="float" office:value="2261.7" calcext:value-type="float">
            <text:p>2 261,7</text:p>
          </table:table-cell>
          <table:table-cell table:style-name="ce61" table:formula="of:=+[.D37]/[.B37]" office:value-type="percentage" office:value="1.02804545454545" calcext:value-type="percentage">
            <text:p>102,8%</text:p>
          </table:table-cell>
          <table:table-cell table:style-name="ce81" table:formula="of:=+[.D37]/[.C37]" office:value-type="percentage" office:value="0.998102383053839" calcext:value-type="percentage">
            <text:p>99,81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OON</text:p>
          </table:table-cell>
          <table:table-cell table:number-columns-repeated="2" table:style-name="ce129" office:value-type="float" office:value="300" calcext:value-type="float">
            <text:p>300,0</text:p>
          </table:table-cell>
          <table:table-cell table:style-name="ce129" office:value-type="float" office:value="349.8" calcext:value-type="float">
            <text:p>349,8</text:p>
          </table:table-cell>
          <table:table-cell table:style-name="ce61" table:formula="of:=+[.D38]/[.B38]" office:value-type="percentage" office:value="1.166" calcext:value-type="percentage">
            <text:p>116,6%</text:p>
          </table:table-cell>
          <table:table-cell table:style-name="ce78" table:formula="of:=+[.D38]/[.C38]" office:value-type="percentage" office:value="1.166" calcext:value-type="percentage">
            <text:p>116,60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Zákonné pojištění</text:p>
          </table:table-cell>
          <table:table-cell table:number-columns-repeated="2" table:style-name="ce129" office:value-type="float" office:value="820" calcext:value-type="float">
            <text:p>820,0</text:p>
          </table:table-cell>
          <table:table-cell table:style-name="ce129" office:value-type="float" office:value="849.3" calcext:value-type="float">
            <text:p>849,3</text:p>
          </table:table-cell>
          <table:table-cell table:style-name="ce61" table:formula="of:=+[.D39]/[.B39]" office:value-type="percentage" office:value="1.03573170731707" calcext:value-type="percentage">
            <text:p>103,6%</text:p>
          </table:table-cell>
          <table:table-cell table:style-name="ce78" table:formula="of:=+[.D39]/[.C39]" office:value-type="percentage" office:value="1.03573170731707" calcext:value-type="percentage">
            <text:p>103,57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Zaměstnanecký fond</text:p>
          </table:table-cell>
          <table:table-cell table:number-columns-repeated="2" table:style-name="ce129" office:value-type="float" office:value="30" calcext:value-type="float">
            <text:p>30,0</text:p>
          </table:table-cell>
          <table:table-cell table:style-name="ce129" office:value-type="float" office:value="22.6" calcext:value-type="float">
            <text:p>22,6</text:p>
          </table:table-cell>
          <table:table-cell table:style-name="ce61" table:formula="of:=+[.D40]/[.B40]" office:value-type="percentage" office:value="0.753333333333333" calcext:value-type="percentage">
            <text:p>75,3%</text:p>
          </table:table-cell>
          <table:table-cell table:style-name="ce78" table:formula="of:=+[.D40]/[.C40]" office:value-type="percentage" office:value="0.753333333333333" calcext:value-type="percentage">
            <text:p>75,33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0" office:value-type="string" calcext:value-type="string">
            <text:p>Ostatní - sociální náklady</text:p>
          </table:table-cell>
          <table:table-cell table:number-columns-repeated="2" table:style-name="ce45" office:value-type="float" office:value="100" calcext:value-type="float">
            <text:p>100,0</text:p>
          </table:table-cell>
          <table:table-cell table:style-name="ce45" office:value-type="float" office:value="97.5" calcext:value-type="float">
            <text:p>97,5</text:p>
          </table:table-cell>
          <table:table-cell table:style-name="ce61" table:formula="of:=+[.D41]/[.B41]" office:value-type="percentage" office:value="0.975" calcext:value-type="percentage">
            <text:p>97,5%</text:p>
          </table:table-cell>
          <table:table-cell table:style-name="ce78" table:formula="of:=+[.D41]/[.C41]" office:value-type="percentage" office:value="0.975" calcext:value-type="percentage">
            <text:p>97,50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8" office:value-type="string" calcext:value-type="string">
            <text:p>Daně a poplatky</text:p>
          </table:table-cell>
          <table:table-cell table:style-name="ce44" table:formula="of:=SUM([.B43:.B46])" office:value-type="float" office:value="272" calcext:value-type="float">
            <text:p>272,0</text:p>
          </table:table-cell>
          <table:table-cell table:style-name="ce44" table:formula="of:=SUM([.C43:.C46])" office:value-type="float" office:value="272" calcext:value-type="float">
            <text:p>272,0</text:p>
          </table:table-cell>
          <table:table-cell table:style-name="ce44" table:formula="of:=SUM([.D43:.D46])" office:value-type="float" office:value="232.4" calcext:value-type="float">
            <text:p>232,4</text:p>
          </table:table-cell>
          <table:table-cell table:style-name="ce63" table:formula="of:=+[.D42]/[.B42]" office:value-type="percentage" office:value="0.854411764705882" calcext:value-type="percentage">
            <text:p>85,4%</text:p>
          </table:table-cell>
          <table:table-cell table:style-name="ce80" table:formula="of:=+[.D42]/[.C42]" office:value-type="percentage" office:value="0.854411764705882" calcext:value-type="percentage">
            <text:p>85,44%</text:p>
          </table:table-cell>
          <table:table-cell table:style-name="ce139"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9" office:value-type="string" calcext:value-type="string">
            <text:p>Daně a poplatky</text:p>
          </table:table-cell>
          <table:table-cell table:number-columns-repeated="2" table:style-name="ce42" office:value-type="float" office:value="60" calcext:value-type="float">
            <text:p>60,0</text:p>
          </table:table-cell>
          <table:table-cell table:style-name="ce42" office:value-type="float" office:value="1.1" calcext:value-type="float">
            <text:p>1,1</text:p>
          </table:table-cell>
          <table:table-cell table:style-name="ce61" table:formula="of:=+[.D43]/[.B43]" office:value-type="percentage" office:value="0.0183333333333333" calcext:value-type="percentage">
            <text:p>1,8%</text:p>
          </table:table-cell>
          <table:table-cell table:style-name="ce78" table:formula="of:=+[.D43]/[.C43]" office:value-type="percentage" office:value="0.0183333333333333" calcext:value-type="percentage">
            <text:p>1,83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Pojistné</text:p>
          </table:table-cell>
          <table:table-cell table:number-columns-repeated="2" table:style-name="ce129" office:value-type="float" office:value="48" calcext:value-type="float">
            <text:p>48,0</text:p>
          </table:table-cell>
          <table:table-cell table:style-name="ce129" office:value-type="float" office:value="47.4" calcext:value-type="float">
            <text:p>47,4</text:p>
          </table:table-cell>
          <table:table-cell table:style-name="ce61" table:formula="of:=+[.D44]/[.B44]" office:value-type="percentage" office:value="0.9875" calcext:value-type="percentage">
            <text:p>98,8%</text:p>
          </table:table-cell>
          <table:table-cell table:style-name="ce78" table:formula="of:=+[.D44]/[.C44]" office:value-type="percentage" office:value="0.9875" calcext:value-type="percentage">
            <text:p>98,75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6" office:value-type="string" calcext:value-type="string">
            <text:p>Ostatní finanční náklady</text:p>
          </table:table-cell>
          <table:table-cell table:number-columns-repeated="2" table:style-name="ce130" office:value-type="float" office:value="150" calcext:value-type="float">
            <text:p>150,0</text:p>
          </table:table-cell>
          <table:table-cell table:style-name="ce130" office:value-type="float" office:value="169.6" calcext:value-type="float">
            <text:p>169,6</text:p>
          </table:table-cell>
          <table:table-cell table:style-name="ce61" table:formula="of:=+[.D45]/[.B45]" office:value-type="percentage" office:value="1.13066666666667" calcext:value-type="percentage">
            <text:p>113,1%</text:p>
          </table:table-cell>
          <table:table-cell table:style-name="ce78" table:formula="of:=+[.D45]/[.C45]" office:value-type="percentage" office:value="1.13066666666667" calcext:value-type="percentage">
            <text:p>113,07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0" office:value-type="string" calcext:value-type="string">
            <text:p>Zákonné pojištění</text:p>
          </table:table-cell>
          <table:table-cell table:number-columns-repeated="2" table:style-name="ce45" office:value-type="float" office:value="14" calcext:value-type="float">
            <text:p>14,0</text:p>
          </table:table-cell>
          <table:table-cell table:style-name="ce45" office:value-type="float" office:value="14.3" calcext:value-type="float">
            <text:p>14,3</text:p>
          </table:table-cell>
          <table:table-cell table:style-name="ce61" table:formula="of:=+[.D46]/[.B46]" office:value-type="percentage" office:value="1.02142857142857" calcext:value-type="percentage">
            <text:p>102,1%</text:p>
          </table:table-cell>
          <table:table-cell table:style-name="ce135" table:formula="of:=+[.D46]/[.C46]" office:value-type="percentage" office:value="1.02142857142857" calcext:value-type="percentage">
            <text:p>102,14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1" office:value-type="string" calcext:value-type="string">
            <text:p>Odpisy zařízení</text:p>
          </table:table-cell>
          <table:table-cell table:number-columns-repeated="2" table:style-name="ce46" office:value-type="float" office:value="100" calcext:value-type="float">
            <text:p>100,0</text:p>
          </table:table-cell>
          <table:table-cell table:style-name="ce46" office:value-type="float" office:value="110.1" calcext:value-type="float">
            <text:p>110,1</text:p>
          </table:table-cell>
          <table:table-cell table:style-name="ce134" table:formula="of:=+[.D47]/[.B47]" office:value-type="percentage" office:value="1.101" calcext:value-type="percentage">
            <text:p>110,1%</text:p>
          </table:table-cell>
          <table:table-cell table:style-name="ce136" table:formula="of:=+[.D47]/[.C47]" office:value-type="percentage" office:value="1.101" calcext:value-type="percentage">
            <text:p>110,10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2" office:value-type="string" calcext:value-type="string">
            <text:p>Odpisy nemovitého majetku</text:p>
          </table:table-cell>
          <table:table-cell table:number-columns-repeated="3" table:style-name="ce131" office:value-type="float" office:value="0" calcext:value-type="float">
            <text:p>0,0</text:p>
          </table:table-cell>
          <table:table-cell table:style-name="ce65" table:formula="of:=+[.D48]/[.B48]" office:value-type="string" office:string-value="" calcext:value-type="error">
            <text:p>#DIV/0!</text:p>
          </table:table-cell>
          <table:table-cell table:style-name="ce82" table:formula="of:=+[.D48]/[.C48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3" office:value-type="string" calcext:value-type="string">
            <text:p>Neinv. přísp. + přísp. na odpisy + ost. příspěvky</text:p>
          </table:table-cell>
          <table:table-cell table:style-name="ce48" table:formula="of:=SUM([.B50:.B53])" office:value-type="float" office:value="4000" calcext:value-type="float">
            <text:p>4 000,0</text:p>
          </table:table-cell>
          <table:table-cell table:style-name="ce48" table:formula="of:=SUM([.C50:.C53])" office:value-type="float" office:value="4000" calcext:value-type="float">
            <text:p>4 000,0</text:p>
          </table:table-cell>
          <table:table-cell table:style-name="ce48" table:formula="of:=SUM([.D50:.D53])" office:value-type="float" office:value="4000" calcext:value-type="float">
            <text:p>4 000,0</text:p>
          </table:table-cell>
          <table:table-cell table:style-name="ce63" table:formula="of:=+[.D49]/[.B49]" office:value-type="percentage" office:value="1" calcext:value-type="percentage">
            <text:p>100,0%</text:p>
          </table:table-cell>
          <table:table-cell table:style-name="ce80" table:formula="of:=+[.D49]/[.C49]" office:value-type="percentage" office:value="1" calcext:value-type="percentage">
            <text:p>100,00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9" office:value-type="string" calcext:value-type="string">
            <text:p>Neinvestiční příspěvek</text:p>
          </table:table-cell>
          <table:table-cell table:number-columns-repeated="3" table:style-name="ce47" office:value-type="float" office:value="4000" calcext:value-type="float">
            <text:p>4 000,0</text:p>
          </table:table-cell>
          <table:table-cell table:style-name="ce64" table:formula="of:=+[.D50]/[.B50]" office:value-type="percentage" office:value="1" calcext:value-type="percentage">
            <text:p>100,0%</text:p>
          </table:table-cell>
          <table:table-cell table:style-name="ce81" table:formula="of:=+[.D50]/[.C50]" office:value-type="percentage" office:value="1" calcext:value-type="percentage">
            <text:p>100,00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15" office:value-type="string" calcext:value-type="string">
            <text:p>Příspěvek na odpisy nemov. majetku</text:p>
          </table:table-cell>
          <table:table-cell table:number-columns-repeated="3" table:style-name="ce132" office:value-type="float" office:value="0" calcext:value-type="float">
            <text:p>0,0</text:p>
          </table:table-cell>
          <table:table-cell table:style-name="ce61" table:formula="of:=+[.D51]/[.B51]" office:value-type="string" office:string-value="" calcext:value-type="error">
            <text:p>#DIV/0!</text:p>
          </table:table-cell>
          <table:table-cell table:style-name="ce78" table:formula="of:=+[.D51]/[.C51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6" office:value-type="string" calcext:value-type="string">
            <text:p><text:s text:c="3"/>Účelová dotace (UZ 091, 081…)</text:p>
          </table:table-cell>
          <table:table-cell table:style-name="ce133" office:value-type="float" office:value="0" calcext:value-type="float">
            <text:p>0,0</text:p>
          </table:table-cell>
          <table:table-cell table:style-name="ce132" office:value-type="float" office:value="0" calcext:value-type="float">
            <text:p>0,0</text:p>
          </table:table-cell>
          <table:table-cell table:style-name="ce133" office:value-type="float" office:value="0" calcext:value-type="float">
            <text:p>0,0</text:p>
          </table:table-cell>
          <table:table-cell table:style-name="ce61" table:formula="of:=+[.D52]/[.B52]" office:value-type="string" office:string-value="" calcext:value-type="error">
            <text:p>#DIV/0!</text:p>
          </table:table-cell>
          <table:table-cell table:style-name="ce78" table:formula="of:=+[.D52]/[.C52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4" office:value-type="string" calcext:value-type="string">
            <text:p>Ostatní příspěvky (např.dotace z účel.fondů MČ Pha 3)</text:p>
          </table:table-cell>
          <table:table-cell table:number-columns-repeated="3" table:style-name="ce49" office:value-type="float" office:value="0" calcext:value-type="float">
            <text:p>0,0</text:p>
          </table:table-cell>
          <table:table-cell table:style-name="ce61" table:formula="of:=+[.D53]/[.B53]" office:value-type="string" office:string-value="" calcext:value-type="error">
            <text:p>#DIV/0!</text:p>
          </table:table-cell>
          <table:table-cell table:style-name="ce137" table:formula="of:=+[.D53]/[.C53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5" office:value-type="string" calcext:value-type="string">
            <text:p>ZISK - ZTRÁTA vč. příspěvku</text:p>
          </table:table-cell>
          <table:table-cell table:style-name="ce50" table:formula="of:=+[.B8]-[.B16]+[.B49]" office:value-type="float" office:value="0" calcext:value-type="float">
            <text:p>0,0</text:p>
          </table:table-cell>
          <table:table-cell table:style-name="ce50" table:formula="of:=+[.C8]-[.C16]+[.C49]" office:value-type="float" office:value="0" calcext:value-type="float">
            <text:p>0,0</text:p>
          </table:table-cell>
          <table:table-cell table:style-name="ce50" table:formula="of:=+[.D8]-[.D16]+[.D49]" office:value-type="float" office:value="3.90000000000146" calcext:value-type="float">
            <text:p>3,9</text:p>
          </table:table-cell>
          <table:table-cell table:style-name="ce69" table:formula="of:=+[.D54]/[.B54]" office:value-type="string" office:string-value="" calcext:value-type="error">
            <text:p>#DIV/0!</text:p>
          </table:table-cell>
          <table:table-cell table:style-name="ce89" table:formula="of:=+[.D54]/[.C54]" office:value-type="string" office:string-value="" calcext:value-type="error">
            <text:p>#DIV/0!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7">
          <table:table-cell table:style-name="ce126" office:value-type="string" calcext:value-type="string">
            <text:p>ZISK - ZTRÁTA bez příspěvku</text:p>
          </table:table-cell>
          <table:table-cell table:style-name="ce51" table:formula="of:=+[.B8]-[.B16]" office:value-type="float" office:value="-4000" calcext:value-type="float">
            <text:p>-4 000,0</text:p>
          </table:table-cell>
          <table:table-cell table:style-name="ce51" table:formula="of:=+[.B8]-[.B16]" office:value-type="float" office:value="-4000" calcext:value-type="float">
            <text:p>-4 000,0</text:p>
          </table:table-cell>
          <table:table-cell table:style-name="ce51" table:formula="of:=+[.D8]-[.D16]" office:value-type="float" office:value="-3996.1" calcext:value-type="float">
            <text:p>-3 996,1</text:p>
          </table:table-cell>
          <table:table-cell table:style-name="ce70" table:formula="of:=+[.D55]/[.B55]" office:value-type="percentage" office:value="0.999025" calcext:value-type="percentage">
            <text:p>99,9%</text:p>
          </table:table-cell>
          <table:table-cell table:style-name="ce90" table:formula="of:=+[.D55]/[.C55]" office:value-type="percentage" office:value="0.999025" calcext:value-type="percentage">
            <text:p>99,90%</text:p>
          </table:table-cell>
          <table:table-cell/>
          <table:table-cell table:style-name="ce141" table:number-columns-repeated="2"/>
          <table:table-cell table:number-columns-repeated="1015"/>
        </table:table-row>
        <table:table-row table:style-name="ro4">
          <table:table-cell office:value-type="string" calcext:value-type="string">
            <text:p>Vypracovala: Ing.Jana Potočková</text:p>
          </table:table-cell>
          <table:table-cell office:value-type="string" calcext:value-type="string">
            <text:p>Schválil: Mgr.Jana Rumlenová</text:p>
          </table:table-cell>
          <table:table-cell table:number-columns-repeated="2"/>
          <table:table-cell table:style-name="ce71" office:value-type="date" office:date-value="2016-02-04" calcext:value-type="date">
            <text:p>4.2.2016</text:p>
          </table:table-cell>
          <table:table-cell table:number-columns-repeated="1019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Hlavní.$A$1:.$F$56" table:range-usable-as="print-range"/>
        </table:named-expressions>
      </table:table>
      <table:table table:name="Doplňková" table:style-name="ta3" table:print-ranges="Doplňková.A1:Doplňková.F56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OZBORY <text:s/>HOSPODAŘENÍ <text:s/>ZA rok 2015</text:p>
          </table:table-cell>
          <table:covered-table-cell table:number-columns-repeated="2" table:style-name="ce21"/>
          <table:table-cell table:style-name="ce52" office:value-type="string" calcext:value-type="string" table:number-columns-spanned="3" table:number-rows-spanned="1">
            <text:p>Doplňková činnost</text:p>
          </table:table-cell>
          <table:covered-table-cell table:number-columns-repeated="2"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3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5" table:number-rows-spanned="1">
            <text:p>Příspěvková organizace: <text:s/>ŽIŽKOVSKÉ DIVADLO JÁRY CIMRMANA </text:p>
          </table:table-cell>
          <table:covered-table-cell table:number-columns-repeated="4" table:style-name="ce127"/>
          <table:table-cell table:number-columns-repeated="1019"/>
        </table:table-row>
        <table:table-row table:style-name="ro4">
          <table:table-cell table:number-columns-repeated="5"/>
          <table:table-cell table:style-name="ce73" office:value-type="string" calcext:value-type="string">
            <text:p>v tis. Kč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1" table:number-rows-spanned="3">
            <text:p>Položka</text:p>
          </table:table-cell>
          <table:table-cell table:style-name="ce23" office:value-type="string" calcext:value-type="string">
            <text:p>Schválený</text:p>
          </table:table-cell>
          <table:table-cell table:style-name="ce37" office:value-type="string" calcext:value-type="string">
            <text:p>Upravený</text:p>
          </table:table-cell>
          <table:table-cell table:style-name="ce54" office:value-type="string" calcext:value-type="string" table:number-columns-spanned="1" table:number-rows-spanned="2">
            <text:p>Skutečnost</text:p>
          </table:table-cell>
          <table:table-cell table:style-name="ce57" office:value-type="string" calcext:value-type="string" table:number-columns-spanned="1" table:number-rows-spanned="3">
            <text:p>% <text:s text:c="24"/>Skut./SR</text:p>
          </table:table-cell>
          <table:table-cell table:style-name="ce74" office:value-type="string" calcext:value-type="string" table:number-columns-spanned="1" table:number-rows-spanned="3">
            <text:p>% <text:s text:c="25"/>Skut./UR</text:p>
          </table:table-cell>
          <table:table-cell table:number-columns-repeated="1018"/>
        </table:table-row>
        <table:table-row table:style-name="ro6">
          <table:covered-table-cell table:style-name="ce4"/>
          <table:table-cell table:style-name="ce24" office:value-type="string" calcext:value-type="string">
            <text:p>rozpočet</text:p>
          </table:table-cell>
          <table:table-cell table:style-name="ce38" office:value-type="string" calcext:value-type="string">
            <text:p>rozpočet</text:p>
          </table:table-cell>
          <table:covered-table-cell table:style-name="ce55"/>
          <table:covered-table-cell table:style-name="ce58"/>
          <table:covered-table-cell table:style-name="ce75"/>
          <table:table-cell table:number-columns-repeated="1018"/>
        </table:table-row>
        <table:table-row table:style-name="ro4">
          <table:covered-table-cell table:style-name="ce5"/>
          <table:table-cell table:style-name="ce25" office:value-type="float" office:value="2015" calcext:value-type="float">
            <text:p>2015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string" calcext:value-type="string">
            <text:p>k 31.12.2015</text:p>
          </table:table-cell>
          <table:covered-table-cell table:style-name="ce59"/>
          <table:covered-table-cell table:style-name="ce76"/>
          <table:table-cell table:number-columns-repeated="1018"/>
        </table:table-row>
        <table:table-row table:style-name="ro7">
          <table:table-cell table:style-name="ce114" office:value-type="string" calcext:value-type="string">
            <text:p>VÝNOSY CELKEM</text:p>
          </table:table-cell>
          <table:table-cell table:style-name="ce128" table:formula="of:=SUM([.B9:.B15])" office:value-type="float" office:value="1100" calcext:value-type="float">
            <text:p>1 100,0</text:p>
          </table:table-cell>
          <table:table-cell table:style-name="ce40" table:formula="of:=SUM([.C9:.C15])" office:value-type="float" office:value="1100" calcext:value-type="float">
            <text:p>1 100,0</text:p>
          </table:table-cell>
          <table:table-cell table:style-name="ce40" table:formula="of:=SUM([.D9:.D15])" office:value-type="float" office:value="1406.1" calcext:value-type="float">
            <text:p>1 406,1</text:p>
          </table:table-cell>
          <table:table-cell table:style-name="ce60" table:formula="of:=+[.D8]/[.B8]" office:value-type="percentage" office:value="1.27827272727273" calcext:value-type="percentage">
            <text:p>127,83%</text:p>
          </table:table-cell>
          <table:table-cell table:style-name="ce77" table:formula="of:=+[.D8]/[.C8]" office:value-type="percentage" office:value="1.27827272727273" calcext:value-type="percentage">
            <text:p>127,83%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Nájemné</text:p>
          </table:table-cell>
          <table:table-cell table:style-name="ce144" office:value-type="float" office:value="300" calcext:value-type="float">
            <text:p>300,0</text:p>
          </table:table-cell>
          <table:table-cell table:style-name="ce129" office:value-type="float" office:value="300" calcext:value-type="float">
            <text:p>300,0</text:p>
          </table:table-cell>
          <table:table-cell table:style-name="ce129" office:value-type="float" office:value="437" calcext:value-type="float">
            <text:p>437,0</text:p>
          </table:table-cell>
          <table:table-cell table:style-name="ce64" table:formula="of:=+[.D9]/[.B9]" office:value-type="percentage" office:value="1.45666666666667" calcext:value-type="percentage">
            <text:p>145,7%</text:p>
          </table:table-cell>
          <table:table-cell table:style-name="ce81" table:formula="of:=+[.D9]/[.C9]" office:value-type="percentage" office:value="1.45666666666667" calcext:value-type="percentage">
            <text:p>145,67%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Reklamy</text:p>
          </table:table-cell>
          <table:table-cell table:style-name="ce144" office:value-type="float" office:value="800" calcext:value-type="float">
            <text:p>800,0</text:p>
          </table:table-cell>
          <table:table-cell table:style-name="ce129" office:value-type="float" office:value="800" calcext:value-type="float">
            <text:p>800,0</text:p>
          </table:table-cell>
          <table:table-cell table:style-name="ce129" office:value-type="float" office:value="968.2" calcext:value-type="float">
            <text:p>968,2</text:p>
          </table:table-cell>
          <table:table-cell table:style-name="ce64" table:formula="of:=+[.D10]/[.B10]" office:value-type="percentage" office:value="1.21025" calcext:value-type="percentage">
            <text:p>121,0%</text:p>
          </table:table-cell>
          <table:table-cell table:style-name="ce81" table:formula="of:=+[.D10]/[.C10]" office:value-type="percentage" office:value="1.21025" calcext:value-type="percentage">
            <text:p>121,03%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Vstupné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4" table:formula="of:=+[.D11]/[.B11]" office:value-type="string" office:string-value="" calcext:value-type="error">
            <text:p>#DIV/0!</text:p>
          </table:table-cell>
          <table:table-cell table:style-name="ce81" table:formula="of:=+[.D11]/[.C1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Prodané zboží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4" table:formula="of:=+[.D12]/[.B12]" office:value-type="string" office:string-value="" calcext:value-type="error">
            <text:p>#DIV/0!</text:p>
          </table:table-cell>
          <table:table-cell table:style-name="ce81" table:formula="of:=+[.D12]/[.C1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Dary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4" table:formula="of:=+[.D13]/[.B13]" office:value-type="string" office:string-value="" calcext:value-type="error">
            <text:p>#DIV/0!</text:p>
          </table:table-cell>
          <table:table-cell table:style-name="ce81" table:formula="of:=+[.D13]/[.C1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Převody z fondů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4" table:formula="of:=+[.D14]/[.B14]" office:value-type="string" office:string-value="" calcext:value-type="error">
            <text:p>#DIV/0!</text:p>
          </table:table-cell>
          <table:table-cell table:style-name="ce81" table:formula="of:=+[.D14]/[.C1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6" office:value-type="string" calcext:value-type="string">
            <text:p>Ostatní</text:p>
          </table:table-cell>
          <table:table-cell table:style-name="ce145" office:value-type="float" office:value="0" calcext:value-type="float">
            <text:p>0,0</text:p>
          </table:table-cell>
          <table:table-cell table:style-name="ce130" office:value-type="float" office:value="0" calcext:value-type="float">
            <text:p>0,0</text:p>
          </table:table-cell>
          <table:table-cell table:style-name="ce130" office:value-type="float" office:value="0.9" calcext:value-type="float">
            <text:p>0,9</text:p>
          </table:table-cell>
          <table:table-cell table:style-name="ce64" table:formula="of:=+[.D15]/[.B15]" office:value-type="string" office:string-value="" calcext:value-type="error">
            <text:p>#DIV/0!</text:p>
          </table:table-cell>
          <table:table-cell table:style-name="ce81" table:formula="of:=+[.D15]/[.C1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7" office:value-type="string" calcext:value-type="string">
            <text:p>NÁKLADY CELKEM</text:p>
          </table:table-cell>
          <table:table-cell table:style-name="ce105" table:formula="of:=SUM([.B17];[.B24];[.B36];[.B42];[.B47];[.B48])" office:value-type="float" office:value="319.2" calcext:value-type="float">
            <text:p>319,2</text:p>
          </table:table-cell>
          <table:table-cell table:style-name="ce43" table:formula="of:=SUM([.C17];[.C24];[.C36];[.C42];[.C47];[.C48])" office:value-type="float" office:value="319" calcext:value-type="float">
            <text:p>319,0</text:p>
          </table:table-cell>
          <table:table-cell table:style-name="ce43" table:formula="of:=SUM([.D17];[.D24];[.D36];[.D42];[.D47];[.D48])" office:value-type="float" office:value="269.5" calcext:value-type="float">
            <text:p>269,5</text:p>
          </table:table-cell>
          <table:table-cell table:style-name="ce62" table:formula="of:=+[.D16]/[.B16]" office:value-type="percentage" office:value="0.844298245614035" calcext:value-type="percentage">
            <text:p>84,4%</text:p>
          </table:table-cell>
          <table:table-cell table:style-name="ce79" table:formula="of:=+[.D16]/[.C16]" office:value-type="percentage" office:value="0.844827586206896" calcext:value-type="percentage">
            <text:p>84,48%</text:p>
          </table:table-cell>
          <table:table-cell table:number-columns-repeated="1018"/>
        </table:table-row>
        <table:table-row table:style-name="ro7">
          <table:table-cell table:style-name="ce118" office:value-type="string" calcext:value-type="string">
            <text:p>Spotřební nákupy celkem</text:p>
          </table:table-cell>
          <table:table-cell table:style-name="ce106" table:formula="of:=SUM([.B18:.B23])" office:value-type="float" office:value="34.5" calcext:value-type="float">
            <text:p>34,5</text:p>
          </table:table-cell>
          <table:table-cell table:style-name="ce44" table:formula="of:=SUM([.C18:.C23])" office:value-type="float" office:value="34.5" calcext:value-type="float">
            <text:p>34,5</text:p>
          </table:table-cell>
          <table:table-cell table:style-name="ce44" table:formula="of:=SUM([.D18:.D23])" office:value-type="float" office:value="82.9" calcext:value-type="float">
            <text:p>82,9</text:p>
          </table:table-cell>
          <table:table-cell table:style-name="ce63" table:formula="of:=+[.D17]/[.B17]" office:value-type="percentage" office:value="2.40289855072464" calcext:value-type="percentage">
            <text:p>240,3%</text:p>
          </table:table-cell>
          <table:table-cell table:style-name="ce80" table:formula="of:=+[.D17]/[.C17]" office:value-type="percentage" office:value="2.40289855072464" calcext:value-type="percentage">
            <text:p>240,29%</text:p>
          </table:table-cell>
          <table:table-cell table:number-columns-repeated="1018"/>
        </table:table-row>
        <table:table-row table:style-name="ro7">
          <table:table-cell table:style-name="ce119" office:value-type="string" calcext:value-type="string">
            <text:p>Spotřební materiál</text:p>
          </table:table-cell>
          <table:table-cell table:style-name="ce146" office:value-type="float" office:value="3" calcext:value-type="float">
            <text:p>3,0</text:p>
          </table:table-cell>
          <table:table-cell table:number-columns-repeated="2" table:style-name="ce42" office:value-type="float" office:value="3" calcext:value-type="float">
            <text:p>3,0</text:p>
          </table:table-cell>
          <table:table-cell table:style-name="ce64" table:formula="of:=+[.D18]/[.B18]" office:value-type="percentage" office:value="1" calcext:value-type="percentage">
            <text:p>100,0%</text:p>
          </table:table-cell>
          <table:table-cell table:style-name="ce81" table:formula="of:=+[.D18]/[.C18]" office:value-type="percentage" office:value="1" calcext:value-type="percentage">
            <text:p>100,00%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Potraviny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1" table:formula="of:=+[.D19]/[.B19]" office:value-type="string" office:string-value="" calcext:value-type="error">
            <text:p>#DIV/0!</text:p>
          </table:table-cell>
          <table:table-cell table:style-name="ce78" table:formula="of:=+[.D19]/[.C1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DDHM</text:p>
          </table:table-cell>
          <table:table-cell table:style-name="ce144" office:value-type="float" office:value="1.5" calcext:value-type="float">
            <text:p>1,5</text:p>
          </table:table-cell>
          <table:table-cell table:style-name="ce129" office:value-type="float" office:value="1.5" calcext:value-type="float">
            <text:p>1,5</text:p>
          </table:table-cell>
          <table:table-cell table:style-name="ce129" office:value-type="float" office:value="0.4" calcext:value-type="float">
            <text:p>0,4</text:p>
          </table:table-cell>
          <table:table-cell table:style-name="ce61" table:formula="of:=+[.D20]/[.B20]" office:value-type="percentage" office:value="0.266666666666667" calcext:value-type="percentage">
            <text:p>26,7%</text:p>
          </table:table-cell>
          <table:table-cell table:style-name="ce78" table:formula="of:=+[.D20]/[.C20]" office:value-type="percentage" office:value="0.266666666666667" calcext:value-type="percentage">
            <text:p>26,67%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Spotřeba energií</text:p>
          </table:table-cell>
          <table:table-cell table:style-name="ce144" office:value-type="float" office:value="30" calcext:value-type="float">
            <text:p>30,0</text:p>
          </table:table-cell>
          <table:table-cell table:style-name="ce129" office:value-type="float" office:value="30" calcext:value-type="float">
            <text:p>30,0</text:p>
          </table:table-cell>
          <table:table-cell table:style-name="ce129" office:value-type="float" office:value="79.5" calcext:value-type="float">
            <text:p>79,5</text:p>
          </table:table-cell>
          <table:table-cell table:style-name="ce61" table:formula="of:=+[.D21]/[.B21]" office:value-type="percentage" office:value="2.65" calcext:value-type="percentage">
            <text:p>265,0%</text:p>
          </table:table-cell>
          <table:table-cell table:style-name="ce78" table:formula="of:=+[.D21]/[.C21]" office:value-type="percentage" office:value="2.65" calcext:value-type="percentage">
            <text:p>265,00%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Prodané zboží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4" table:formula="of:=+[.D22]/[.B22]" office:value-type="string" office:string-value="" calcext:value-type="error">
            <text:p>#DIV/0!</text:p>
          </table:table-cell>
          <table:table-cell table:style-name="ce81" table:formula="of:=+[.D22]/[.C2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0" office:value-type="string" calcext:value-type="string">
            <text:p>Ostatní</text:p>
          </table:table-cell>
          <table:table-cell table:style-name="ce147" office:value-type="float" office:value="0" calcext:value-type="float">
            <text:p>0,0</text:p>
          </table:table-cell>
          <table:table-cell table:number-columns-repeated="2" table:style-name="ce45" office:value-type="float" office:value="0" calcext:value-type="float">
            <text:p>0,0</text:p>
          </table:table-cell>
          <table:table-cell table:style-name="ce64" table:formula="of:=+[.D23]/[.B23]" office:value-type="string" office:string-value="" calcext:value-type="error">
            <text:p>#DIV/0!</text:p>
          </table:table-cell>
          <table:table-cell table:style-name="ce81" table:formula="of:=+[.D23]/[.C2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8" office:value-type="string" calcext:value-type="string">
            <text:p>Služby celkem</text:p>
          </table:table-cell>
          <table:table-cell table:style-name="ce106" table:formula="of:=SUM([.B25:.B35])" office:value-type="float" office:value="13.7" calcext:value-type="float">
            <text:p>13,7</text:p>
          </table:table-cell>
          <table:table-cell table:style-name="ce44" table:formula="of:=SUM([.C25:.C35])" office:value-type="float" office:value="13.5" calcext:value-type="float">
            <text:p>13,5</text:p>
          </table:table-cell>
          <table:table-cell table:style-name="ce44" table:formula="of:=SUM([.D25:.D35])" office:value-type="float" office:value="11.1" calcext:value-type="float">
            <text:p>11,1</text:p>
          </table:table-cell>
          <table:table-cell table:style-name="ce63" table:formula="of:=+[.D24]/[.B24]" office:value-type="percentage" office:value="0.81021897810219" calcext:value-type="percentage">
            <text:p>81,0%</text:p>
          </table:table-cell>
          <table:table-cell table:style-name="ce80" table:formula="of:=+[.D24]/[.C24]" office:value-type="percentage" office:value="0.822222222222222" calcext:value-type="percentage">
            <text:p>82,22%</text:p>
          </table:table-cell>
          <table:table-cell table:number-columns-repeated="1018"/>
        </table:table-row>
        <table:table-row table:style-name="ro7">
          <table:table-cell table:style-name="ce119" office:value-type="string" calcext:value-type="string">
            <text:p>Opravy a údržba</text:p>
          </table:table-cell>
          <table:table-cell table:style-name="ce146" office:value-type="float" office:value="3.5" calcext:value-type="float">
            <text:p>3,5</text:p>
          </table:table-cell>
          <table:table-cell table:style-name="ce42" office:value-type="float" office:value="3.5" calcext:value-type="float">
            <text:p>3,5</text:p>
          </table:table-cell>
          <table:table-cell table:style-name="ce42" office:value-type="float" office:value="1.9" calcext:value-type="float">
            <text:p>1,9</text:p>
          </table:table-cell>
          <table:table-cell table:style-name="ce64" table:formula="of:=+[.D25]/[.B25]" office:value-type="percentage" office:value="0.542857142857143" calcext:value-type="percentage">
            <text:p>54,3%</text:p>
          </table:table-cell>
          <table:table-cell table:style-name="ce81" table:formula="of:=+[.D25]/[.C25]" office:value-type="percentage" office:value="0.542857142857143" calcext:value-type="percentage">
            <text:p>54,29%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Cestovné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4" table:formula="of:=+[.D26]/[.B26]" office:value-type="string" office:string-value="" calcext:value-type="error">
            <text:p>#DIV/0!</text:p>
          </table:table-cell>
          <table:table-cell table:style-name="ce81" table:formula="of:=+[.D26]/[.C2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Náklady na reprezentaci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1" table:formula="of:=+[.D27]/[.B27]" office:value-type="string" office:string-value="" calcext:value-type="error">
            <text:p>#DIV/0!</text:p>
          </table:table-cell>
          <table:table-cell table:style-name="ce78" table:formula="of:=+[.D27]/[.C2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Honoráře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4" table:formula="of:=+[.D28]/[.B28]" office:value-type="string" office:string-value="" calcext:value-type="error">
            <text:p>#DIV/0!</text:p>
          </table:table-cell>
          <table:table-cell table:style-name="ce81" table:formula="of:=+[.D28]/[.C2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Propagace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1" table:formula="of:=+[.D29]/[.B29]" office:value-type="string" office:string-value="" calcext:value-type="error">
            <text:p>#DIV/0!</text:p>
          </table:table-cell>
          <table:table-cell table:style-name="ce78" table:formula="of:=+[.D29]/[.C2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Výkony spojů</text:p>
          </table:table-cell>
          <table:table-cell table:style-name="ce144" office:value-type="float" office:value="3" calcext:value-type="float">
            <text:p>3,0</text:p>
          </table:table-cell>
          <table:table-cell table:style-name="ce129" office:value-type="float" office:value="3" calcext:value-type="float">
            <text:p>3,0</text:p>
          </table:table-cell>
          <table:table-cell table:style-name="ce129" office:value-type="float" office:value="2.3" calcext:value-type="float">
            <text:p>2,3</text:p>
          </table:table-cell>
          <table:table-cell table:style-name="ce61" table:formula="of:=+[.D30]/[.B30]" office:value-type="percentage" office:value="0.766666666666667" calcext:value-type="percentage">
            <text:p>76,7%</text:p>
          </table:table-cell>
          <table:table-cell table:style-name="ce78" table:formula="of:=+[.D30]/[.C30]" office:value-type="percentage" office:value="0.766666666666667" calcext:value-type="percentage">
            <text:p>76,67%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Odvoz odpadů, úklid</text:p>
          </table:table-cell>
          <table:table-cell table:style-name="ce144" office:value-type="float" office:value="0.2" calcext:value-type="float">
            <text:p>0,2</text:p>
          </table:table-cell>
          <table:table-cell table:style-name="ce129" office:value-type="float" office:value="0" calcext:value-type="float">
            <text:p>0,0</text:p>
          </table:table-cell>
          <table:table-cell table:style-name="ce129" office:value-type="float" office:value="0.2" calcext:value-type="float">
            <text:p>0,2</text:p>
          </table:table-cell>
          <table:table-cell table:style-name="ce61" table:formula="of:=+[.D31]/[.B31]" office:value-type="percentage" office:value="1" calcext:value-type="percentage">
            <text:p>100,0%</text:p>
          </table:table-cell>
          <table:table-cell table:style-name="ce78" table:formula="of:=+[.D31]/[.C3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Nájemné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4" table:formula="of:=+[.D32]/[.B32]" office:value-type="string" office:string-value="" calcext:value-type="error">
            <text:p>#DIV/0!</text:p>
          </table:table-cell>
          <table:table-cell table:style-name="ce81" table:formula="of:=+[.D32]/[.C3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6" office:value-type="string" calcext:value-type="string">
            <text:p>Služby zvukaře a osvětlovače</text:p>
          </table:table-cell>
          <table:table-cell table:style-name="ce145" office:value-type="float" office:value="0" calcext:value-type="float">
            <text:p>0,0</text:p>
          </table:table-cell>
          <table:table-cell table:number-columns-repeated="2" table:style-name="ce130" office:value-type="float" office:value="0" calcext:value-type="float">
            <text:p>0,0</text:p>
          </table:table-cell>
          <table:table-cell table:style-name="ce64" table:formula="of:=+[.D33]/[.B33]" office:value-type="string" office:string-value="" calcext:value-type="error">
            <text:p>#DIV/0!</text:p>
          </table:table-cell>
          <table:table-cell table:style-name="ce81" table:formula="of:=+[.D33]/[.C3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6" office:value-type="string" calcext:value-type="string">
            <text:p>Účetnictví</text:p>
          </table:table-cell>
          <table:table-cell table:style-name="ce145" office:value-type="float" office:value="2.5" calcext:value-type="float">
            <text:p>2,5</text:p>
          </table:table-cell>
          <table:table-cell table:style-name="ce130" office:value-type="float" office:value="2.5" calcext:value-type="float">
            <text:p>2,5</text:p>
          </table:table-cell>
          <table:table-cell table:style-name="ce130" office:value-type="float" office:value="2.6" calcext:value-type="float">
            <text:p>2,6</text:p>
          </table:table-cell>
          <table:table-cell table:style-name="ce64" table:formula="of:=+[.D34]/[.B34]" office:value-type="percentage" office:value="1.04" calcext:value-type="percentage">
            <text:p>104,0%</text:p>
          </table:table-cell>
          <table:table-cell table:style-name="ce81" table:formula="of:=+[.D34]/[.C34]" office:value-type="percentage" office:value="1.04" calcext:value-type="percentage">
            <text:p>104,00%</text:p>
          </table:table-cell>
          <table:table-cell table:number-columns-repeated="1018"/>
        </table:table-row>
        <table:table-row table:style-name="ro7">
          <table:table-cell table:style-name="ce120" office:value-type="string" calcext:value-type="string">
            <text:p>Ostatní</text:p>
          </table:table-cell>
          <table:table-cell table:style-name="ce147" office:value-type="float" office:value="4.5" calcext:value-type="float">
            <text:p>4,5</text:p>
          </table:table-cell>
          <table:table-cell table:style-name="ce45" office:value-type="float" office:value="4.5" calcext:value-type="float">
            <text:p>4,5</text:p>
          </table:table-cell>
          <table:table-cell table:style-name="ce45" office:value-type="float" office:value="4.1" calcext:value-type="float">
            <text:p>4,1</text:p>
          </table:table-cell>
          <table:table-cell table:style-name="ce65" table:formula="of:=+[.D35]/[.B35]" office:value-type="percentage" office:value="0.911111111111111" calcext:value-type="percentage">
            <text:p>91,1%</text:p>
          </table:table-cell>
          <table:table-cell table:style-name="ce82" table:formula="of:=+[.D35]/[.C35]" office:value-type="percentage" office:value="0.911111111111111" calcext:value-type="percentage">
            <text:p>91,11%</text:p>
          </table:table-cell>
          <table:table-cell table:number-columns-repeated="1018"/>
        </table:table-row>
        <table:table-row table:style-name="ro7">
          <table:table-cell table:style-name="ce118" office:value-type="string" calcext:value-type="string">
            <text:p>Osobní náklady celkem</text:p>
          </table:table-cell>
          <table:table-cell table:style-name="ce106" table:formula="of:=SUM([.B37:.B41])" office:value-type="float" office:value="0" calcext:value-type="float">
            <text:p>0,0</text:p>
          </table:table-cell>
          <table:table-cell table:style-name="ce44" table:formula="of:=SUM([.C37:.C41])" office:value-type="float" office:value="0" calcext:value-type="float">
            <text:p>0,0</text:p>
          </table:table-cell>
          <table:table-cell table:style-name="ce44" table:formula="of:=SUM([.D37:.D41])" office:value-type="float" office:value="0" calcext:value-type="float">
            <text:p>0,0</text:p>
          </table:table-cell>
          <table:table-cell table:style-name="ce63" table:formula="of:=+[.D36]/[.B36]" office:value-type="string" office:string-value="" calcext:value-type="error">
            <text:p>#DIV/0!</text:p>
          </table:table-cell>
          <table:table-cell table:style-name="ce80" table:formula="of:=+[.D36]/[.C3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9" office:value-type="string" calcext:value-type="string">
            <text:p>Mzdové náklady</text:p>
          </table:table-cell>
          <table:table-cell table:style-name="ce146" office:value-type="float" office:value="0" calcext:value-type="float">
            <text:p>0,0</text:p>
          </table:table-cell>
          <table:table-cell table:number-columns-repeated="2" table:style-name="ce42" office:value-type="float" office:value="0" calcext:value-type="float">
            <text:p>0,0</text:p>
          </table:table-cell>
          <table:table-cell table:style-name="ce64" table:formula="of:=+[.D37]/[.B37]" office:value-type="string" office:string-value="" calcext:value-type="error">
            <text:p>#DIV/0!</text:p>
          </table:table-cell>
          <table:table-cell table:style-name="ce81" table:formula="of:=+[.D37]/[.C3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OON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1" table:formula="of:=+[.D38]/[.B38]" office:value-type="string" office:string-value="" calcext:value-type="error">
            <text:p>#DIV/0!</text:p>
          </table:table-cell>
          <table:table-cell table:style-name="ce78" table:formula="of:=+[.D38]/[.C3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Zákonné pojištění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1" table:formula="of:=+[.D39]/[.B39]" office:value-type="string" office:string-value="" calcext:value-type="error">
            <text:p>#DIV/0!</text:p>
          </table:table-cell>
          <table:table-cell table:style-name="ce78" table:formula="of:=+[.D39]/[.C3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Zaměstnanecký fond</text:p>
          </table:table-cell>
          <table:table-cell table:style-name="ce144" office:value-type="float" office:value="0" calcext:value-type="float">
            <text:p>0,0</text:p>
          </table:table-cell>
          <table:table-cell table:number-columns-repeated="2" table:style-name="ce129" office:value-type="float" office:value="0" calcext:value-type="float">
            <text:p>0,0</text:p>
          </table:table-cell>
          <table:table-cell table:style-name="ce64" table:formula="of:=+[.D40]/[.B40]" office:value-type="string" office:string-value="" calcext:value-type="error">
            <text:p>#DIV/0!</text:p>
          </table:table-cell>
          <table:table-cell table:style-name="ce81" table:formula="of:=+[.D40]/[.C4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0" office:value-type="string" calcext:value-type="string">
            <text:p>Ostatní</text:p>
          </table:table-cell>
          <table:table-cell table:style-name="ce147" office:value-type="float" office:value="0" calcext:value-type="float">
            <text:p>0,0</text:p>
          </table:table-cell>
          <table:table-cell table:number-columns-repeated="2" table:style-name="ce45" office:value-type="float" office:value="0" calcext:value-type="float">
            <text:p>0,0</text:p>
          </table:table-cell>
          <table:table-cell table:style-name="ce64" table:formula="of:=+[.D41]/[.B41]" office:value-type="string" office:string-value="" calcext:value-type="error">
            <text:p>#DIV/0!</text:p>
          </table:table-cell>
          <table:table-cell table:style-name="ce81" table:formula="of:=+[.D41]/[.C4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8" office:value-type="string" calcext:value-type="string">
            <text:p>Daně a poplatky</text:p>
          </table:table-cell>
          <table:table-cell table:style-name="ce106" table:formula="of:=SUM([.B43:.B46])" office:value-type="float" office:value="271" calcext:value-type="float">
            <text:p>271,0</text:p>
          </table:table-cell>
          <table:table-cell table:style-name="ce44" table:formula="of:=SUM([.C43:.C46])" office:value-type="float" office:value="271" calcext:value-type="float">
            <text:p>271,0</text:p>
          </table:table-cell>
          <table:table-cell table:style-name="ce44" table:formula="of:=SUM([.D43:.D46])" office:value-type="float" office:value="175.5" calcext:value-type="float">
            <text:p>175,5</text:p>
          </table:table-cell>
          <table:table-cell table:style-name="ce63" table:formula="of:=+[.D42]/[.B42]" office:value-type="percentage" office:value="0.64760147601476" calcext:value-type="percentage">
            <text:p>64,8%</text:p>
          </table:table-cell>
          <table:table-cell table:style-name="ce80" table:formula="of:=+[.D42]/[.C42]" office:value-type="percentage" office:value="0.64760147601476" calcext:value-type="percentage">
            <text:p>64,76%</text:p>
          </table:table-cell>
          <table:table-cell table:number-columns-repeated="1018"/>
        </table:table-row>
        <table:table-row table:style-name="ro7">
          <table:table-cell table:style-name="ce119" office:value-type="string" calcext:value-type="string">
            <text:p>Daně a poplatky</text:p>
          </table:table-cell>
          <table:table-cell table:style-name="ce146" office:value-type="float" office:value="270" calcext:value-type="float">
            <text:p>270,0</text:p>
          </table:table-cell>
          <table:table-cell table:style-name="ce42" office:value-type="float" office:value="270" calcext:value-type="float">
            <text:p>270,0</text:p>
          </table:table-cell>
          <table:table-cell table:style-name="ce42" office:value-type="float" office:value="174.5" calcext:value-type="float">
            <text:p>174,5</text:p>
          </table:table-cell>
          <table:table-cell table:style-name="ce64" table:formula="of:=+[.D43]/[.B43]" office:value-type="percentage" office:value="0.646296296296296" calcext:value-type="percentage">
            <text:p>64,6%</text:p>
          </table:table-cell>
          <table:table-cell table:style-name="ce81" table:formula="of:=+[.D43]/[.C43]" office:value-type="percentage" office:value="0.646296296296296" calcext:value-type="percentage">
            <text:p>64,63%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Pojistné</text:p>
          </table:table-cell>
          <table:table-cell table:style-name="ce144" office:value-type="float" office:value="1" calcext:value-type="float">
            <text:p>1,0</text:p>
          </table:table-cell>
          <table:table-cell table:number-columns-repeated="2" table:style-name="ce129" office:value-type="float" office:value="1" calcext:value-type="float">
            <text:p>1,0</text:p>
          </table:table-cell>
          <table:table-cell table:style-name="ce64" table:formula="of:=+[.D44]/[.B44]" office:value-type="percentage" office:value="1" calcext:value-type="percentage">
            <text:p>100,0%</text:p>
          </table:table-cell>
          <table:table-cell table:style-name="ce81" table:formula="of:=+[.D44]/[.C44]" office:value-type="percentage" office:value="1" calcext:value-type="percentage">
            <text:p>100,00%</text:p>
          </table:table-cell>
          <table:table-cell table:number-columns-repeated="1018"/>
        </table:table-row>
        <table:table-row table:style-name="ro7">
          <table:table-cell table:style-name="ce116" office:value-type="string" calcext:value-type="string">
            <text:p>Ostatní finanční náklady</text:p>
          </table:table-cell>
          <table:table-cell table:style-name="ce145" office:value-type="float" office:value="0" calcext:value-type="float">
            <text:p>0,0</text:p>
          </table:table-cell>
          <table:table-cell table:number-columns-repeated="2" table:style-name="ce130" office:value-type="float" office:value="0" calcext:value-type="float">
            <text:p>0,0</text:p>
          </table:table-cell>
          <table:table-cell table:style-name="ce64" table:formula="of:=+[.D45]/[.B45]" office:value-type="string" office:string-value="" calcext:value-type="error">
            <text:p>#DIV/0!</text:p>
          </table:table-cell>
          <table:table-cell table:style-name="ce81" table:formula="of:=+[.D45]/[.C4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0" office:value-type="string" calcext:value-type="string">
            <text:p>Zákonné pojištění</text:p>
          </table:table-cell>
          <table:table-cell table:style-name="ce147" office:value-type="float" office:value="0" calcext:value-type="float">
            <text:p>0,0</text:p>
          </table:table-cell>
          <table:table-cell table:number-columns-repeated="2" table:style-name="ce45" office:value-type="float" office:value="0" calcext:value-type="float">
            <text:p>0,0</text:p>
          </table:table-cell>
          <table:table-cell table:style-name="ce64" table:formula="of:=+[.D46]/[.B46]" office:value-type="string" office:string-value="" calcext:value-type="error">
            <text:p>#DIV/0!</text:p>
          </table:table-cell>
          <table:table-cell table:style-name="ce81" table:formula="of:=+[.D46]/[.C4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1" office:value-type="string" calcext:value-type="string">
            <text:p>Odpisy zařízení</text:p>
          </table:table-cell>
          <table:table-cell table:style-name="ce148" office:value-type="float" office:value="0" calcext:value-type="float">
            <text:p>0,0</text:p>
          </table:table-cell>
          <table:table-cell table:number-columns-repeated="2" table:style-name="ce46" office:value-type="float" office:value="0" calcext:value-type="float">
            <text:p>0,0</text:p>
          </table:table-cell>
          <table:table-cell table:style-name="ce155" table:formula="of:=+[.D47]/[.B47]" office:value-type="string" office:string-value="" calcext:value-type="error">
            <text:p>#DIV/0!</text:p>
          </table:table-cell>
          <table:table-cell table:style-name="ce156" table:formula="of:=+[.D47]/[.C4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Odpisy nemovitého majetku</text:p>
          </table:table-cell>
          <table:table-cell table:style-name="ce149" office:value-type="float" office:value="0" calcext:value-type="float">
            <text:p>0,0</text:p>
          </table:table-cell>
          <table:table-cell table:number-columns-repeated="2" table:style-name="ce131" office:value-type="float" office:value="0" calcext:value-type="float">
            <text:p>0,0</text:p>
          </table:table-cell>
          <table:table-cell table:style-name="ce64" table:formula="of:=+[.D48]/[.B48]" office:value-type="string" office:string-value="" calcext:value-type="error">
            <text:p>#DIV/0!</text:p>
          </table:table-cell>
          <table:table-cell table:style-name="ce81" table:formula="of:=+[.D48]/[.C4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3" office:value-type="string" calcext:value-type="string">
            <text:p>Neinv. přísp. + přísp. na odpisy + ost. příspěvky</text:p>
          </table:table-cell>
          <table:table-cell table:style-name="ce150" table:formula="of:=SUM([.B50:.B53])" office:value-type="float" office:value="0" calcext:value-type="float">
            <text:p>0,0</text:p>
          </table:table-cell>
          <table:table-cell table:style-name="ce48" table:formula="of:=SUM([.C50:.C53])" office:value-type="float" office:value="0" calcext:value-type="float">
            <text:p>0,0</text:p>
          </table:table-cell>
          <table:table-cell table:style-name="ce48" table:formula="of:=SUM([.D50:.D53])" office:value-type="float" office:value="0" calcext:value-type="float">
            <text:p>0,0</text:p>
          </table:table-cell>
          <table:table-cell table:style-name="ce63" table:formula="of:=+[.D49]/[.B49]" office:value-type="string" office:string-value="" calcext:value-type="error">
            <text:p>#DIV/0!</text:p>
          </table:table-cell>
          <table:table-cell table:style-name="ce80" table:formula="of:=+[.D49]/[.C4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9" office:value-type="string" calcext:value-type="string">
            <text:p>Neinvestiční příspěvek</text:p>
          </table:table-cell>
          <table:table-cell table:style-name="ce151" office:value-type="float" office:value="0" calcext:value-type="float">
            <text:p>0,0</text:p>
          </table:table-cell>
          <table:table-cell table:number-columns-repeated="2" table:style-name="ce47" office:value-type="float" office:value="0" calcext:value-type="float">
            <text:p>0,0</text:p>
          </table:table-cell>
          <table:table-cell table:style-name="ce64" table:formula="of:=+[.D50]/[.B50]" office:value-type="string" office:string-value="" calcext:value-type="error">
            <text:p>#DIV/0!</text:p>
          </table:table-cell>
          <table:table-cell table:style-name="ce81" table:formula="of:=+[.D50]/[.C5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5" office:value-type="string" calcext:value-type="string">
            <text:p>Příspěvek na odpisy nemov. majetku</text:p>
          </table:table-cell>
          <table:table-cell table:style-name="ce152" office:value-type="float" office:value="0" calcext:value-type="float">
            <text:p>0,0</text:p>
          </table:table-cell>
          <table:table-cell table:number-columns-repeated="2" table:style-name="ce132" office:value-type="float" office:value="0" calcext:value-type="float">
            <text:p>0,0</text:p>
          </table:table-cell>
          <table:table-cell table:style-name="ce64" table:formula="of:=+[.D51]/[.B51]" office:value-type="string" office:string-value="" calcext:value-type="error">
            <text:p>#DIV/0!</text:p>
          </table:table-cell>
          <table:table-cell table:style-name="ce81" table:formula="of:=+[.D51]/[.C5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6" office:value-type="string" calcext:value-type="string">
            <text:p><text:s text:c="3"/>Účelová dotace (UZ 091, 081…)</text:p>
          </table:table-cell>
          <table:table-cell table:style-name="ce153" office:value-type="float" office:value="0" calcext:value-type="float">
            <text:p>0,0</text:p>
          </table:table-cell>
          <table:table-cell table:number-columns-repeated="2" table:style-name="ce133" office:value-type="float" office:value="0" calcext:value-type="float">
            <text:p>0,0</text:p>
          </table:table-cell>
          <table:table-cell table:style-name="ce64" table:formula="of:=+[.D52]/[.B52]" office:value-type="string" office:string-value="" calcext:value-type="error">
            <text:p>#DIV/0!</text:p>
          </table:table-cell>
          <table:table-cell table:style-name="ce81" table:formula="of:=+[.D52]/[.C5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Ostatní příspěvky (např.dotace z účel.fondů MČ Pha 3)</text:p>
          </table:table-cell>
          <table:table-cell table:style-name="ce154" office:value-type="float" office:value="0" calcext:value-type="float">
            <text:p>0,0</text:p>
          </table:table-cell>
          <table:table-cell table:number-columns-repeated="2" table:style-name="ce49" office:value-type="float" office:value="0" calcext:value-type="float">
            <text:p>0,0</text:p>
          </table:table-cell>
          <table:table-cell table:style-name="ce64" table:formula="of:=+[.D53]/[.B53]" office:value-type="string" office:string-value="" calcext:value-type="error">
            <text:p>#DIV/0!</text:p>
          </table:table-cell>
          <table:table-cell table:style-name="ce81" table:formula="of:=+[.D53]/[.C5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5" office:value-type="string" calcext:value-type="string">
            <text:p>ZISK - ZTRÁTA vč. příspěvku</text:p>
          </table:table-cell>
          <table:table-cell table:style-name="ce99" office:value-type="float" office:value="0" calcext:value-type="float">
            <text:p>0,0</text:p>
          </table:table-cell>
          <table:table-cell table:number-columns-repeated="2" table:style-name="ce50" office:value-type="float" office:value="0" calcext:value-type="float">
            <text:p>0,0</text:p>
          </table:table-cell>
          <table:table-cell table:style-name="ce69" table:formula="of:=+[.D54]/[.B54]" office:value-type="string" office:string-value="" calcext:value-type="error">
            <text:p>#DIV/0!</text:p>
          </table:table-cell>
          <table:table-cell table:style-name="ce89" table:formula="of:=+[.D54]/[.C5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6" office:value-type="string" calcext:value-type="string">
            <text:p>ZISK - ZTRÁTA bez příspěvku</text:p>
          </table:table-cell>
          <table:table-cell table:style-name="ce100" office:value-type="float" office:value="872.5" calcext:value-type="float">
            <text:p>872,5</text:p>
          </table:table-cell>
          <table:table-cell table:style-name="ce51" table:formula="of:=+[.C8]-[.C16]" office:value-type="float" office:value="781" calcext:value-type="float">
            <text:p>781,0</text:p>
          </table:table-cell>
          <table:table-cell table:style-name="ce51" table:formula="of:=+[.D8]-[.D16]" office:value-type="float" office:value="1136.6" calcext:value-type="float">
            <text:p>1 136,6</text:p>
          </table:table-cell>
          <table:table-cell table:style-name="ce70" table:formula="of:=+[.D55]/[.B55]" office:value-type="percentage" office:value="1.30269340974212" calcext:value-type="percentage">
            <text:p>130,3%</text:p>
          </table:table-cell>
          <table:table-cell table:style-name="ce90" table:formula="of:=+[.D55]/[.C55]" office:value-type="percentage" office:value="1.45531370038412" calcext:value-type="percentage">
            <text:p>145,53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Vypracovala: Ing.Jana Potočková</text:p>
          </table:table-cell>
          <table:table-cell office:value-type="string" calcext:value-type="string">
            <text:p>Schválil: Mgr.Jana Rumlenová</text:p>
          </table:table-cell>
          <table:table-cell table:number-columns-repeated="2"/>
          <table:table-cell table:style-name="ce71" office:value-type="date" office:date-value="2016-02-04" calcext:value-type="date">
            <text:p>4.2.2016</text:p>
          </table:table-cell>
          <table:table-cell table:number-columns-repeated="1019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Doplňková.$A$1:.$F$56" table:range-usable-as="print-range"/>
        </table:named-expressions>
      </table:table>
      <table:table table:name="Fondy" table:style-name="ta4" table:print-ranges="Fondy.A1:Fondy.I54">
        <table:table-column table:style-name="co3" table:number-columns-repeated="3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3" table:number-columns-repeated="1015" table:default-cell-style-name="Default"/>
        <table:table-row table:style-name="ro8">
          <table:table-cell table:style-name="ce157" office:value-type="string" calcext:value-type="string" table:number-columns-spanned="6" table:number-rows-spanned="1">
            <text:p>Žižkovské divadlo Járy Cimrmana</text:p>
          </table:table-cell>
          <table:covered-table-cell table:number-columns-repeated="5" table:style-name="ce157"/>
          <table:table-cell table:style-name="ce211" office:value-type="string" calcext:value-type="string" table:number-columns-spanned="3" table:number-rows-spanned="1">
            <text:p>HV: <text:s text:c="2"/>+ <text:s/>0 tis. Kč</text:p>
          </table:table-cell>
          <table:covered-table-cell table:number-columns-repeated="2" table:style-name="ce211"/>
          <table:table-cell table:number-columns-repeated="1015"/>
        </table:table-row>
        <table:table-row table:style-name="ro8">
          <table:table-cell table:style-name="ce158" table:number-columns-repeated="4"/>
          <table:table-cell table:style-name="ce195" table:number-columns-repeated="2"/>
          <table:table-cell table:style-name="ce212" table:number-columns-repeated="3"/>
          <table:table-cell table:number-columns-repeated="1015"/>
        </table:table-row>
        <table:table-row table:style-name="ro9">
          <table:table-cell/>
          <table:table-cell table:style-name="ce171"/>
          <table:table-cell table:style-name="ce184" table:number-columns-repeated="3"/>
          <table:table-cell table:number-columns-repeated="1019"/>
        </table:table-row>
        <table:table-row table:style-name="ro1">
          <table:table-cell table:style-name="ce159" office:value-type="string" calcext:value-type="string" table:number-columns-spanned="9" table:number-rows-spanned="1">
            <text:p>Vyúčtování peněžních fondů (v Kč) za rok 2015</text:p>
          </table:table-cell>
          <table:covered-table-cell table:number-columns-repeated="7" table:style-name="ce172"/>
          <table:covered-table-cell table:style-name="ce220"/>
          <table:table-cell table:number-columns-repeated="1015"/>
        </table:table-row>
        <table:table-row table:style-name="ro1">
          <table:table-cell table:style-name="ce160" table:number-columns-repeated="5"/>
          <table:table-cell table:style-name="ce203" table:number-columns-repeated="4"/>
          <table:table-cell table:number-columns-repeated="1015"/>
        </table:table-row>
        <table:table-row table:style-name="ro1">
          <table:table-cell table:style-name="ce161" table:number-columns-spanned="4" table:number-rows-spanned="1"/>
          <table:covered-table-cell table:number-columns-repeated="2" table:style-name="ce173"/>
          <table:covered-table-cell table:style-name="ce185"/>
          <table:table-cell table:style-name="ce196" office:value-type="string" calcext:value-type="string">
            <text:p>k 1.1.2015</text:p>
          </table:table-cell>
          <table:table-cell table:style-name="ce204" office:value-type="string" calcext:value-type="string">
            <text:p>k 31.3.2015</text:p>
          </table:table-cell>
          <table:table-cell table:style-name="ce213" office:value-type="string" calcext:value-type="string">
            <text:p>k 30.6.2015</text:p>
          </table:table-cell>
          <table:table-cell table:style-name="ce213" office:value-type="string" calcext:value-type="string">
            <text:p>k 30.9.2015</text:p>
          </table:table-cell>
          <table:table-cell table:style-name="ce221" office:value-type="string" calcext:value-type="string">
            <text:p>k 31.12.2015</text:p>
          </table:table-cell>
          <table:table-cell table:number-columns-repeated="1015"/>
        </table:table-row>
        <table:table-row table:style-name="ro4">
          <table:table-cell table:style-name="ce162" office:value-type="string" calcext:value-type="string" table:number-columns-spanned="4" table:number-rows-spanned="1">
            <text:p>Fond odměn</text:p>
          </table:table-cell>
          <table:covered-table-cell table:number-columns-repeated="2" table:style-name="ce174"/>
          <table:covered-table-cell table:style-name="ce186"/>
          <table:table-cell table:style-name="ce197" office:value-type="float" office:value="78671" calcext:value-type="float">
            <text:p>78 671,00</text:p>
          </table:table-cell>
          <table:table-cell table:style-name="ce205"/>
          <table:table-cell table:style-name="ce214" table:number-columns-repeated="2"/>
          <table:table-cell table:style-name="ce222"/>
          <table:table-cell table:number-columns-repeated="1015"/>
        </table:table-row>
        <table:table-row table:style-name="ro6">
          <table:table-cell table:style-name="ce163" office:value-type="string" calcext:value-type="string" table:number-columns-spanned="4" table:number-rows-spanned="1">
            <text:p>Počáteční stav</text:p>
          </table:table-cell>
          <table:covered-table-cell table:number-columns-repeated="2" table:style-name="ce175"/>
          <table:covered-table-cell table:style-name="ce187"/>
          <table:table-cell table:style-name="ce198"/>
          <table:table-cell table:style-name="ce206"/>
          <table:table-cell table:style-name="ce215" table:number-columns-repeated="2"/>
          <table:table-cell table:style-name="ce223"/>
          <table:table-cell table:number-columns-repeated="1015"/>
        </table:table-row>
        <table:table-row table:style-name="ro6">
          <table:table-cell table:style-name="ce164" office:value-type="string" calcext:value-type="string" table:number-columns-spanned="4" table:number-rows-spanned="1">
            <text:p><text:s/>+ tvorba z HV</text:p>
          </table:table-cell>
          <table:covered-table-cell table:number-columns-repeated="2" table:style-name="ce176"/>
          <table:covered-table-cell table:style-name="ce188"/>
          <table:table-cell table:style-name="ce199"/>
          <table:table-cell table:style-name="ce207"/>
          <table:table-cell table:style-name="ce216" table:number-columns-repeated="2"/>
          <table:table-cell table:style-name="ce224"/>
          <table:table-cell table:number-columns-repeated="1015"/>
        </table:table-row>
        <table:table-row table:style-name="ro6">
          <table:table-cell table:style-name="ce165" office:value-type="string" calcext:value-type="string" table:number-columns-spanned="4" table:number-rows-spanned="1">
            <text:p>čerpání:</text:p>
          </table:table-cell>
          <table:covered-table-cell table:number-columns-repeated="2" table:style-name="ce177"/>
          <table:covered-table-cell table:style-name="ce189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- odměny zaměstnancům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/>
          <table:table-cell table:style-name="ce217" office:value-type="float" office:value="-10000" calcext:value-type="float">
            <text:p>-10 000,00</text:p>
          </table:table-cell>
          <table:table-cell table:style-name="ce225" office:value-type="float" office:value="-10000" calcext:value-type="float">
            <text:p>-10 000,00</text:p>
          </table:table-cell>
          <table:table-cell table:number-columns-repeated="1015"/>
        </table:table-row>
        <table:table-row table:style-name="ro4">
          <table:table-cell table:style-name="ce167" office:value-type="string" calcext:value-type="string" table:number-columns-spanned="4" table:number-rows-spanned="1">
            <text:p>Konečný stav</text:p>
          </table:table-cell>
          <table:covered-table-cell table:number-columns-repeated="2" table:style-name="ce179"/>
          <table:covered-table-cell table:style-name="ce191"/>
          <table:table-cell table:style-name="ce201"/>
          <table:table-cell table:style-name="ce209" office:value-type="float" office:value="78671" calcext:value-type="float">
            <text:p>78 671,00</text:p>
          </table:table-cell>
          <table:table-cell table:style-name="ce218" office:value-type="float" office:value="78671" calcext:value-type="float">
            <text:p>78 671,00</text:p>
          </table:table-cell>
          <table:table-cell table:style-name="ce218" office:value-type="float" office:value="68671" calcext:value-type="float">
            <text:p>68 671,00</text:p>
          </table:table-cell>
          <table:table-cell table:style-name="ce226" office:value-type="float" office:value="68671" calcext:value-type="float">
            <text:p>68 671,00</text:p>
          </table:table-cell>
          <table:table-cell table:number-columns-repeated="1015"/>
        </table:table-row>
        <table:table-row table:style-name="ro4">
          <table:table-cell table:style-name="ce162" office:value-type="string" calcext:value-type="string" table:number-columns-spanned="4" table:number-rows-spanned="1">
            <text:p>Rezervní fond</text:p>
          </table:table-cell>
          <table:covered-table-cell table:number-columns-repeated="2" table:style-name="ce174"/>
          <table:covered-table-cell table:style-name="ce186"/>
          <table:table-cell table:style-name="ce202"/>
          <table:table-cell table:style-name="ce210"/>
          <table:table-cell table:style-name="ce219" table:number-columns-repeated="2"/>
          <table:table-cell table:style-name="ce227"/>
          <table:table-cell table:number-columns-repeated="1015"/>
        </table:table-row>
        <table:table-row table:style-name="ro6">
          <table:table-cell table:style-name="ce163" office:value-type="string" calcext:value-type="string" table:number-columns-spanned="4" table:number-rows-spanned="1">
            <text:p>Počáteční stav</text:p>
          </table:table-cell>
          <table:covered-table-cell table:number-columns-repeated="2" table:style-name="ce175"/>
          <table:covered-table-cell table:style-name="ce187"/>
          <table:table-cell table:style-name="ce198" office:value-type="float" office:value="5087750.92" calcext:value-type="float">
            <text:p>5 087 750,92</text:p>
          </table:table-cell>
          <table:table-cell table:style-name="ce206"/>
          <table:table-cell table:style-name="ce215" table:number-columns-repeated="2"/>
          <table:table-cell table:style-name="ce223"/>
          <table:table-cell table:number-columns-repeated="1015"/>
        </table:table-row>
        <table:table-row table:style-name="ro6">
          <table:table-cell table:style-name="ce164" office:value-type="string" calcext:value-type="string" table:number-columns-spanned="4" table:number-rows-spanned="1">
            <text:p>+ tvorba z HV (HČ)</text:p>
          </table:table-cell>
          <table:covered-table-cell table:number-columns-repeated="2" table:style-name="ce176"/>
          <table:covered-table-cell table:style-name="ce188"/>
          <table:table-cell table:style-name="ce199"/>
          <table:table-cell table:style-name="ce207"/>
          <table:table-cell table:number-columns-repeated="2" table:style-name="ce216" office:value-type="float" office:value="4866.12" calcext:value-type="float">
            <text:p>4 866,12</text:p>
          </table:table-cell>
          <table:table-cell table:style-name="ce224" office:value-type="float" office:value="4866.12" calcext:value-type="float">
            <text:p>4 866,12</text:p>
          </table:table-cell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+ tvorba z HV (DČ)</text:p>
          </table:table-cell>
          <table:covered-table-cell table:number-columns-repeated="2" table:style-name="ce180"/>
          <table:covered-table-cell table:style-name="ce192"/>
          <table:table-cell table:style-name="ce199"/>
          <table:table-cell table:style-name="ce207"/>
          <table:table-cell table:number-columns-repeated="2" table:style-name="ce216" office:value-type="float" office:value="941793.42" calcext:value-type="float">
            <text:p>941 793,42</text:p>
          </table:table-cell>
          <table:table-cell table:style-name="ce224" office:value-type="float" office:value="941793.42" calcext:value-type="float">
            <text:p>941 793,42</text:p>
          </table:table-cell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+ peněžní dary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5" office:value-type="string" calcext:value-type="string" table:number-columns-spanned="4" table:number-rows-spanned="1">
            <text:p>čerpání:</text:p>
          </table:table-cell>
          <table:covered-table-cell table:number-columns-repeated="2" table:style-name="ce177"/>
          <table:covered-table-cell table:style-name="ce189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8" office:value-type="string" calcext:value-type="string">
            <text:p>dar Prefa 2014/2015-honoráře English studio</text:p>
          </table:table-cell>
          <table:table-cell table:style-name="ce181" table:number-columns-repeated="2"/>
          <table:table-cell table:style-name="ce193"/>
          <table:table-cell table:style-name="ce200"/>
          <table:table-cell table:style-name="ce208"/>
          <table:table-cell table:number-columns-repeated="2" table:style-name="ce217" office:value-type="float" office:value="-65000" calcext:value-type="float">
            <text:p>-65 000,00</text:p>
          </table:table-cell>
          <table:table-cell table:style-name="ce225" office:value-type="float" office:value="-65000" calcext:value-type="float">
            <text:p>-65 000,00</text:p>
          </table:table-cell>
          <table:table-cell table:number-columns-repeated="1015"/>
        </table:table-row>
        <table:table-row table:style-name="ro6">
          <table:table-cell table:style-name="ce168" office:value-type="string" calcext:value-type="string">
            <text:p>ze zlepšeného HV-honoráře Žižkovská štace</text:p>
          </table:table-cell>
          <table:table-cell table:style-name="ce181" table:number-columns-repeated="2"/>
          <table:table-cell table:style-name="ce193"/>
          <table:table-cell table:style-name="ce200"/>
          <table:table-cell table:style-name="ce208"/>
          <table:table-cell table:number-columns-repeated="2" table:style-name="ce217" office:value-type="float" office:value="-75000" calcext:value-type="float">
            <text:p>-75 000,00</text:p>
          </table:table-cell>
          <table:table-cell table:style-name="ce225" office:value-type="float" office:value="-75000" calcext:value-type="float">
            <text:p>-75 000,00</text:p>
          </table:table-cell>
          <table:table-cell table:number-columns-repeated="1015"/>
        </table:table-row>
        <table:table-row table:style-name="ro6">
          <table:table-cell table:style-name="ce168" office:value-type="string" calcext:value-type="string">
            <text:p>ze zlepšeného HV-na propagaci Žižkovské štace</text:p>
          </table:table-cell>
          <table:table-cell table:style-name="ce181" table:number-columns-repeated="2"/>
          <table:table-cell table:style-name="ce193"/>
          <table:table-cell table:style-name="ce200"/>
          <table:table-cell table:style-name="ce208"/>
          <table:table-cell table:number-columns-repeated="2" table:style-name="ce217" office:value-type="float" office:value="-306876" calcext:value-type="float">
            <text:p>-306 876,00</text:p>
          </table:table-cell>
          <table:table-cell table:style-name="ce225" office:value-type="float" office:value="-306876" calcext:value-type="float">
            <text:p>-306 876,00</text:p>
          </table:table-cell>
          <table:table-cell table:number-columns-repeated="1015"/>
        </table:table-row>
        <table:table-row table:style-name="ro6">
          <table:table-cell table:style-name="ce169" office:value-type="string" calcext:value-type="string" table:number-columns-spanned="4" table:number-rows-spanned="1">
            <text:p>honoráře divadlo Aqualung</text:p>
          </table:table-cell>
          <table:covered-table-cell table:number-columns-repeated="2" table:style-name="ce182"/>
          <table:covered-table-cell table:style-name="ce194"/>
          <table:table-cell table:style-name="ce200"/>
          <table:table-cell table:style-name="ce208"/>
          <table:table-cell table:style-name="ce217"/>
          <table:table-cell table:style-name="ce217" office:value-type="float" office:value="-108691" calcext:value-type="float">
            <text:p>-108 691,00</text:p>
          </table:table-cell>
          <table:table-cell table:style-name="ce225" office:value-type="float" office:value="-108691" calcext:value-type="float">
            <text:p>-108 691,00</text:p>
          </table:table-cell>
          <table:table-cell table:number-columns-repeated="1015"/>
        </table:table-row>
        <table:table-row table:style-name="ro6">
          <table:table-cell table:style-name="ce170" office:value-type="string" calcext:value-type="string">
            <text:p>propagace Žižkovská štace</text:p>
          </table:table-cell>
          <table:table-cell table:style-name="ce183" table:number-columns-repeated="2"/>
          <table:table-cell table:style-name="ce192"/>
          <table:table-cell table:style-name="ce200"/>
          <table:table-cell table:style-name="ce208"/>
          <table:table-cell table:style-name="ce217"/>
          <table:table-cell table:style-name="ce217" office:value-type="float" office:value="-73820" calcext:value-type="float">
            <text:p>-73 820,00</text:p>
          </table:table-cell>
          <table:table-cell table:style-name="ce225" office:value-type="float" office:value="-73820" calcext:value-type="float">
            <text:p>-73 820,00</text:p>
          </table:table-cell>
          <table:table-cell table:number-columns-repeated="1015"/>
        </table:table-row>
        <table:table-row table:style-name="ro6">
          <table:table-cell table:style-name="ce170" office:value-type="string" calcext:value-type="string">
            <text:p>honoráře hostujících souborů</text:p>
          </table:table-cell>
          <table:table-cell table:style-name="ce183" table:number-columns-repeated="2"/>
          <table:table-cell table:style-name="ce192"/>
          <table:table-cell table:style-name="ce200"/>
          <table:table-cell table:style-name="ce208"/>
          <table:table-cell table:style-name="ce217" table:number-columns-repeated="2"/>
          <table:table-cell table:style-name="ce225" office:value-type="float" office:value="-533732" calcext:value-type="float">
            <text:p>-533 732,00</text:p>
          </table:table-cell>
          <table:table-cell table:number-columns-repeated="1015"/>
        </table:table-row>
        <table:table-row table:style-name="ro6">
          <table:table-cell table:style-name="ce170" office:value-type="string" calcext:value-type="string">
            <text:p>propagace hostujících souborů</text:p>
          </table:table-cell>
          <table:table-cell table:style-name="ce183" table:number-columns-repeated="2"/>
          <table:table-cell table:style-name="ce192"/>
          <table:table-cell table:style-name="ce200"/>
          <table:table-cell table:style-name="ce208"/>
          <table:table-cell table:style-name="ce217" table:number-columns-repeated="2"/>
          <table:table-cell table:style-name="ce225" office:value-type="float" office:value="-150889" calcext:value-type="float">
            <text:p>-150 889,00</text:p>
          </table:table-cell>
          <table:table-cell table:number-columns-repeated="1015"/>
        </table:table-row>
        <table:table-row table:style-name="ro6">
          <table:table-cell table:style-name="ce170"/>
          <table:table-cell table:style-name="ce180" table:number-columns-repeated="2"/>
          <table:table-cell table:style-name="ce192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4">
          <table:table-cell table:style-name="ce167" office:value-type="string" calcext:value-type="string" table:number-columns-spanned="4" table:number-rows-spanned="1">
            <text:p>Konečný stav</text:p>
          </table:table-cell>
          <table:covered-table-cell table:number-columns-repeated="2" table:style-name="ce179"/>
          <table:covered-table-cell table:style-name="ce191"/>
          <table:table-cell table:style-name="ce201"/>
          <table:table-cell table:style-name="ce209" office:value-type="float" office:value="5087750.92" calcext:value-type="float">
            <text:p>5 087 750,92</text:p>
          </table:table-cell>
          <table:table-cell table:style-name="ce218" office:value-type="float" office:value="5587534.46" calcext:value-type="float">
            <text:p>5 587 534,46</text:p>
          </table:table-cell>
          <table:table-cell table:style-name="ce218" office:value-type="float" office:value="5405023.46" calcext:value-type="float">
            <text:p>5 405 023,46</text:p>
          </table:table-cell>
          <table:table-cell table:style-name="ce226" office:value-type="float" office:value="4720402.46" calcext:value-type="float">
            <text:p>4 720 402,46</text:p>
          </table:table-cell>
          <table:table-cell table:number-columns-repeated="1015"/>
        </table:table-row>
        <table:table-row table:style-name="ro4">
          <table:table-cell table:style-name="ce162" office:value-type="string" calcext:value-type="string" table:number-columns-spanned="4" table:number-rows-spanned="1">
            <text:p>Investiční fond</text:p>
          </table:table-cell>
          <table:covered-table-cell table:number-columns-repeated="2" table:style-name="ce174"/>
          <table:covered-table-cell table:style-name="ce186"/>
          <table:table-cell table:style-name="ce202"/>
          <table:table-cell table:style-name="ce210"/>
          <table:table-cell table:style-name="ce219" table:number-columns-repeated="2"/>
          <table:table-cell table:style-name="ce228"/>
          <table:table-cell table:number-columns-repeated="1015"/>
        </table:table-row>
        <table:table-row table:style-name="ro6">
          <table:table-cell table:style-name="ce163" office:value-type="string" calcext:value-type="string" table:number-columns-spanned="4" table:number-rows-spanned="1">
            <text:p>Počáteční stav</text:p>
          </table:table-cell>
          <table:covered-table-cell table:number-columns-repeated="2" table:style-name="ce175"/>
          <table:covered-table-cell table:style-name="ce187"/>
          <table:table-cell table:style-name="ce198" office:value-type="float" office:value="10630.07" calcext:value-type="float">
            <text:p>10 630,07</text:p>
          </table:table-cell>
          <table:table-cell table:style-name="ce206"/>
          <table:table-cell table:style-name="ce215" table:number-columns-repeated="2"/>
          <table:table-cell table:style-name="ce229"/>
          <table:table-cell table:number-columns-repeated="1015"/>
        </table:table-row>
        <table:table-row table:style-name="ro6">
          <table:table-cell table:style-name="ce164" office:value-type="string" calcext:value-type="string" table:number-columns-spanned="4" table:number-rows-spanned="1">
            <text:p>+ odpisy DHM</text:p>
          </table:table-cell>
          <table:covered-table-cell table:number-columns-repeated="2" table:style-name="ce176"/>
          <table:covered-table-cell table:style-name="ce188"/>
          <table:table-cell table:style-name="ce199"/>
          <table:table-cell table:style-name="ce207" office:value-type="float" office:value="27529" calcext:value-type="float">
            <text:p>27 529,00</text:p>
          </table:table-cell>
          <table:table-cell table:style-name="ce216" office:value-type="float" office:value="55056" calcext:value-type="float">
            <text:p>55 056,00</text:p>
          </table:table-cell>
          <table:table-cell table:style-name="ce216" office:value-type="float" office:value="82585" calcext:value-type="float">
            <text:p>82 585,00</text:p>
          </table:table-cell>
          <table:table-cell table:style-name="ce224" office:value-type="float" office:value="110111" calcext:value-type="float">
            <text:p>110 111,00</text:p>
          </table:table-cell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+ odpisy nemovitého majetku (příspěvek MČ)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+ investič.dotace od MČ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30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+ investiční příspěvky ze SF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+ výnosy z prodeje DHM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+ dary a příspěvky 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+ převod z rezervního fondu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5" office:value-type="string" calcext:value-type="string" table:number-columns-spanned="4" table:number-rows-spanned="1">
            <text:p>čerpání:</text:p>
          </table:table-cell>
          <table:covered-table-cell table:number-columns-repeated="2" table:style-name="ce177"/>
          <table:covered-table-cell table:style-name="ce189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- odvody zřizovateli (odpisy nem. majetku)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- úhrada investičních úvěrů (půjček)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 table:number-rows-repeated="2">
          <table:table-cell table:style-name="ce168"/>
          <table:table-cell table:style-name="ce181" table:number-columns-repeated="2"/>
          <table:table-cell table:style-name="ce193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4">
          <table:table-cell table:style-name="ce167" office:value-type="string" calcext:value-type="string" table:number-columns-spanned="4" table:number-rows-spanned="1">
            <text:p>Konečný stav</text:p>
          </table:table-cell>
          <table:covered-table-cell table:number-columns-repeated="2" table:style-name="ce179"/>
          <table:covered-table-cell table:style-name="ce191"/>
          <table:table-cell table:style-name="ce201"/>
          <table:table-cell table:style-name="ce209" office:value-type="float" office:value="38159.07" calcext:value-type="float">
            <text:p>38 159,07</text:p>
          </table:table-cell>
          <table:table-cell table:style-name="ce218" office:value-type="float" office:value="65686.07" calcext:value-type="float">
            <text:p>65 686,07</text:p>
          </table:table-cell>
          <table:table-cell table:style-name="ce218" office:value-type="float" office:value="93215.07" calcext:value-type="float">
            <text:p>93 215,07</text:p>
          </table:table-cell>
          <table:table-cell table:style-name="ce226" office:value-type="float" office:value="120741.07" calcext:value-type="float">
            <text:p>120 741,07</text:p>
          </table:table-cell>
          <table:table-cell table:number-columns-repeated="1015"/>
        </table:table-row>
        <table:table-row table:style-name="ro4">
          <table:table-cell table:style-name="ce162" office:value-type="string" calcext:value-type="string" table:number-columns-spanned="4" table:number-rows-spanned="1">
            <text:p>Fond kulturních a sociálních potřeb</text:p>
          </table:table-cell>
          <table:covered-table-cell table:number-columns-repeated="2" table:style-name="ce174"/>
          <table:covered-table-cell table:style-name="ce186"/>
          <table:table-cell table:style-name="ce202"/>
          <table:table-cell table:style-name="ce210"/>
          <table:table-cell table:style-name="ce219" table:number-columns-repeated="2"/>
          <table:table-cell table:style-name="ce227"/>
          <table:table-cell table:number-columns-repeated="1015"/>
        </table:table-row>
        <table:table-row table:style-name="ro6">
          <table:table-cell table:style-name="ce163" office:value-type="string" calcext:value-type="string" table:number-columns-spanned="4" table:number-rows-spanned="1">
            <text:p>Počáteční stav</text:p>
          </table:table-cell>
          <table:covered-table-cell table:number-columns-repeated="2" table:style-name="ce175"/>
          <table:covered-table-cell table:style-name="ce187"/>
          <table:table-cell table:style-name="ce198" office:value-type="float" office:value="6752.27" calcext:value-type="float">
            <text:p>6 752,27</text:p>
          </table:table-cell>
          <table:table-cell table:style-name="ce206"/>
          <table:table-cell table:style-name="ce215" table:number-columns-repeated="2"/>
          <table:table-cell table:style-name="ce223"/>
          <table:table-cell table:number-columns-repeated="1015"/>
        </table:table-row>
        <table:table-row table:style-name="ro6">
          <table:table-cell table:style-name="ce164" office:value-type="string" calcext:value-type="string" table:number-columns-spanned="4" table:number-rows-spanned="1">
            <text:p>+ základní příděl</text:p>
          </table:table-cell>
          <table:covered-table-cell table:number-columns-repeated="2" table:style-name="ce176"/>
          <table:covered-table-cell table:style-name="ce188"/>
          <table:table-cell table:style-name="ce199"/>
          <table:table-cell table:style-name="ce207" office:value-type="float" office:value="5459" calcext:value-type="float">
            <text:p>5 459,00</text:p>
          </table:table-cell>
          <table:table-cell table:style-name="ce216" office:value-type="float" office:value="11240" calcext:value-type="float">
            <text:p>11 240,00</text:p>
          </table:table-cell>
          <table:table-cell table:style-name="ce216" office:value-type="float" office:value="16613" calcext:value-type="float">
            <text:p>16 613,00</text:p>
          </table:table-cell>
          <table:table-cell table:style-name="ce224" office:value-type="float" office:value="22616.84" calcext:value-type="float">
            <text:p>22 616,84</text:p>
          </table:table-cell>
          <table:table-cell table:number-columns-repeated="1015"/>
        </table:table-row>
        <table:table-row table:style-name="ro6">
          <table:table-cell table:style-name="ce165" office:value-type="string" calcext:value-type="string" table:number-columns-spanned="4" table:number-rows-spanned="1">
            <text:p>čerpání:</text:p>
          </table:table-cell>
          <table:covered-table-cell table:number-columns-repeated="2" table:style-name="ce177"/>
          <table:covered-table-cell table:style-name="ce189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- příspěvek na stravování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 office:value-type="float" office:value="-4880" calcext:value-type="float">
            <text:p>-4 880,00</text:p>
          </table:table-cell>
          <table:table-cell table:style-name="ce217" office:value-type="float" office:value="-9840" calcext:value-type="float">
            <text:p>-9 840,00</text:p>
          </table:table-cell>
          <table:table-cell table:style-name="ce217" office:value-type="float" office:value="-13110" calcext:value-type="float">
            <text:p>-13 110,00</text:p>
          </table:table-cell>
          <table:table-cell table:style-name="ce225" office:value-type="float" office:value="-17990" calcext:value-type="float">
            <text:p>-17 990,00</text:p>
          </table:table-cell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- kulturní činnost 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- rekreace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- sport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 table:number-columns-repeated="2"/>
          <table:table-cell table:style-name="ce225"/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- peněžní dary, pracovní a životní jubilea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/>
          <table:table-cell table:style-name="ce217"/>
          <table:table-cell table:style-name="ce217" office:value-type="float" office:value="-2000" calcext:value-type="float">
            <text:p>-2 000,00</text:p>
          </table:table-cell>
          <table:table-cell table:style-name="ce225" office:value-type="float" office:value="-2000" calcext:value-type="float">
            <text:p>-2 000,00</text:p>
          </table:table-cell>
          <table:table-cell table:number-columns-repeated="1015"/>
        </table:table-row>
        <table:table-row table:style-name="ro6">
          <table:table-cell table:style-name="ce166" office:value-type="string" calcext:value-type="string" table:number-columns-spanned="4" table:number-rows-spanned="1">
            <text:p>- penzijní a životní připojištění</text:p>
          </table:table-cell>
          <table:covered-table-cell table:number-columns-repeated="2" table:style-name="ce178"/>
          <table:covered-table-cell table:style-name="ce190"/>
          <table:table-cell table:style-name="ce200"/>
          <table:table-cell table:style-name="ce208" office:value-type="float" office:value="-1500" calcext:value-type="float">
            <text:p>-1 500,00</text:p>
          </table:table-cell>
          <table:table-cell table:style-name="ce217" office:value-type="float" office:value="-3000" calcext:value-type="float">
            <text:p>-3 000,00</text:p>
          </table:table-cell>
          <table:table-cell table:style-name="ce217" office:value-type="float" office:value="-4500" calcext:value-type="float">
            <text:p>-4 500,00</text:p>
          </table:table-cell>
          <table:table-cell table:style-name="ce225" office:value-type="float" office:value="-6000" calcext:value-type="float">
            <text:p>-6 000,00</text:p>
          </table:table-cell>
          <table:table-cell table:number-columns-repeated="1015"/>
        </table:table-row>
        <table:table-row table:style-name="ro4">
          <table:table-cell table:style-name="ce167" office:value-type="string" calcext:value-type="string" table:number-columns-spanned="4" table:number-rows-spanned="1">
            <text:p>Konečný stav</text:p>
          </table:table-cell>
          <table:covered-table-cell table:number-columns-repeated="2" table:style-name="ce179"/>
          <table:covered-table-cell table:style-name="ce191"/>
          <table:table-cell table:style-name="ce201"/>
          <table:table-cell table:style-name="ce209" office:value-type="float" office:value="5831.27" calcext:value-type="float">
            <text:p>5 831,27</text:p>
          </table:table-cell>
          <table:table-cell table:style-name="ce218" office:value-type="float" office:value="5152.27" calcext:value-type="float">
            <text:p>5 152,27</text:p>
          </table:table-cell>
          <table:table-cell table:style-name="ce218" office:value-type="float" office:value="3755.27" calcext:value-type="float">
            <text:p>3 755,27</text:p>
          </table:table-cell>
          <table:table-cell table:style-name="ce226" office:value-type="float" office:value="3379.11" calcext:value-type="float">
            <text:p>3 379,1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ypracovala: Ing.Jana Potočková</text:p>
          </table:table-cell>
          <table:table-cell table:number-columns-repeated="4"/>
          <table:table-cell office:value-type="string" calcext:value-type="string">
            <text:p>Schválil: Mgr. Jana Rumlenová</text:p>
          </table:table-cell>
          <table:table-cell table:number-columns-repeated="2"/>
          <table:table-cell table:style-name="ce71" office:value-type="date" office:date-value="2016-02-04" calcext:value-type="date">
            <text:p>4.2.2016</text:p>
          </table:table-cell>
          <table:table-cell table:number-columns-repeated="1015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Fondy.$A$1:.$I$54" table:range-usable-as="print-range"/>
        </table:named-expressions>
      </table:table>
      <table:table table:name="Zaměstnanci" table:style-name="ta5" table:print-ranges="Zaměstnanci.A1:Zaměstnanci.G40">
        <table:table-column table:style-name="co11" table:default-cell-style-name="Default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6">
          <table:table-cell office:value-type="string" calcext:value-type="string">
            <text:p>Městská část Praha 3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Hlavní činnost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0" office:value-type="string" calcext:value-type="string">
            <text:p>Žižkovské divadlo Járy Cimrmana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231" office:value-type="string" calcext:value-type="string">
            <text:p><text:s text:c="17"/>Plnění počtu zaměstnanců za rok 2015</text:p>
          </table:table-cell>
          <table:table-cell table:number-columns-repeated="1023"/>
        </table:table-row>
        <table:table-row table:style-name="ro6">
          <table:table-cell table:style-name="ce184"/>
          <table:table-cell table:style-name="ce184" office:value-type="string" calcext:value-type="string">
            <text:p><text:s text:c="20"/>(přepočtené osoby)</text:p>
          </table:table-cell>
          <table:table-cell table:style-name="ce184" table:number-columns-repeated="5"/>
          <table:table-cell table:number-columns-repeated="1017"/>
        </table:table-row>
        <table:table-row table:style-name="ro4">
          <table:table-cell table:style-name="ce184" table:number-columns-repeated="7"/>
          <table:table-cell table:number-columns-repeated="1017"/>
        </table:table-row>
        <table:table-row table:style-name="ro4">
          <table:table-cell table:style-name="ce232" office:value-type="string" calcext:value-type="string">
            <text:p>Odvětví</text:p>
          </table:table-cell>
          <table:table-cell table:style-name="ce240" office:value-type="string" calcext:value-type="string">
            <text:p>Limit počtu</text:p>
          </table:table-cell>
          <table:table-cell table:style-name="ce246" office:value-type="string" calcext:value-type="string">
            <text:p><text:s text:c="24"/>rok 2015</text:p>
          </table:table-cell>
          <table:table-cell table:style-name="ce246"/>
          <table:table-cell table:style-name="ce251"/>
          <table:table-cell table:style-name="ce232" office:value-type="string" calcext:value-type="string">
            <text:p><text:s text:c="2"/>Skutečnost</text:p>
          </table:table-cell>
          <table:table-cell table:style-name="ce252" office:value-type="string" calcext:value-type="string">
            <text:p><text:s text:c="4"/>Index</text:p>
          </table:table-cell>
          <table:table-cell table:number-columns-repeated="1017"/>
        </table:table-row>
        <table:table-row table:style-name="ro6">
          <table:table-cell table:style-name="ce233"/>
          <table:table-cell table:style-name="ce241" office:value-type="string" calcext:value-type="string">
            <text:p>zaměstnan.</text:p>
          </table:table-cell>
          <table:table-cell table:style-name="ce232" office:value-type="string" calcext:value-type="string">
            <text:p><text:s text:c="4"/>rozpis</text:p>
          </table:table-cell>
          <table:table-cell table:style-name="ce232" office:value-type="string" calcext:value-type="string">
            <text:p><text:s text:c="2"/>skutečnost</text:p>
          </table:table-cell>
          <table:table-cell table:style-name="ce232" office:value-type="string" calcext:value-type="string">
            <text:p><text:s text:c="7"/>%</text:p>
          </table:table-cell>
          <table:table-cell table:style-name="ce233" office:value-type="string" calcext:value-type="string">
            <text:p><text:s text:c="4"/>k 31.12.</text:p>
          </table:table-cell>
          <table:table-cell table:style-name="ce253" office:value-type="string" calcext:value-type="string">
            <text:p><text:s text:c="4"/>15/14</text:p>
          </table:table-cell>
          <table:table-cell table:number-columns-repeated="1017"/>
        </table:table-row>
        <table:table-row table:style-name="ro4">
          <table:table-cell table:style-name="ce234"/>
          <table:table-cell table:style-name="ce242" office:value-type="string" calcext:value-type="string">
            <text:p>na rok 2015</text:p>
          </table:table-cell>
          <table:table-cell table:style-name="ce234" office:value-type="string" calcext:value-type="string">
            <text:p><text:s text:c="4"/>organ.</text:p>
          </table:table-cell>
          <table:table-cell table:style-name="ce234" office:value-type="string" calcext:value-type="string">
            <text:p><text:s text:c="2"/>k 31.12.15</text:p>
          </table:table-cell>
          <table:table-cell table:style-name="ce234" office:value-type="string" calcext:value-type="string">
            <text:p><text:s text:c="4"/>plnění</text:p>
          </table:table-cell>
          <table:table-cell table:style-name="ce234" office:value-type="string" calcext:value-type="string">
            <text:p><text:s text:c="6"/>2014</text:p>
          </table:table-cell>
          <table:table-cell table:style-name="ce254" office:value-type="string" calcext:value-type="string">
            <text:p><text:s text:c="5"/>(%)</text:p>
          </table:table-cell>
          <table:table-cell table:number-columns-repeated="1017"/>
        </table:table-row>
        <table:table-row table:style-name="ro6">
          <table:table-cell table:style-name="ce235" table:number-columns-repeated="6"/>
          <table:table-cell table:style-name="ce255"/>
          <table:table-cell table:number-columns-repeated="1017"/>
        </table:table-row>
        <table:table-row table:style-name="ro6">
          <table:table-cell table:style-name="ce236" office:value-type="string" calcext:value-type="string">
            <text:p>Rozpočtové organizace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table:number-columns-repeated="7"/>
          <table:table-cell table:number-columns-repeated="1017"/>
        </table:table-row>
        <table:table-row table:style-name="ro6">
          <table:table-cell table:style-name="ce235" office:value-type="string" calcext:value-type="string">
            <text:p>Stavebnictví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office:value-type="string" calcext:value-type="string">
            <text:p>Doprava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office:value-type="string" calcext:value-type="string">
            <text:p>Vodní hospodářství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office:value-type="string" calcext:value-type="string">
            <text:p>Kultura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office:value-type="string" calcext:value-type="string">
            <text:p>Tělových. a zájm. čin.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office:value-type="string" calcext:value-type="string">
            <text:p>Zdravotnictví celkem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office:value-type="string" calcext:value-type="string">
            <text:p>Bydlení a komun. sl.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office:value-type="string" calcext:value-type="string">
            <text:p>Ochrana život. prostř.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office:value-type="string" calcext:value-type="string">
            <text:p>Sociální péče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office:value-type="string" calcext:value-type="string">
            <text:p>Stát. spr. a úz. samospr.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table:number-columns-repeated="7"/>
          <table:table-cell table:number-columns-repeated="1017"/>
        </table:table-row>
        <table:table-row table:style-name="ro6">
          <table:table-cell table:style-name="ce236" office:value-type="string" calcext:value-type="string">
            <text:p>Celkem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table:number-columns-repeated="7"/>
          <table:table-cell table:number-columns-repeated="1017"/>
        </table:table-row>
        <table:table-row table:style-name="ro6">
          <table:table-cell table:style-name="ce236" office:value-type="string" calcext:value-type="string">
            <text:p>Příspěvkové organizace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5" table:number-columns-repeated="7"/>
          <table:table-cell table:number-columns-repeated="1017"/>
        </table:table-row>
        <table:table-row table:style-name="ro6">
          <table:table-cell table:style-name="ce235" office:value-type="string" calcext:value-type="string">
            <text:p>Tělových. a zájm. čin.</text:p>
          </table:table-cell>
          <table:table-cell table:style-name="ce235" table:number-columns-repeated="6"/>
          <table:table-cell table:number-columns-repeated="1017"/>
        </table:table-row>
        <table:table-row table:style-name="ro6">
          <table:table-cell table:style-name="ce237" office:value-type="string" calcext:value-type="string">
            <text:p>Kultura</text:p>
          </table:table-cell>
          <table:table-cell table:number-columns-repeated="2" table:style-name="ce243" office:value-type="float" office:value="8" calcext:value-type="float">
            <text:p><text:s/>8 <text:s text:c="5"/></text:p>
          </table:table-cell>
          <table:table-cell table:style-name="ce247" office:value-type="float" office:value="7.1" calcext:value-type="float">
            <text:p><text:s/>7,10 <text:s text:c="5"/></text:p>
          </table:table-cell>
          <table:table-cell table:style-name="ce247" office:value-type="float" office:value="88.75" calcext:value-type="float">
            <text:p><text:s/>88,75 <text:s text:c="5"/></text:p>
          </table:table-cell>
          <table:table-cell table:style-name="ce247" office:value-type="float" office:value="7.25" calcext:value-type="float">
            <text:p><text:s/>7,25 <text:s text:c="5"/></text:p>
          </table:table-cell>
          <table:table-cell table:style-name="ce247" office:value-type="float" office:value="97.93" calcext:value-type="float">
            <text:p><text:s/>97,93 <text:s text:c="5"/></text:p>
          </table:table-cell>
          <table:table-cell table:number-columns-repeated="1017"/>
        </table:table-row>
        <table:table-row table:style-name="ro6">
          <table:table-cell table:style-name="ce235" office:value-type="string" calcext:value-type="string">
            <text:p>Zdravotnictví</text:p>
          </table:table-cell>
          <table:table-cell table:style-name="ce235" table:number-columns-repeated="2"/>
          <table:table-cell table:style-name="ce248" table:number-columns-repeated="4"/>
          <table:table-cell table:number-columns-repeated="1017"/>
        </table:table-row>
        <table:table-row table:style-name="ro6">
          <table:table-cell table:style-name="ce235" office:value-type="string" calcext:value-type="string">
            <text:p>Bydlení a komun. sl.</text:p>
          </table:table-cell>
          <table:table-cell table:style-name="ce235" table:number-columns-repeated="2"/>
          <table:table-cell table:style-name="ce248" table:number-columns-repeated="4"/>
          <table:table-cell table:number-columns-repeated="1017"/>
        </table:table-row>
        <table:table-row table:style-name="ro6">
          <table:table-cell table:style-name="ce235" office:value-type="string" calcext:value-type="string">
            <text:p>Sociální péče</text:p>
          </table:table-cell>
          <table:table-cell table:style-name="ce235" table:number-columns-repeated="2"/>
          <table:table-cell table:style-name="ce248" table:number-columns-repeated="4"/>
          <table:table-cell table:number-columns-repeated="1017"/>
        </table:table-row>
        <table:table-row table:style-name="ro6">
          <table:table-cell table:style-name="ce235" table:number-columns-repeated="3"/>
          <table:table-cell table:style-name="ce248" table:number-columns-repeated="4"/>
          <table:table-cell table:number-columns-repeated="1017"/>
        </table:table-row>
        <table:table-row table:style-name="ro6">
          <table:table-cell table:style-name="ce238" office:value-type="string" calcext:value-type="string">
            <text:p>Celkem</text:p>
          </table:table-cell>
          <table:table-cell table:number-columns-repeated="2" table:style-name="ce244" office:value-type="float" office:value="8" calcext:value-type="float">
            <text:p><text:s/>8 <text:s text:c="5"/></text:p>
          </table:table-cell>
          <table:table-cell table:style-name="ce249" office:value-type="float" office:value="7.1" calcext:value-type="float">
            <text:p><text:s/>7,10 <text:s text:c="5"/></text:p>
          </table:table-cell>
          <table:table-cell table:style-name="ce249" office:value-type="float" office:value="88.75" calcext:value-type="float">
            <text:p><text:s/>88,75 <text:s text:c="5"/></text:p>
          </table:table-cell>
          <table:table-cell table:style-name="ce249" office:value-type="float" office:value="7.25" calcext:value-type="float">
            <text:p><text:s/>7,25 <text:s text:c="5"/></text:p>
          </table:table-cell>
          <table:table-cell table:style-name="ce249" office:value-type="float" office:value="97.93" calcext:value-type="float">
            <text:p><text:s/>97,93 <text:s text:c="5"/></text:p>
          </table:table-cell>
          <table:table-cell table:number-columns-repeated="1017"/>
        </table:table-row>
        <table:table-row table:style-name="ro6">
          <table:table-cell table:style-name="ce235" table:number-columns-repeated="3"/>
          <table:table-cell table:style-name="ce248"/>
          <table:table-cell table:style-name="ce235" table:number-columns-repeated="3"/>
          <table:table-cell table:number-columns-repeated="1017"/>
        </table:table-row>
        <table:table-row table:style-name="ro4">
          <table:table-cell table:style-name="ce239" office:value-type="string" calcext:value-type="string">
            <text:p>MČ CELKEM</text:p>
          </table:table-cell>
          <table:table-cell table:style-name="ce245" table:number-columns-repeated="2"/>
          <table:table-cell table:style-name="ce250"/>
          <table:table-cell table:style-name="ce245" table:number-columns-repeated="3"/>
          <table:table-cell table:number-columns-repeated="1017"/>
        </table:table-row>
        <table:table-row table:style-name="ro6">
          <table:table-cell table:style-name="ce184" table:number-columns-repeated="7"/>
          <table:table-cell table:number-columns-repeated="1017"/>
        </table:table-row>
        <table:table-row table:style-name="ro6">
          <table:table-cell table:style-name="ce184" office:value-type="string" calcext:value-type="string">
            <text:p>Vypracovala: Mgr.Jana Rumlenová</text:p>
          </table:table-cell>
          <table:table-cell table:style-name="ce184" table:number-columns-repeated="4"/>
          <table:table-cell table:style-name="ce184" office:value-type="string" calcext:value-type="string">
            <text:p>Tel.: 602241723</text:p>
          </table:table-cell>
          <table:table-cell table:style-name="ce184"/>
          <table:table-cell table:number-columns-repeated="1017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Zaměstnanci.$A$1:.$G$40" table:range-usable-as="print-range"/>
        </table:named-expressions>
      </table:table>
      <table:table table:name="Mzdy" table:style-name="ta6" table:print-ranges="Mzdy.A1:Mzdy.M36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7" table:default-cell-style-name="Default"/>
        <table:table-column table:style-name="co3" table:number-columns-repeated="1011" table:default-cell-style-name="Default"/>
        <table:table-row table:style-name="ro6">
          <table:table-cell office:value-type="string" calcext:value-type="string">
            <text:p>Městská část Praha 3</text:p>
          </table:table-cell>
          <table:table-cell table:style-name="ce20" office:value-type="string" calcext:value-type="string">
            <text:p>Žižkovské divadlo Járy Cimrman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Hlavní činnost</text:p>
          </table:table-cell>
          <table:table-cell table:number-columns-repeated="1023"/>
        </table:table-row>
        <table:table-row table:style-name="ro11">
          <table:table-cell table:style-name="ce231" office:value-type="string" calcext:value-type="string">
            <text:p><text:s text:c="45"/>Plnění mzdových prostředků za rok 2015</text:p>
          </table:table-cell>
          <table:table-cell table:style-name="ce231" table:number-columns-repeated="8"/>
          <table:table-cell table:number-columns-repeated="1015"/>
        </table:table-row>
        <table:table-row table:style-name="ro4">
          <table:table-cell table:style-name="ce256" office:value-type="string" calcext:value-type="string">
            <text:p>Odvětví</text:p>
          </table:table-cell>
          <table:table-cell table:style-name="ce258"/>
          <table:table-cell table:style-name="ce263" office:value-type="string" calcext:value-type="string">
            <text:p><text:s text:c="19"/>Prostředky na platy (v tis. Kč)</text:p>
          </table:table-cell>
          <table:table-cell table:style-name="ce263" table:number-columns-repeated="3"/>
          <table:table-cell table:style-name="ce264"/>
          <table:table-cell table:style-name="ce263"/>
          <table:table-cell table:style-name="ce263" office:value-type="string" calcext:value-type="string">
            <text:p><text:s text:c="7"/>Ostat. platby za provedené práce (tis. Kč)</text:p>
          </table:table-cell>
          <table:table-cell table:style-name="ce263" table:number-columns-repeated="3"/>
          <table:table-cell table:style-name="ce264"/>
          <table:table-cell table:number-columns-repeated="1011"/>
        </table:table-row>
        <table:table-row table:style-name="ro4">
          <table:table-cell table:style-name="ce235"/>
          <table:table-cell table:style-name="ce259" office:value-type="string" calcext:value-type="string">
            <text:p><text:s text:c="6"/>limit</text:p>
          </table:table-cell>
          <table:table-cell table:style-name="ce246" office:value-type="string" calcext:value-type="string">
            <text:p><text:s text:c="23"/>rok 2015</text:p>
          </table:table-cell>
          <table:table-cell table:style-name="ce246"/>
          <table:table-cell table:style-name="ce251"/>
          <table:table-cell table:style-name="ce240" office:value-type="string" calcext:value-type="string">
            <text:p>skutečnost</text:p>
          </table:table-cell>
          <table:table-cell table:style-name="ce232" office:value-type="string" calcext:value-type="string">
            <text:p><text:s text:c="4"/>index</text:p>
          </table:table-cell>
          <table:table-cell table:style-name="ce232" office:value-type="string" calcext:value-type="string">
            <text:p><text:s text:c="3"/>rozpis</text:p>
          </table:table-cell>
          <table:table-cell table:style-name="ce246" office:value-type="string" calcext:value-type="string">
            <text:p><text:s text:c="19"/>rok 2015</text:p>
          </table:table-cell>
          <table:table-cell table:style-name="ce246"/>
          <table:table-cell table:style-name="ce251"/>
          <table:table-cell table:style-name="ce232" office:value-type="string" calcext:value-type="string">
            <text:p>skutečnost</text:p>
          </table:table-cell>
          <table:table-cell table:style-name="ce232" office:value-type="string" calcext:value-type="string">
            <text:p><text:s text:c="3"/>index</text:p>
          </table:table-cell>
          <table:table-cell table:number-columns-repeated="1011"/>
        </table:table-row>
        <table:table-row table:style-name="ro6">
          <table:table-cell table:style-name="ce235"/>
          <table:table-cell table:style-name="ce260" office:value-type="string" calcext:value-type="string">
            <text:p><text:s text:c="4"/>na rok</text:p>
          </table:table-cell>
          <table:table-cell table:style-name="ce232" office:value-type="string" calcext:value-type="string">
            <text:p><text:s text:c="5"/>rozpis</text:p>
          </table:table-cell>
          <table:table-cell table:style-name="ce232" office:value-type="string" calcext:value-type="string">
            <text:p><text:s text:c="2"/>skuečnost</text:p>
          </table:table-cell>
          <table:table-cell table:style-name="ce232" office:value-type="string" calcext:value-type="string">
            <text:p><text:s text:c="5"/>%</text:p>
          </table:table-cell>
          <table:table-cell table:style-name="ce260" office:value-type="string" calcext:value-type="string">
            <text:p><text:s text:c="4"/>k 31.12.</text:p>
          </table:table-cell>
          <table:table-cell table:style-name="ce233" office:value-type="string" calcext:value-type="string">
            <text:p><text:s text:c="3"/>15/14</text:p>
          </table:table-cell>
          <table:table-cell table:style-name="ce233" office:value-type="string" calcext:value-type="string">
            <text:p><text:s text:c="4"/>2015</text:p>
          </table:table-cell>
          <table:table-cell table:style-name="ce232" office:value-type="string" calcext:value-type="string">
            <text:p><text:s text:c="3"/>rozpis</text:p>
          </table:table-cell>
          <table:table-cell table:style-name="ce232" office:value-type="string" calcext:value-type="string">
            <text:p><text:s/>skutečnost</text:p>
          </table:table-cell>
          <table:table-cell table:style-name="ce232" office:value-type="string" calcext:value-type="string">
            <text:p><text:s text:c="6"/>%</text:p>
          </table:table-cell>
          <table:table-cell table:style-name="ce233" office:value-type="string" calcext:value-type="string">
            <text:p><text:s text:c="2"/>k 31.12.</text:p>
          </table:table-cell>
          <table:table-cell table:style-name="ce233" office:value-type="string" calcext:value-type="string">
            <text:p><text:s text:c="3"/>15/14</text:p>
          </table:table-cell>
          <table:table-cell table:number-columns-repeated="1011"/>
        </table:table-row>
        <table:table-row table:style-name="ro4">
          <table:table-cell table:style-name="ce235"/>
          <table:table-cell table:style-name="ce260" office:value-type="string" calcext:value-type="string">
            <text:p><text:s text:c="5"/>2015</text:p>
          </table:table-cell>
          <table:table-cell table:style-name="ce233" office:value-type="string" calcext:value-type="string">
            <text:p><text:s/>organizace</text:p>
          </table:table-cell>
          <table:table-cell table:style-name="ce233" office:value-type="string" calcext:value-type="string">
            <text:p>k 31.12.2015</text:p>
          </table:table-cell>
          <table:table-cell table:style-name="ce233"/>
          <table:table-cell table:style-name="ce233" office:value-type="string" calcext:value-type="string">
            <text:p><text:s text:c="6"/>2014</text:p>
          </table:table-cell>
          <table:table-cell table:style-name="ce233" office:value-type="string" calcext:value-type="string">
            <text:p><text:s text:c="5"/>v %</text:p>
          </table:table-cell>
          <table:table-cell table:style-name="ce233"/>
          <table:table-cell table:style-name="ce233" office:value-type="string" calcext:value-type="string">
            <text:p>organizace</text:p>
          </table:table-cell>
          <table:table-cell table:style-name="ce233" office:value-type="string" calcext:value-type="string">
            <text:p><text:s/>k 31.12.15</text:p>
          </table:table-cell>
          <table:table-cell table:style-name="ce233"/>
          <table:table-cell table:style-name="ce233" office:value-type="string" calcext:value-type="string">
            <text:p><text:s text:c="4"/>2014</text:p>
          </table:table-cell>
          <table:table-cell table:style-name="ce233" office:value-type="string" calcext:value-type="string">
            <text:p><text:s text:c="4"/>v %</text:p>
          </table:table-cell>
          <table:table-cell table:number-columns-repeated="1011"/>
        </table:table-row>
        <table:table-row table:style-name="ro4">
          <table:table-cell table:style-name="ce257" office:value-type="string" calcext:value-type="string">
            <text:p><text:s text:c="20"/>a</text:p>
          </table:table-cell>
          <table:table-cell table:style-name="ce257" office:value-type="string" calcext:value-type="string">
            <text:p><text:s text:c="6"/>1</text:p>
          </table:table-cell>
          <table:table-cell table:style-name="ce257" office:value-type="string" calcext:value-type="string">
            <text:p><text:s text:c="6"/>2</text:p>
          </table:table-cell>
          <table:table-cell table:style-name="ce257" office:value-type="string" calcext:value-type="string">
            <text:p><text:s text:c="5"/>3</text:p>
          </table:table-cell>
          <table:table-cell table:style-name="ce257" office:value-type="string" calcext:value-type="string">
            <text:p><text:s text:c="5"/>4</text:p>
          </table:table-cell>
          <table:table-cell table:style-name="ce257" office:value-type="string" calcext:value-type="string">
            <text:p><text:s text:c="6"/>5</text:p>
          </table:table-cell>
          <table:table-cell table:style-name="ce257" office:value-type="string" calcext:value-type="string">
            <text:p><text:s text:c="5"/>6</text:p>
          </table:table-cell>
          <table:table-cell table:style-name="ce257" office:value-type="string" calcext:value-type="string">
            <text:p><text:s text:c="6"/>7</text:p>
          </table:table-cell>
          <table:table-cell table:style-name="ce257" office:value-type="string" calcext:value-type="string">
            <text:p><text:s text:c="6"/>8</text:p>
          </table:table-cell>
          <table:table-cell table:style-name="ce257" office:value-type="string" calcext:value-type="string">
            <text:p><text:s text:c="5"/>9</text:p>
          </table:table-cell>
          <table:table-cell table:style-name="ce257" office:value-type="string" calcext:value-type="string">
            <text:p><text:s text:c="5"/>10</text:p>
          </table:table-cell>
          <table:table-cell table:style-name="ce257" office:value-type="string" calcext:value-type="string">
            <text:p><text:s text:c="5"/>11</text:p>
          </table:table-cell>
          <table:table-cell table:style-name="ce257" office:value-type="string" calcext:value-type="string">
            <text:p><text:s text:c="5"/>12</text:p>
          </table:table-cell>
          <table:table-cell table:number-columns-repeated="1011"/>
        </table:table-row>
        <table:table-row table:style-name="ro6">
          <table:table-cell table:style-name="ce236" office:value-type="string" calcext:value-type="string">
            <text:p>Rozpočtové organizace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table:number-columns-repeated="13"/>
          <table:table-cell table:number-columns-repeated="1011"/>
        </table:table-row>
        <table:table-row table:style-name="ro6">
          <table:table-cell table:style-name="ce235" office:value-type="string" calcext:value-type="string">
            <text:p>Stavebnictví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Doprava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Vodní hosp.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Kultura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Tělových. a zájm. činnost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Zdravotnictví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Bydlení a komun.služby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Ochrana život. prostř.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Sociální péče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Stát.správa a úz. sam.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table:number-columns-repeated="13"/>
          <table:table-cell table:number-columns-repeated="1011"/>
        </table:table-row>
        <table:table-row table:style-name="ro6">
          <table:table-cell table:style-name="ce236" office:value-type="string" calcext:value-type="string">
            <text:p>Celkem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table:number-columns-repeated="13"/>
          <table:table-cell table:number-columns-repeated="1011"/>
        </table:table-row>
        <table:table-row table:style-name="ro6">
          <table:table-cell table:style-name="ce236" office:value-type="string" calcext:value-type="string">
            <text:p>Příspěvkové organizace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table:number-columns-repeated="13"/>
          <table:table-cell table:number-columns-repeated="1011"/>
        </table:table-row>
        <table:table-row table:style-name="ro6">
          <table:table-cell table:style-name="ce235" office:value-type="string" calcext:value-type="string">
            <text:p>Tělových. a zájm. činnost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7" office:value-type="string" calcext:value-type="string">
            <text:p>Kultura</text:p>
          </table:table-cell>
          <table:table-cell table:number-columns-repeated="2" table:style-name="ce261" office:value-type="float" office:value="2266" calcext:value-type="float">
            <text:p><text:s/>2 266,0 <text:s text:c="5"/></text:p>
          </table:table-cell>
          <table:table-cell table:style-name="ce261" office:value-type="float" office:value="2261.7" calcext:value-type="float">
            <text:p><text:s/>2 261,7 <text:s text:c="5"/></text:p>
          </table:table-cell>
          <table:table-cell table:style-name="ce261" office:value-type="float" office:value="99.81" calcext:value-type="float">
            <text:p><text:s/>99,8 <text:s text:c="5"/></text:p>
          </table:table-cell>
          <table:table-cell table:style-name="ce261" office:value-type="float" office:value="2146.7" calcext:value-type="float">
            <text:p><text:s/>2 146,7 <text:s text:c="5"/></text:p>
          </table:table-cell>
          <table:table-cell table:style-name="ce261" office:value-type="float" office:value="105.35" calcext:value-type="float">
            <text:p><text:s/>105,4 <text:s text:c="5"/></text:p>
          </table:table-cell>
          <table:table-cell table:number-columns-repeated="2" table:style-name="ce261" office:value-type="float" office:value="300" calcext:value-type="float">
            <text:p><text:s/>300,0 <text:s text:c="5"/></text:p>
          </table:table-cell>
          <table:table-cell table:style-name="ce261" office:value-type="float" office:value="349.8" calcext:value-type="float">
            <text:p><text:s/>349,8 <text:s text:c="5"/></text:p>
          </table:table-cell>
          <table:table-cell table:style-name="ce261" office:value-type="float" office:value="116.6" calcext:value-type="float">
            <text:p><text:s/>116,6 <text:s text:c="5"/></text:p>
          </table:table-cell>
          <table:table-cell table:style-name="ce261" office:value-type="float" office:value="277.8" calcext:value-type="float">
            <text:p><text:s/>277,8 <text:s text:c="5"/></text:p>
          </table:table-cell>
          <table:table-cell table:style-name="ce261" office:value-type="float" office:value="125.91" calcext:value-type="float">
            <text:p><text:s/>125,9 <text:s text:c="5"/></text:p>
          </table:table-cell>
          <table:table-cell table:number-columns-repeated="1011"/>
        </table:table-row>
        <table:table-row table:style-name="ro6">
          <table:table-cell table:style-name="ce235" office:value-type="string" calcext:value-type="string">
            <text:p>Zdravotnictví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Bydlení a kom. služby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office:value-type="string" calcext:value-type="string">
            <text:p>Sociální péče</text:p>
          </table:table-cell>
          <table:table-cell table:style-name="ce235" table:number-columns-repeated="12"/>
          <table:table-cell table:number-columns-repeated="1011"/>
        </table:table-row>
        <table:table-row table:style-name="ro6">
          <table:table-cell table:style-name="ce235" table:number-columns-repeated="13"/>
          <table:table-cell table:number-columns-repeated="1011"/>
        </table:table-row>
        <table:table-row table:style-name="ro6">
          <table:table-cell table:style-name="ce238" office:value-type="string" calcext:value-type="string">
            <text:p>Celkem</text:p>
          </table:table-cell>
          <table:table-cell table:number-columns-repeated="2" table:style-name="ce262" office:value-type="float" office:value="2266" calcext:value-type="float">
            <text:p><text:s/>2 266,0 <text:s text:c="5"/></text:p>
          </table:table-cell>
          <table:table-cell table:style-name="ce262" office:value-type="float" office:value="2261.7" calcext:value-type="float">
            <text:p><text:s/>2 261,7 <text:s text:c="5"/></text:p>
          </table:table-cell>
          <table:table-cell table:style-name="ce262" office:value-type="float" office:value="99.8" calcext:value-type="float">
            <text:p><text:s/>99,8 <text:s text:c="5"/></text:p>
          </table:table-cell>
          <table:table-cell table:style-name="ce262" office:value-type="float" office:value="2146.7" calcext:value-type="float">
            <text:p><text:s/>2 146,7 <text:s text:c="5"/></text:p>
          </table:table-cell>
          <table:table-cell table:style-name="ce262" office:value-type="float" office:value="105.4" calcext:value-type="float">
            <text:p><text:s/>105,4 <text:s text:c="5"/></text:p>
          </table:table-cell>
          <table:table-cell table:number-columns-repeated="2" table:style-name="ce262" office:value-type="float" office:value="300" calcext:value-type="float">
            <text:p><text:s/>300,0 <text:s text:c="5"/></text:p>
          </table:table-cell>
          <table:table-cell table:style-name="ce262" office:value-type="float" office:value="349.8" calcext:value-type="float">
            <text:p><text:s/>349,8 <text:s text:c="5"/></text:p>
          </table:table-cell>
          <table:table-cell table:style-name="ce262" office:value-type="float" office:value="116.6" calcext:value-type="float">
            <text:p><text:s/>116,6 <text:s text:c="5"/></text:p>
          </table:table-cell>
          <table:table-cell table:style-name="ce262" office:value-type="float" office:value="277.8" calcext:value-type="float">
            <text:p><text:s/>277,8 <text:s text:c="5"/></text:p>
          </table:table-cell>
          <table:table-cell table:style-name="ce262" office:value-type="float" office:value="125.9" calcext:value-type="float">
            <text:p><text:s/>125,9 <text:s text:c="5"/></text:p>
          </table:table-cell>
          <table:table-cell table:number-columns-repeated="1011"/>
        </table:table-row>
        <table:table-row table:style-name="ro6">
          <table:table-cell table:style-name="ce235" table:number-columns-repeated="13"/>
          <table:table-cell table:number-columns-repeated="1011"/>
        </table:table-row>
        <table:table-row table:style-name="ro6">
          <table:table-cell table:style-name="ce236" office:value-type="string" calcext:value-type="string">
            <text:p>MČ CELKEM</text:p>
          </table:table-cell>
          <table:table-cell table:style-name="ce235" table:number-columns-repeated="12"/>
          <table:table-cell table:number-columns-repeated="1011"/>
        </table:table-row>
        <table:table-row table:style-name="ro4">
          <table:table-cell table:style-name="ce245" table:number-columns-repeated="13"/>
          <table:table-cell table:number-columns-repeated="1011"/>
        </table:table-row>
        <table:table-row table:style-name="ro6">
          <table:table-cell table:style-name="ce184" office:value-type="string" calcext:value-type="string">
            <text:p>Vypracovala: Mgr.Jana Rumlenová</text:p>
          </table:table-cell>
          <table:table-cell table:style-name="ce184" table:number-columns-repeated="7"/>
          <table:table-cell table:style-name="ce184" office:value-type="string" calcext:value-type="string">
            <text:p>Telefon: 602241723</text:p>
          </table:table-cell>
          <table:table-cell table:style-name="ce184" table:number-columns-repeated="4"/>
          <table:table-cell table:number-columns-repeated="1011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Mzdy.$A$1:.$M$36" table:range-usable-as="print-range"/>
        </table:named-expressions>
      </table:table>
      <table:table table:name="Komentář" table:style-name="ta7" table:print-ranges="Komentář.A49:Komentář.J9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21" table:default-cell-style-name="Default"/>
        <table:table-row table:style-name="ro12">
          <table:table-cell table:style-name="ce265" office:value-type="string" calcext:value-type="string">
            <text:p><text:s text:c="13"/>Komentář k rozborům hospodaření za rok <text:s/>2016</text:p>
          </table:table-cell>
          <table:table-cell table:number-columns-repeated="1023"/>
        </table:table-row>
        <table:table-row table:style-name="ro13">
          <table:table-cell table:style-name="ce266"/>
          <table:table-cell table:style-name="ce269" table:number-columns-repeated="4"/>
          <table:table-cell table:style-name="ce276" table:number-columns-repeated="5"/>
          <table:table-cell table:style-name="ce278"/>
          <table:table-cell table:number-columns-repeated="1013"/>
        </table:table-row>
        <table:table-row table:style-name="ro14">
          <table:table-cell table:style-name="ce267"/>
          <table:table-cell table:style-name="ce269" table:number-columns-repeated="4"/>
          <table:table-cell table:style-name="ce276" table:number-columns-repeated="5"/>
          <table:table-cell table:style-name="ce278"/>
          <table:table-cell table:number-columns-repeated="1013"/>
        </table:table-row>
        <table:table-row table:style-name="ro14">
          <table:table-cell table:style-name="ce268" office:value-type="string" calcext:value-type="string">
            <text:p>EKONOMICKÁ ČÁST</text:p>
          </table:table-cell>
          <table:table-cell table:style-name="ce268"/>
          <table:table-cell table:style-name="ce269" table:number-columns-repeated="3"/>
          <table:table-cell table:style-name="ce276" table:number-columns-repeated="5"/>
          <table:table-cell table:style-name="ce278"/>
          <table:table-cell table:number-columns-repeated="1013"/>
        </table:table-row>
        <table:table-row table:style-name="ro14" table:number-rows-repeated="2">
          <table:table-cell table:style-name="ce266"/>
          <table:table-cell table:style-name="ce269" table:number-columns-repeated="4"/>
          <table:table-cell table:style-name="ce276" table:number-columns-repeated="5"/>
          <table:table-cell table:style-name="ce278"/>
          <table:table-cell table:number-columns-repeated="1013"/>
        </table:table-row>
        <table:table-row table:style-name="ro14">
          <table:table-cell table:style-name="ce269" office:value-type="string" calcext:value-type="string">
            <text:p>Hlavní činnost</text:p>
          </table:table-cell>
          <table:table-cell table:style-name="ce266" table:number-columns-repeated="4"/>
          <table:table-cell table:style-name="ce277" table:number-columns-repeated="5"/>
          <table:table-cell table:style-name="ce278"/>
          <table:table-cell table:number-columns-repeated="1013"/>
        </table:table-row>
        <table:table-row table:style-name="ro14">
          <table:table-cell table:style-name="ce266"/>
          <table:table-cell table:style-name="ce269" table:number-columns-repeated="2"/>
          <table:table-cell table:style-name="ce266" table:number-columns-repeated="2"/>
          <table:table-cell table:style-name="ce277" table:number-columns-repeated="5"/>
          <table:table-cell table:style-name="ce278"/>
          <table:table-cell table:number-columns-repeated="1013"/>
        </table:table-row>
        <table:table-row table:style-name="ro14">
          <table:table-cell table:style-name="ce212" office:value-type="string" calcext:value-type="string">
            <text:p>VÝNOSY</text:p>
          </table:table-cell>
          <table:table-cell table:style-name="ce266" table:number-columns-repeated="4"/>
          <table:table-cell table:style-name="ce277" table:number-columns-repeated="5"/>
          <table:table-cell table:style-name="ce278"/>
          <table:table-cell table:number-columns-repeated="1013"/>
        </table:table-row>
        <table:table-row table:style-name="ro14">
          <table:table-cell table:number-columns-repeated="1024"/>
        </table:table-row>
        <table:table-row table:style-name="ro14">
          <table:table-cell table:style-name="ce53" office:value-type="string" calcext:value-type="string">
            <text:p>Výnosy celkem (97,9%)</text:p>
          </table:table-cell>
          <table:table-cell table:number-columns-repeated="1023"/>
        </table:table-row>
        <table:table-row table:style-name="ro14">
          <table:table-cell/>
          <table:table-cell table:style-name="ce53" table:number-columns-repeated="2"/>
          <table:table-cell table:number-columns-repeated="1021"/>
        </table:table-row>
        <table:table-row table:style-name="ro14">
          <table:table-cell table:style-name="ce20" office:value-type="string" calcext:value-type="string">
            <text:p>Vstupné (102,5%):</text:p>
          </table:table-cell>
          <table:table-cell/>
          <table:table-cell table:style-name="ce270" office:value-type="string" calcext:value-type="string">
            <text:p>Výnosy byly překročeny díky vyššímu počtu představení domácích souborů. </text:p>
          </table:table-cell>
          <table:table-cell table:number-columns-repeated="1021"/>
        </table:table-row>
        <table:table-row table:style-name="ro14">
          <table:table-cell table:style-name="ce20" office:value-type="string" calcext:value-type="string">
            <text:p>Převody z fondů (66,3%):</text:p>
          </table:table-cell>
          <table:table-cell table:number-columns-repeated="1023"/>
        </table:table-row>
        <table:table-row table:style-name="ro14">
          <table:table-cell table:style-name="ce20" office:value-type="string" calcext:value-type="string">
            <text:p>Ostatní (30,47%):</text:p>
          </table:table-cell>
          <table:table-cell table:style-name="ce20"/>
          <table:table-cell office:value-type="string" calcext:value-type="string">
            <text:p>Tato položka je plánována na základě předchozího roku. Obsahuje splupráce </text:p>
          </table:table-cell>
          <table:table-cell table:number-columns-repeated="1021"/>
        </table:table-row>
        <table:table-row table:style-name="ro14">
          <table:table-cell/>
          <table:table-cell table:style-name="ce20"/>
          <table:table-cell table:style-name="ce270" office:value-type="string" calcext:value-type="string">
            <text:p>na divadlních představení souborů, které nevystupují v ŽDJC pravidelně a divadlo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270" office:value-type="string" calcext:value-type="string">
            <text:p>na tato představení neprodává vstupenky přes pokladnu divadla. 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270" office:value-type="string" calcext:value-type="string">
            <text:p>Vzhledm k malému počtu dní, ve kterých můžeme tuto spolupráci realizovat, jich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270" office:value-type="string" calcext:value-type="string">
            <text:p>bylo uskutečněnop malé množství.</text:p>
          </table:table-cell>
          <table:table-cell table:number-columns-repeated="1021"/>
        </table:table-row>
        <table:table-row table:style-name="ro14">
          <table:table-cell table:style-name="ce270"/>
          <table:table-cell table:number-columns-repeated="1023"/>
        </table:table-row>
        <table:table-row table:style-name="ro14">
          <table:table-cell table:style-name="ce212" office:value-type="string" calcext:value-type="string">
            <text:p>NÁKLADY</text:p>
          </table:table-cell>
          <table:table-cell table:number-columns-repeated="1023"/>
        </table:table-row>
        <table:table-row table:style-name="ro14">
          <table:table-cell/>
          <table:table-cell table:style-name="ce212"/>
          <table:table-cell table:number-columns-repeated="1022"/>
        </table:table-row>
        <table:table-row table:style-name="ro14">
          <table:table-cell table:style-name="ce53" office:value-type="string" calcext:value-type="string">
            <text:p>Náklady celkem (97,6%)</text:p>
          </table:table-cell>
          <table:table-cell table:number-columns-repeated="1023"/>
        </table:table-row>
        <table:table-row table:style-name="ro14">
          <table:table-cell/>
          <table:table-cell table:style-name="ce53" table:number-columns-repeated="2"/>
          <table:table-cell table:number-columns-repeated="1021"/>
        </table:table-row>
        <table:table-row table:style-name="ro14">
          <table:table-cell table:style-name="ce271" office:value-type="string" calcext:value-type="string">
            <text:p>Spotřební nákupy celkem (48,4%)</text:p>
          </table:table-cell>
          <table:table-cell table:number-columns-repeated="1023"/>
        </table:table-row>
        <table:table-row table:style-name="ro14">
          <table:table-cell table:style-name="ce271" table:number-columns-repeated="4"/>
          <table:table-cell table:number-columns-repeated="1020"/>
        </table:table-row>
        <table:table-row table:style-name="ro14">
          <table:table-cell table:style-name="ce20" office:value-type="string" calcext:value-type="string">
            <text:p>Spotřební materiál (72,5%):</text:p>
          </table:table-cell>
          <table:table-cell table:style-name="ce271"/>
          <table:table-cell table:style-name="ce270" office:value-type="string" calcext:value-type="string">
            <text:p>Snížení nákladů na spotřební materál je vítané.</text:p>
          </table:table-cell>
          <table:table-cell table:number-columns-repeated="1021"/>
        </table:table-row>
        <table:table-row table:style-name="ro14">
          <table:table-cell table:style-name="ce20" office:value-type="string" calcext:value-type="string">
            <text:p>DDHM (19,0%):</text:p>
          </table:table-cell>
          <table:table-cell table:style-name="ce271"/>
          <table:table-cell table:style-name="ce270" office:value-type="string" calcext:value-type="string">
            <text:p>Předpokládali jsme obnovení světelného a zvukového parku. Po revizi všech zařízení</text:p>
          </table:table-cell>
          <table:table-cell table:style-name="ce270" table:number-columns-repeated="5"/>
          <table:table-cell table:number-columns-repeated="1016"/>
        </table:table-row>
        <table:table-row table:style-name="ro14">
          <table:table-cell table:style-name="ce20"/>
          <table:table-cell table:style-name="ce271"/>
          <table:table-cell table:style-name="ce270" office:value-type="string" calcext:value-type="string">
            <text:p>jsme došli k názoru, že v roce 2015 nebude zásadní obnova potřeba.</text:p>
          </table:table-cell>
          <table:table-cell table:style-name="ce270" table:number-columns-repeated="5"/>
          <table:table-cell table:number-columns-repeated="1016"/>
        </table:table-row>
        <table:table-row table:style-name="ro14">
          <table:table-cell table:style-name="ce20" office:value-type="string" calcext:value-type="string">
            <text:p>Spotřeba energií (53,9%):</text:p>
          </table:table-cell>
          <table:table-cell table:style-name="ce20"/>
          <table:table-cell table:style-name="ce270" office:value-type="string" calcext:value-type="string">
            <text:p>V roce 2015 přešlo ŽDJC pod jiného dodavatele el.energie. Úspora byla výraznější</text:p>
          </table:table-cell>
          <table:table-cell table:style-name="ce270" table:number-columns-repeated="5"/>
          <table:table-cell table:number-columns-repeated="1016"/>
        </table:table-row>
        <table:table-row table:style-name="ro14">
          <table:table-cell table:style-name="ce20" table:number-columns-repeated="2"/>
          <table:table-cell table:style-name="ce270" office:value-type="string" calcext:value-type="string">
            <text:p>než jsme předpokládali.</text:p>
          </table:table-cell>
          <table:table-cell table:style-name="ce270" table:number-columns-repeated="5"/>
          <table:table-cell table:number-columns-repeated="1016"/>
        </table:table-row>
        <table:table-row table:style-name="ro14">
          <table:table-cell table:style-name="ce271" office:value-type="string" calcext:value-type="string">
            <text:p>Služby celkem (99,7%)</text:p>
          </table:table-cell>
          <table:table-cell table:style-name="ce20"/>
          <table:table-cell table:style-name="ce271"/>
          <table:table-cell table:number-columns-repeated="1021"/>
        </table:table-row>
        <table:table-row table:style-name="ro14">
          <table:table-cell/>
          <table:table-cell table:style-name="ce271"/>
          <table:table-cell table:number-columns-repeated="1022"/>
        </table:table-row>
        <table:table-row table:style-name="ro14">
          <table:table-cell table:style-name="ce20" office:value-type="string" calcext:value-type="string">
            <text:p>Opravy a údržba (64,9%):</text:p>
          </table:table-cell>
          <table:table-cell/>
          <table:table-cell office:value-type="string" calcext:value-type="string">
            <text:p>Plánované odvzdušnění sklepních prostor bylo přesunuto z provozních důvodů </text:p>
          </table:table-cell>
          <table:table-cell table:number-columns-repeated="1021"/>
        </table:table-row>
        <table:table-row table:style-name="ro14">
          <table:table-cell table:style-name="ce20"/>
          <table:table-cell/>
          <table:table-cell office:value-type="string" calcext:value-type="string">
            <text:p>na následující rok.</text:p>
          </table:table-cell>
          <table:table-cell table:number-columns-repeated="1021"/>
        </table:table-row>
        <table:table-row table:style-name="ro14">
          <table:table-cell table:style-name="ce20" office:value-type="string" calcext:value-type="string">
            <text:p>Cestovné (43,3%):</text:p>
          </table:table-cell>
          <table:table-cell table:style-name="ce20"/>
          <table:table-cell table:style-name="ce270" office:value-type="string" calcext:value-type="string">
            <text:p>V této položce byla plánována zahraniční služební cesta, která se v tomto</text:p>
          </table:table-cell>
          <table:table-cell table:number-columns-repeated="1021"/>
        </table:table-row>
        <table:table-row table:style-name="ro14">
          <table:table-cell table:style-name="ce20" table:number-columns-repeated="2"/>
          <table:table-cell table:style-name="ce270" office:value-type="string" calcext:value-type="string">
            <text:p>roce neuskutečnila. </text:p>
          </table:table-cell>
          <table:table-cell table:number-columns-repeated="1021"/>
        </table:table-row>
        <table:table-row table:style-name="ro14">
          <table:table-cell table:style-name="ce20" office:value-type="string" calcext:value-type="string">
            <text:p>Náklady na reperezentaci (68,9%):</text:p>
          </table:table-cell>
          <table:table-cell table:style-name="ce20"/>
          <table:table-cell table:style-name="ce270" office:value-type="string" calcext:value-type="string">
            <text:p>Úspora u této položky je vítána.</text:p>
          </table:table-cell>
          <table:table-cell table:number-columns-repeated="1021"/>
        </table:table-row>
        <table:table-row table:style-name="ro14">
          <table:table-cell table:style-name="ce20" office:value-type="string" calcext:value-type="string">
            <text:p>Honoráře (100,6%)</text:p>
          </table:table-cell>
          <table:table-cell table:style-name="ce20"/>
          <table:table-cell table:style-name="ce270" table:number-columns-repeated="8"/>
          <table:table-cell table:number-columns-repeated="1014"/>
        </table:table-row>
        <table:table-row table:style-name="ro14">
          <table:table-cell table:style-name="ce20" office:value-type="string" calcext:value-type="string">
            <text:p>Propagace (112,9%):</text:p>
          </table:table-cell>
          <table:table-cell table:style-name="ce20"/>
          <table:table-cell table:style-name="ce270" office:value-type="string" calcext:value-type="string">
            <text:p>Tato položka byla překročena s vědomím možnosti využití rezervního fondu.</text:p>
          </table:table-cell>
          <table:table-cell table:style-name="ce270" table:number-columns-repeated="7"/>
          <table:table-cell table:number-columns-repeated="1014"/>
        </table:table-row>
        <table:table-row table:style-name="ro14">
          <table:table-cell table:style-name="ce20" office:value-type="string" calcext:value-type="string">
            <text:p>Výkony spojů (90,8%):</text:p>
          </table:table-cell>
          <table:table-cell/>
          <table:table-cell table:style-name="ce270" office:value-type="string" calcext:value-type="string">
            <text:p>Úspora u této položky jer vítána.</text:p>
          </table:table-cell>
          <table:table-cell table:style-name="ce270" table:number-columns-repeated="7"/>
          <table:table-cell table:number-columns-repeated="1014"/>
        </table:table-row>
        <table:table-row table:style-name="ro14">
          <table:table-cell table:style-name="ce20" office:value-type="string" calcext:value-type="string">
            <text:p>Odvoz odpadu a úklid (96,7%)</text:p>
          </table:table-cell>
          <table:table-cell table:style-name="ce20"/>
          <table:table-cell table:style-name="ce270" table:number-columns-repeated="8"/>
          <table:table-cell table:number-columns-repeated="1014"/>
        </table:table-row>
        <table:table-row table:style-name="ro14">
          <table:table-cell table:style-name="ce20" table:number-columns-repeated="2"/>
          <table:table-cell table:style-name="ce270" table:number-columns-repeated="8"/>
          <table:table-cell table:number-columns-repeated="1014"/>
        </table:table-row>
        <table:table-row table:style-name="ro14">
          <table:table-cell table:style-name="ce20" office:value-type="string" calcext:value-type="string">
            <text:p>Služby zvukaře a osvětlovače (94,1%):</text:p>
          </table:table-cell>
          <table:table-cell table:style-name="ce20"/>
          <table:table-cell table:style-name="ce270" office:value-type="string" calcext:value-type="string">
            <text:p>V průběhu roku byla s jedním ze zvukařů uzavřena Smlouva o pracovní činnosti.</text:p>
          </table:table-cell>
          <table:table-cell table:style-name="ce270" table:number-columns-repeated="7"/>
          <table:table-cell table:number-columns-repeated="1014"/>
        </table:table-row>
        <table:table-row table:style-name="ro14">
          <table:table-cell table:style-name="ce20" table:number-columns-repeated="2"/>
          <table:table-cell table:style-name="ce270" office:value-type="string" calcext:value-type="string">
            <text:p>Z tohoto důvodu vznikla úspora v této položce a byla překročena položka OON.</text:p>
          </table:table-cell>
          <table:table-cell table:style-name="ce270" table:number-columns-repeated="7"/>
          <table:table-cell table:number-columns-repeated="1014"/>
        </table:table-row>
        <table:table-row table:style-name="ro14">
          <table:table-cell table:style-name="ce20" office:value-type="string" calcext:value-type="string">
            <text:p>Účetnictví (92,9%):</text:p>
          </table:table-cell>
          <table:table-cell table:style-name="ce20"/>
          <table:table-cell table:style-name="ce270"/>
          <table:table-cell table:style-name="ce20"/>
          <table:table-cell table:style-name="ce270" table:number-columns-repeated="6"/>
          <table:table-cell table:number-columns-repeated="1014"/>
        </table:table-row>
        <table:table-row table:style-name="ro14">
          <table:table-cell table:style-name="ce20" office:value-type="string" calcext:value-type="string">
            <text:p>Ostatní (93,9%):</text:p>
          </table:table-cell>
          <table:table-cell table:style-name="ce20"/>
          <table:table-cell table:style-name="ce270" office:value-type="string" calcext:value-type="string">
            <text:p>Položka obsahuje řadu služeb, které nelze naplánovat na 100%..</text:p>
          </table:table-cell>
          <table:table-cell table:style-name="ce20"/>
          <table:table-cell table:style-name="ce270" table:number-columns-repeated="6"/>
          <table:table-cell table:number-columns-repeated="1014"/>
        </table:table-row>
        <table:table-row table:style-name="ro14">
          <table:table-cell table:style-name="ce20" table:number-columns-repeated="2"/>
          <table:table-cell table:style-name="ce270"/>
          <table:table-cell table:style-name="ce20"/>
          <table:table-cell table:style-name="ce270" table:number-columns-repeated="6"/>
          <table:table-cell table:number-columns-repeated="1014"/>
        </table:table-row>
        <table:table-row table:style-name="ro14">
          <table:table-cell table:style-name="ce271" office:value-type="string" calcext:value-type="string">
            <text:p>Osobní náklady celkem (101,9%)</text:p>
          </table:table-cell>
          <table:table-cell/>
          <table:table-cell table:style-name="ce271"/>
          <table:table-cell table:number-columns-repeated="1021"/>
        </table:table-row>
        <table:table-row table:style-name="ro14">
          <table:table-cell/>
          <table:table-cell table:style-name="ce271"/>
          <table:table-cell table:number-columns-repeated="1022"/>
        </table:table-row>
        <table:table-row table:style-name="ro14">
          <table:table-cell table:style-name="ce20" office:value-type="string" calcext:value-type="string">
            <text:p>Mzdové náklady (99,8%)</text:p>
          </table:table-cell>
          <table:table-cell table:style-name="ce271"/>
          <table:table-cell table:style-name="ce270"/>
          <table:table-cell table:number-columns-repeated="1021"/>
        </table:table-row>
        <table:table-row table:style-name="ro14">
          <table:table-cell table:style-name="ce20" office:value-type="string" calcext:value-type="string">
            <text:p>OON (116,6%):</text:p>
          </table:table-cell>
          <table:table-cell table:style-name="ce20"/>
          <table:table-cell table:style-name="ce270" office:value-type="string" calcext:value-type="string">
            <text:p>V květnu 2015 byl zaměstnán druhý osvětlovač na dohodu o provedení práce.</text:p>
          </table:table-cell>
          <table:table-cell table:number-columns-repeated="1021"/>
        </table:table-row>
        <table:table-row table:style-name="ro14">
          <table:table-cell table:style-name="ce270"/>
          <table:table-cell/>
          <table:table-cell table:style-name="ce270" office:value-type="string" calcext:value-type="string">
            <text:p>V důsledku této změny byla položka přečerpána.</text:p>
          </table:table-cell>
          <table:table-cell table:number-columns-repeated="1021"/>
        </table:table-row>
        <table:table-row table:style-name="ro14">
          <table:table-cell table:style-name="ce271" office:value-type="string" calcext:value-type="string">
            <text:p>Daně a poplatky (85,4%)</text:p>
          </table:table-cell>
          <table:table-cell/>
          <table:table-cell table:style-name="ce271"/>
          <table:table-cell table:number-columns-repeated="1021"/>
        </table:table-row>
        <table:table-row table:style-name="ro14">
          <table:table-cell table:style-name="ce271"/>
          <table:table-cell/>
          <table:table-cell table:style-name="ce271"/>
          <table:table-cell table:number-columns-repeated="1021"/>
        </table:table-row>
        <table:table-row table:style-name="ro14">
          <table:table-cell table:style-name="ce20" office:value-type="string" calcext:value-type="string">
            <text:p>Daně a poplatky (1,8%):</text:p>
          </table:table-cell>
          <table:table-cell table:style-name="ce20"/>
          <table:table-cell table:style-name="ce270" office:value-type="string" calcext:value-type="string">
            <text:p>Tato položky byla chybně naplánována podle roku 2014, kde obsahovala soudní </text:p>
          </table:table-cell>
          <table:table-cell table:style-name="ce270" table:number-columns-repeated="4"/>
          <table:table-cell table:number-columns-repeated="1017"/>
        </table:table-row>
        <table:table-row table:style-name="ro14">
          <table:table-cell table:style-name="ce20" table:number-columns-repeated="2"/>
          <table:table-cell table:style-name="ce270" office:value-type="string" calcext:value-type="string">
            <text:p>soudní poplatky za vymáhání neuhrazených faktur.</text:p>
          </table:table-cell>
          <table:table-cell table:style-name="ce270" table:number-columns-repeated="4"/>
          <table:table-cell table:number-columns-repeated="1017"/>
        </table:table-row>
        <table:table-row table:style-name="ro14">
          <table:table-cell table:style-name="ce20" office:value-type="string" calcext:value-type="string">
            <text:p>Pojistné (98,8)</text:p>
          </table:table-cell>
          <table:table-cell table:style-name="ce20"/>
          <table:table-cell table:style-name="ce270" table:number-columns-repeated="4"/>
          <table:table-cell table:number-columns-repeated="1018"/>
        </table:table-row>
        <table:table-row table:style-name="ro14">
          <table:table-cell table:style-name="ce20" office:value-type="string" calcext:value-type="string">
            <text:p>Ostatní finanční náklady (113,1%):</text:p>
          </table:table-cell>
          <table:table-cell table:style-name="ce271"/>
          <table:table-cell table:style-name="ce270" office:value-type="string" calcext:value-type="string">
            <text:p>Tato položka odpovídá deseti mědícům aktivního provozu divadla.</text:p>
          </table:table-cell>
          <table:table-cell table:number-columns-repeated="1021"/>
        </table:table-row>
        <table:table-row table:style-name="ro14">
          <table:table-cell table:style-name="ce20" office:value-type="string" calcext:value-type="string">
            <text:p>Zákonné pojištění (102,1%):</text:p>
          </table:table-cell>
          <table:table-cell table:style-name="ce271"/>
          <table:table-cell table:style-name="ce270" office:value-type="string" calcext:value-type="string">
            <text:p>Tato položka byla mírně přečerpána v souvislosti se zaměstnání zvukaře na DPČ.</text:p>
          </table:table-cell>
          <table:table-cell table:style-name="ce270" table:number-columns-repeated="7"/>
          <table:table-cell table:number-columns-repeated="1014"/>
        </table:table-row>
        <table:table-row table:style-name="ro14">
          <table:table-cell table:style-name="ce20"/>
          <table:table-cell table:style-name="ce271"/>
          <table:table-cell table:style-name="ce270" table:number-columns-repeated="8"/>
          <table:table-cell table:number-columns-repeated="1014"/>
        </table:table-row>
        <table:table-row table:style-name="ro14">
          <table:table-cell table:style-name="ce20" office:value-type="string" calcext:value-type="string">
            <text:p>V hlavní činnosti ŽDJC hospodařilo se ziskem vč. Příspěvku ve výši 3.912,65 Kč.</text:p>
          </table:table-cell>
          <table:table-cell table:style-name="ce271"/>
          <table:table-cell table:style-name="ce270" table:number-columns-repeated="8"/>
          <table:table-cell table:number-columns-repeated="1014"/>
        </table:table-row>
        <table:table-row table:style-name="ro14" table:number-rows-repeated="2">
          <table:table-cell table:style-name="ce20"/>
          <table:table-cell table:style-name="ce271"/>
          <table:table-cell table:style-name="ce270" table:number-columns-repeated="8"/>
          <table:table-cell table:number-columns-repeated="1014"/>
        </table:table-row>
        <table:table-row table:style-name="ro14">
          <table:table-cell table:style-name="ce212" office:value-type="string" calcext:value-type="string">
            <text:p>Vedlejší činnost</text:p>
          </table:table-cell>
          <table:table-cell table:style-name="ce271"/>
          <table:table-cell table:style-name="ce270" table:number-columns-repeated="8"/>
          <table:table-cell table:number-columns-repeated="1014"/>
        </table:table-row>
        <table:table-row table:style-name="ro14">
          <table:table-cell table:style-name="ce272"/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V roce 2015 byl zisk ŽDJC v doplňkové činnosti 1.136,6, tis. Kč. Prostředky byly získány jednak spoluprací v oblasti propagace,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dále pak pronájmy prostor v souvislosti s pohoštěním při zadaných představení a pronájmy prostor divadelního baru, zkušebny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a suterénní místnosti pro DJC s.r.o.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/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0" office:value-type="string" calcext:value-type="string">
            <text:p>Ve vedlejší činnosti divadlo hospodařilo se ziskem 1.136 615,35 Kč.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/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0"/>
          <table:table-cell table:style-name="ce271"/>
          <table:table-cell table:style-name="ce270" table:number-columns-repeated="8"/>
          <table:table-cell table:number-columns-repeated="1014"/>
        </table:table-row>
        <table:table-row table:style-name="ro14">
          <table:table-cell table:style-name="ce273" office:value-type="string" calcext:value-type="string">
            <text:p>UMĚLECKÁ ČÁST</text:p>
          </table:table-cell>
          <table:table-cell table:style-name="ce271"/>
          <table:table-cell table:style-name="ce270" table:number-columns-repeated="8"/>
          <table:table-cell table:number-columns-repeated="1014"/>
        </table:table-row>
        <table:table-row table:style-name="ro14">
          <table:table-cell table:style-name="ce20"/>
          <table:table-cell table:style-name="ce271"/>
          <table:table-cell table:style-name="ce270" table:number-columns-repeated="8"/>
          <table:table-cell table:number-columns-repeated="1014"/>
        </table:table-row>
        <table:table-row table:style-name="ro14">
          <table:table-cell table:style-name="ce270"/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V Žižkovském divadle Járy Cimrmana se v roce 2015 ustálila dramaturgie divadla na působení čtyř "domácích" souborů. Vedle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Divadla Járy Cimrmana zde pravidelně působí Divadlo Aqualung, divadlo 3D company a Teď! Divadlo. 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Dalším souborem, který pravidelně hostuje v ŽDJC je Divadlo Antonína Dvořáka Příbram a Cimrman English Theatre,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který se specializuje na uvádění her Divadla Járy Cimrmana v anglickém jazyce.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I v roce 2015 jsme v ŽDJC přivítali tři mimopražská divadla na přehlídce Žižkovská štace, kterou pořádáme již devátou sezónu.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Celkem bylo odehráno 276 představení. T zoho 138 odehrálo Divadlo Járy Cimrmana. Lze tedy říci, že DJC obsadí polovinu 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termínů. Tři další "domáci soubory" odehrály 85 představení, o dalších 53 se postarala hostující divadla.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Divadlo navštívilo v roce 2015 45.646 diváků a celková návštěvnost ŽDJC byla 71,9%.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 table:number-rows-repeated="2">
          <table:table-cell table:style-name="ce270"/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/>
          <table:table-cell table:style-name="ce274"/>
          <table:table-cell table:style-name="ce270" table:number-columns-repeated="3"/>
          <table:table-cell table:style-name="ce270" office:value-type="string" calcext:value-type="string">
            <text:p>Mgr. Jana Rumlenová</text:p>
          </table:table-cell>
          <table:table-cell table:style-name="ce270" table:number-columns-repeated="5"/>
          <table:table-cell table:number-columns-repeated="1013"/>
        </table:table-row>
        <table:table-row table:style-name="ro14">
          <table:table-cell table:style-name="ce270"/>
          <table:table-cell table:style-name="ce274"/>
          <table:table-cell table:style-name="ce270" table:number-columns-repeated="3"/>
          <table:table-cell table:style-name="ce270" office:value-type="string" calcext:value-type="string">
            <text:p>ředitelka ŽDJC</text:p>
          </table:table-cell>
          <table:table-cell table:style-name="ce270" table:number-columns-repeated="5"/>
          <table:table-cell table:number-columns-repeated="1013"/>
        </table:table-row>
        <table:table-row table:style-name="ro14" table:number-rows-repeated="2">
          <table:table-cell table:style-name="ce270"/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 office:value-type="string" calcext:value-type="string">
            <text:p>V Praze dne 5.2.2016</text:p>
          </table:table-cell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14">
          <table:table-cell table:style-name="ce270"/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6" table:number-rows-repeated="24">
          <table:table-cell table:style-name="ce270"/>
          <table:table-cell table:style-name="ce274"/>
          <table:table-cell table:style-name="ce270" table:number-columns-repeated="9"/>
          <table:table-cell table:number-columns-repeated="1013"/>
        </table:table-row>
        <table:table-row table:style-name="ro6">
          <table:table-cell table:style-name="ce270" table:number-columns-repeated="11"/>
          <table:table-cell table:number-columns-repeated="1013"/>
        </table:table-row>
        <table:table-row table:style-name="ro6">
          <table:table-cell table:style-name="ce274"/>
          <table:table-cell table:style-name="ce270" table:number-columns-repeated="10"/>
          <table:table-cell table:number-columns-repeated="1013"/>
        </table:table-row>
        <table:table-row table:style-name="ro6">
          <table:table-cell table:style-name="ce270"/>
          <table:table-cell table:style-name="ce274" table:number-columns-repeated="2"/>
          <table:table-cell table:style-name="ce270" table:number-columns-repeated="8"/>
          <table:table-cell table:number-columns-repeated="1013"/>
        </table:table-row>
        <table:table-row table:style-name="ro6">
          <table:table-cell table:style-name="ce20"/>
          <table:table-cell table:number-columns-repeated="4"/>
          <table:table-cell table:style-name="ce270"/>
          <table:table-cell table:number-columns-repeated="1018"/>
        </table:table-row>
        <table:table-row table:style-name="ro6">
          <table:table-cell table:style-name="ce275"/>
          <table:table-cell table:number-columns-repeated="1023"/>
        </table:table-row>
        <table:table-row table:style-name="ro6">
          <table:table-cell table:style-name="ce71"/>
          <table:table-cell table:number-columns-repeated="1023"/>
        </table:table-row>
        <table:table-row table:style-name="ro6" table:number-rows-repeated="104845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Komentář.$A$49:.$J$9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CE1" svg:font-family="'Arial CE'"/>
    <style:font-face style:name="Times New Roman" svg:font-family="'Times New Roman'" style:font-family-generic="roman"/>
    <style:font-face style:name="Arial1" svg:font-family="Arial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P0" style:volatile="true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6P1" style:volatile="true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6P2" style:volatile="true">
      <loext:text> </loext:text>
      <loext:fill-character> </loext:fill-character>
      <number:text>-  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7P1" style:volatile="true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 number:grouping="true"/>
    </number:number-style>
    <number:percentage-style style:name="N113">
      <number:number number:decimal-places="1" number:min-integer-digits="1"/>
      <number:text>%</number:text>
    </number:percentage-style>
    <number:number-style style:name="N114P0" style:volatile="true">
      <loext:text> </loext:text>
      <loext:fill-character> </loext:fill-character>
      <number:number number:decimal-places="1" number:min-integer-digits="1" number:grouping="true"/>
      <number:text>      </number:text>
    </number:number-style>
    <number:number-style style:name="N114P1" style:volatile="true">
      <loext:text>-</loext:text>
      <loext:fill-character> </loext:fill-character>
      <number:number number:decimal-places="1" number:min-integer-digits="1" number:grouping="true"/>
      <number:text>  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3P2" style:volatile="true" number:language="cs" number:country="CZ">
      <loext:text> </loext:text>
      <loext:fill-character> </loext:fill-character>
      <number:text>- Kč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4.99mm" fo:margin-left="20mm" fo:margin-right="5.84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4.99mm" fo:margin-bottom="4.99mm" fo:margin-left="20mm" fo:margin-right="14.99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8.01mm" fo:margin-bottom="9mm" fo:margin-left="9mm" fo:margin-right="4.99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1.34mm" fo:margin-bottom="14.22mm" fo:margin-left="14.73mm" fo:margin-right="4.32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fo:margin-top="24.99mm" fo:margin-bottom="24.99mm" fo:margin-left="20mm" fo:margin-right="7.37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9">
      <style:page-layout-properties fo:page-width="210.01mm" fo:page-height="297mm" style:num-format="1" style:print-orientation="portrait" fo:margin-top="24.99mm" fo:margin-bottom="24.99mm" fo:margin-left="13.21mm" fo:margin-right="4.57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Doplňková" style:display-name="PageStyle_Doplňkov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ř" style:display-name="PageStyle_Sumář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lavní" style:display-name="PageStyle_Hlavní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zdy" style:display-name="PageStyle_Mzdy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Komentář" style:display-name="PageStyle_Komentář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Zaměstnanci" style:display-name="PageStyle_Zaměstnanci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Fondy" style:display-name="PageStyle_Fondy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Šejvlová Zuzana</meta:initial-creator>
    <dc:creator>Jana Rumlenová</dc:creator>
    <meta:print-date>2016-02-09T12:27:33</meta:print-date>
    <meta:creation-date>2006-04-10T06:25:39</meta:creation-date>
    <dc:date>2016-02-09T12:27:37</dc:date>
    <meta:generator>LibreOffice/4.4.6.3$Linux_X86_64 LibreOffice_project/40m0$Build-3</meta:generator>
    <meta:document-statistic meta:table-count="7" meta:cell-count="1294" meta:object-count="0"/>
    <meta:user-defined meta:name="AppVersion">15.0300</meta:user-defined>
    <meta:user-defined meta:name="Company">ÚMČ Praha 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